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5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0.58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0.679cm"/>
    </style:style>
    <style:style style:name="co9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0.487cm"/>
    </style:style>
    <style:style style:name="co11" style:family="table-column">
      <style:table-column-properties fo:break-before="auto" style:column-width="0.31cm"/>
    </style:style>
    <style:style style:name="co12" style:family="table-column">
      <style:table-column-properties fo:break-before="auto" style:column-width="0.582cm"/>
    </style:style>
    <style:style style:name="co13" style:family="table-column">
      <style:table-column-properties fo:break-before="auto" style:column-width="1.51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2.02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1.607cm"/>
    </style:style>
    <style:style style:name="co18" style:family="table-column">
      <style:table-column-properties fo:break-before="auto" style:column-width="1.513cm"/>
    </style:style>
    <style:style style:name="co19" style:family="table-column">
      <style:table-column-properties fo:break-before="auto" style:column-width="1.856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2.173cm"/>
    </style:style>
    <style:style style:name="co22" style:family="table-column">
      <style:table-column-properties fo:break-before="auto" style:column-width="1.5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style:font-name-asian="Droid Sans" style:font-name-complex="Lohit Hindi"/>
    </style:style>
    <style:style style:name="ce2" style:family="table-cell" style:parent-style-name="Default" style:data-style-name="N107"/>
    <style:style style:name="ce3" style:family="table-cell" style:parent-style-name="Default" style:data-style-name="N11"/>
    <style:style style:name="ce4" style:family="table-cell" style:parent-style-name="Default" style:data-style-name="N114"/>
    <style:style style:name="ce5" style:family="table-cell" style:parent-style-name="Default" style:data-style-name="N1"/>
    <style:style style:name="ce6" style:family="table-cell" style:parent-style-name="Default">
      <style:table-cell-properties fo:background-color="#00b8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94bd5e"/>
    </style:style>
    <style:style style:name="gr1" style:family="graphic">
      <style:graphic-properties draw:ole-draw-aspect="1"/>
    </style:style>
  </office:automatic-styles>
  <office:body>
    <office:spreadsheet>
      <table:table table:name="corpus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e</text:p>
          </table:table-cell>
          <table:table-cell office:value-type="float" office:value="83082">
            <text:p>83082</text:p>
          </table:table-cell>
          <table:table-cell/>
          <table:table-cell office:value-type="string">
            <text:p>er</text:p>
          </table:table-cell>
          <table:table-cell office:value-type="float" office:value="20004">
            <text:p>2000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6633">
            <text:p>66633</text:p>
          </table:table-cell>
          <table:table-cell/>
          <table:table-cell office:value-type="string">
            <text:p>es</text:p>
          </table:table-cell>
          <table:table-cell office:value-type="float" office:value="19584">
            <text:p>19584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7682">
            <text:p>47682</text:p>
          </table:table-cell>
          <table:table-cell/>
          <table:table-cell office:value-type="string">
            <text:p>en</text:p>
          </table:table-cell>
          <table:table-cell office:value-type="float" office:value="13822">
            <text:p>1382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5314">
            <text:p>45314</text:p>
          </table:table-cell>
          <table:table-cell/>
          <table:table-cell office:value-type="string">
            <text:p>ar</text:p>
          </table:table-cell>
          <table:table-cell office:value-type="float" office:value="13630">
            <text:p>13630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4884">
            <text:p>44884</text:p>
          </table:table-cell>
          <table:table-cell/>
          <table:table-cell office:value-type="string">
            <text:p>al</text:p>
          </table:table-cell>
          <table:table-cell office:value-type="float" office:value="12213">
            <text:p>1221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3283">
            <text:p>43283</text:p>
          </table:table-cell>
          <table:table-cell/>
          <table:table-cell office:value-type="string">
            <text:p>de</text:p>
          </table:table-cell>
          <table:table-cell office:value-type="float" office:value="11998">
            <text:p>11998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42381">
            <text:p>42381</text:p>
          </table:table-cell>
          <table:table-cell/>
          <table:table-cell office:value-type="string">
            <text:p>el</text:p>
          </table:table-cell>
          <table:table-cell office:value-type="float" office:value="11475">
            <text:p>11475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6530">
            <text:p>36530</text:p>
          </table:table-cell>
          <table:table-cell/>
          <table:table-cell office:value-type="string">
            <text:p>at</text:p>
          </table:table-cell>
          <table:table-cell office:value-type="float" office:value="11325">
            <text:p>1132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1692">
            <text:p>31692</text:p>
          </table:table-cell>
          <table:table-cell/>
          <table:table-cell office:value-type="string">
            <text:p>in</text:p>
          </table:table-cell>
          <table:table-cell office:value-type="float" office:value="10397">
            <text:p>1039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7748">
            <text:p>27748</text:p>
          </table:table-cell>
          <table:table-cell/>
          <table:table-cell office:value-type="string">
            <text:p>an</text:p>
          </table:table-cell>
          <table:table-cell office:value-type="float" office:value="9698">
            <text:p>9698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5306">
            <text:p>25306</text:p>
          </table:table-cell>
          <table:table-cell/>
          <table:table-cell office:value-type="string">
            <text:p>nt</text:p>
          </table:table-cell>
          <table:table-cell office:value-type="float" office:value="9636">
            <text:p>96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4215">
            <text:p>24215</text:p>
          </table:table-cell>
          <table:table-cell/>
          <table:table-cell office:value-type="string">
            <text:p>st</text:p>
          </table:table-cell>
          <table:table-cell office:value-type="float" office:value="9391">
            <text:p>939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1093">
            <text:p>21093</text:p>
          </table:table-cell>
          <table:table-cell/>
          <table:table-cell office:value-type="string">
            <text:p>ci</text:p>
          </table:table-cell>
          <table:table-cell office:value-type="float" office:value="9296">
            <text:p>9296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9627">
            <text:p>19627</text:p>
          </table:table-cell>
          <table:table-cell/>
          <table:table-cell office:value-type="string">
            <text:p>no</text:p>
          </table:table-cell>
          <table:table-cell office:value-type="float" office:value="8915">
            <text:p>8915</text:p>
          </table:table-cell>
        </table:table-row>
        <table:table-row table:style-name="ro1">
          <table:table-cell office:value-type="string">
            <text:p>minus</text:p>
          </table:table-cell>
          <table:table-cell office:value-type="float" office:value="17587">
            <text:p>17587</text:p>
          </table:table-cell>
          <table:table-cell/>
          <table:table-cell office:value-type="string">
            <text:p>or</text:p>
          </table:table-cell>
          <table:table-cell office:value-type="float" office:value="8812">
            <text:p>8812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0417">
            <text:p>10417</text:p>
          </table:table-cell>
          <table:table-cell/>
          <table:table-cell office:value-type="string">
            <text:p>em</text:p>
          </table:table-cell>
          <table:table-cell office:value-type="float" office:value="8646">
            <text:p>8646</text:p>
          </table:table-cell>
        </table:table-row>
        <table:table-row table:style-name="ro1">
          <table:table-cell office:value-type="string">
            <text:p>dot</text:p>
          </table:table-cell>
          <table:table-cell office:value-type="float" office:value="10009">
            <text:p>10009</text:p>
          </table:table-cell>
          <table:table-cell/>
          <table:table-cell office:value-type="string">
            <text:p>et</text:p>
          </table:table-cell>
          <table:table-cell office:value-type="float" office:value="8636">
            <text:p>863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125">
            <text:p>8125</text:p>
          </table:table-cell>
          <table:table-cell/>
          <table:table-cell office:value-type="string">
            <text:p>ac</text:p>
          </table:table-cell>
          <table:table-cell office:value-type="float" office:value="7567">
            <text:p>7567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7456">
            <text:p>7456</text:p>
          </table:table-cell>
          <table:table-cell/>
          <table:table-cell office:value-type="string">
            <text:p>am</text:p>
          </table:table-cell>
          <table:table-cell office:value-type="float" office:value="7461">
            <text:p>7461</text:p>
          </table:table-cell>
        </table:table-row>
        <table:table-row table:style-name="ro1">
          <table:table-cell office:value-type="string">
            <text:p>´</text:p>
          </table:table-cell>
          <table:table-cell office:value-type="float" office:value="6925">
            <text:p>6925</text:p>
          </table:table-cell>
          <table:table-cell/>
          <table:table-cell office:value-type="string">
            <text:p>co</text:p>
          </table:table-cell>
          <table:table-cell office:value-type="float" office:value="7183">
            <text:p>7183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6912">
            <text:p>6912</text:p>
          </table:table-cell>
          <table:table-cell/>
          <table:table-cell office:value-type="string">
            <text:p>ir</text:p>
          </table:table-cell>
          <table:table-cell office:value-type="float" office:value="7121">
            <text:p>7121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6804">
            <text:p>6804</text:p>
          </table:table-cell>
          <table:table-cell/>
          <table:table-cell office:value-type="string">
            <text:p>it</text:p>
          </table:table-cell>
          <table:table-cell office:value-type="float" office:value="6884">
            <text:p>6884</text:p>
          </table:table-cell>
        </table:table-row>
        <table:table-row table:style-name="ro1">
          <table:table-cell office:value-type="string">
            <text:p>coma</text:p>
          </table:table-cell>
          <table:table-cell office:value-type="float" office:value="5936">
            <text:p>5936</text:p>
          </table:table-cell>
          <table:table-cell/>
          <table:table-cell office:value-type="string">
            <text:p>qu</text:p>
          </table:table-cell>
          <table:table-cell office:value-type="float" office:value="6522">
            <text:p>6522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5837">
            <text:p>5837</text:p>
          </table:table-cell>
          <table:table-cell/>
          <table:table-cell office:value-type="string">
            <text:p>eu</text:p>
          </table:table-cell>
          <table:table-cell office:value-type="float" office:value="6323">
            <text:p>632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5006">
            <text:p>5006</text:p>
          </table:table-cell>
          <table:table-cell/>
          <table:table-cell office:value-type="string">
            <text:p>nu</text:p>
          </table:table-cell>
          <table:table-cell office:value-type="float" office:value="5967">
            <text:p>5967</text:p>
          </table:table-cell>
        </table:table-row>
        <table:table-row table:style-name="ro1">
          <table:table-cell office:value-type="string">
            <text:p>`</text:p>
          </table:table-cell>
          <table:table-cell office:value-type="float" office:value="4241">
            <text:p>4241</text:p>
          </table:table-cell>
          <table:table-cell/>
          <table:table-cell office:value-type="string">
            <text:p>rt</text:p>
          </table:table-cell>
          <table:table-cell office:value-type="float" office:value="5935">
            <text:p>5935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929">
            <text:p>1929</text:p>
          </table:table-cell>
          <table:table-cell/>
          <table:table-cell office:value-type="string">
            <text:p>is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704">
            <text:p>1704</text:p>
          </table:table-cell>
          <table:table-cell/>
          <table:table-cell office:value-type="string">
            <text:p>ad</text:p>
          </table:table-cell>
          <table:table-cell office:value-type="float" office:value="5362">
            <text:p>5362</text:p>
          </table:table-cell>
        </table:table-row>
        <table:table-row table:style-name="ro1">
          <table:table-cell office:value-type="string">
            <text:p>plus</text:p>
          </table:table-cell>
          <table:table-cell office:value-type="float" office:value="1193">
            <text:p>1193</text:p>
          </table:table-cell>
          <table:table-cell/>
          <table:table-cell office:value-type="string">
            <text:p>mo</text:p>
          </table:table-cell>
          <table:table-cell office:value-type="float" office:value="5193">
            <text:p>5193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103">
            <text:p>1103</text:p>
          </table:table-cell>
          <table:table-cell/>
          <table:table-cell office:value-type="string">
            <text:p>di</text:p>
          </table:table-cell>
          <table:table-cell office:value-type="float" office:value="5083">
            <text:p>5083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38">
            <text:p>838</text:p>
          </table:table-cell>
          <table:table-cell/>
          <table:table-cell office:value-type="string">
            <text:p>ex</text:p>
          </table:table-cell>
          <table:table-cell office:value-type="float" office:value="4859">
            <text:p>4859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ep</text:p>
          </table:table-cell>
          <table:table-cell office:value-type="float" office:value="4814">
            <text:p>4814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pr</text:p>
          </table:table-cell>
          <table:table-cell office:value-type="float" office:value="4277">
            <text:p>4277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as</text:p>
          </table:table-cell>
          <table:table-cell office:value-type="float" office:value="3980">
            <text:p>3980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t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3912">
            <text:p>3912</text:p>
          </table:table-cell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3802">
            <text:p>3802</text:p>
          </table:table-cell>
        </table:table-row>
        <table:table-row table:style-name="ro1">
          <table:table-cell table:number-columns-repeated="3"/>
          <table:table-cell office:value-type="string">
            <text:p>il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3782">
            <text:p>3782</text:p>
          </table:table-cell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3675">
            <text:p>3675</text:p>
          </table:table-cell>
        </table:table-row>
        <table:table-row table:style-name="ro1">
          <table:table-cell table:number-columns-repeated="3"/>
          <table:table-cell office:value-type="string">
            <text:p>i´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table:number-columns-repeated="3"/>
          <table:table-cell office:value-type="string">
            <text:p>os</text:p>
          </table:table-cell>
          <table:table-cell office:value-type="float" office:value="3512">
            <text:p>3512</text:p>
          </table:table-cell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table:number-columns-repeated="3"/>
          <table:table-cell office:value-type="string">
            <text:p>ai</text:p>
          </table:table-cell>
          <table:table-cell office:value-type="float" office:value="3378">
            <text:p>3378</text:p>
          </table:table-cell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3167">
            <text:p>3167</text:p>
          </table:table-cell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3097">
            <text:p>3097</text:p>
          </table:table-cell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2795">
            <text:p>2795</text:p>
          </table:table-cell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2530">
            <text:p>2530</text:p>
          </table:table-cell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2353">
            <text:p>2353</text:p>
          </table:table-cell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2343">
            <text:p>2343</text:p>
          </table:table-cell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2258">
            <text:p>2258</text:p>
          </table:table-cell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2052">
            <text:p>2052</text:p>
          </table:table-cell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2049">
            <text:p>2049</text:p>
          </table:table-cell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775">
            <text:p>1775</text:p>
          </table:table-cell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1702">
            <text:p>1702</text:p>
          </table:table-cell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669">
            <text:p>1669</text:p>
          </table:table-cell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602">
            <text:p>1602</text:p>
          </table:table-cell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1539">
            <text:p>1539</text:p>
          </table:table-cell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1538">
            <text:p>1538</text:p>
          </table:table-cell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398">
            <text:p>1398</text:p>
          </table:table-cell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1051">
            <text:p>1051</text:p>
          </table:table-cell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table:number-columns-repeated="3"/>
          <table:table-cell office:value-type="string">
            <text:p>+-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97">
            <text:p>97</text:p>
          </table:table-cell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95">
            <text:p>95</text:p>
          </table:table-cell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93">
            <text:p>93</text:p>
          </table:table-cell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91">
            <text:p>91</text:p>
          </table:table-cell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88">
            <text:p>88</text:p>
          </table:table-cell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87">
            <text:p>87</text:p>
          </table:table-cell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3"/>
          <table:table-cell office:value-type="string">
            <text:p>&lt;s</text:p>
          </table:table-cell>
          <table:table-cell office:value-type="float" office:value="85">
            <text:p>85</text:p>
          </table:table-cell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84">
            <text:p>84</text:p>
          </table:table-cell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80">
            <text:p>80</text:p>
          </table:table-cell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77">
            <text:p>77</text:p>
          </table:table-cell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76">
            <text:p>76</text:p>
          </table:table-cell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74">
            <text:p>74</text:p>
          </table:table-cell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73">
            <text:p>73</text:p>
          </table:table-cell>
        </table:table-row>
        <table:table-row table:style-name="ro1">
          <table:table-cell table:number-columns-repeated="3"/>
          <table:table-cell office:value-type="string">
            <text:p>&lt;t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58">
            <text:p>58</text:p>
          </table:table-cell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57">
            <text:p>57</text:p>
          </table:table-cell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54">
            <text:p>54</text:p>
          </table:table-cell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51">
            <text:p>51</text:p>
          </table:table-cell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3"/>
          <table:table-cell office:value-type="string">
            <text:p>&lt;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44">
            <text:p>44</text:p>
          </table:table-cell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36">
            <text:p>36</text:p>
          </table:table-cell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&lt;i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number-columns-repeated="3"/>
          <table:table-cell office:value-type="string">
            <text:p>&lt;g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&lt;r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&lt;f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3"/>
          <table:table-cell office:value-type="string">
            <text:p>+s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&lt;a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&lt;n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+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&lt;v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&lt;p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&lt;m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+j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-&lt;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+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x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&lt;j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&lt;u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&lt;o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">
            <text:p>1</text:p>
          </table:table-cell>
        </table:table-row>
      </table:table>
      <table:table table:name="corpusca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e</text:p>
          </table:table-cell>
          <table:table-cell office:value-type="float" office:value="2118826">
            <text:p>2118826</text:p>
          </table:table-cell>
          <table:table-cell/>
          <table:table-cell office:value-type="string">
            <text:p>es</text:p>
          </table:table-cell>
          <table:table-cell office:value-type="float" office:value="538480">
            <text:p>53848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a</text:p>
          </table:table-cell>
          <table:table-cell office:value-type="float" office:value="2009596">
            <text:p>2009596</text:p>
          </table:table-cell>
          <table:table-cell/>
          <table:table-cell office:value-type="string">
            <text:p>er</text:p>
          </table:table-cell>
          <table:table-cell office:value-type="float" office:value="462169">
            <text:p>4621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i</text:p>
          </table:table-cell>
          <table:table-cell office:value-type="float" office:value="1209491">
            <text:p>1209491</text:p>
          </table:table-cell>
          <table:table-cell/>
          <table:table-cell office:value-type="string">
            <text:p>al</text:p>
          </table:table-cell>
          <table:table-cell office:value-type="float" office:value="405738">
            <text:p>40573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s</text:p>
          </table:table-cell>
          <table:table-cell office:value-type="float" office:value="1177315">
            <text:p>1177315</text:p>
          </table:table-cell>
          <table:table-cell/>
          <table:table-cell office:value-type="string">
            <text:p>de</text:p>
          </table:table-cell>
          <table:table-cell office:value-type="float" office:value="397704">
            <text:p>39770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r</text:p>
          </table:table-cell>
          <table:table-cell office:value-type="float" office:value="1070050">
            <text:p>1070050</text:p>
          </table:table-cell>
          <table:table-cell/>
          <table:table-cell office:value-type="string">
            <text:p>en</text:p>
          </table:table-cell>
          <table:table-cell office:value-type="float" office:value="375382">
            <text:p>3753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n</text:p>
          </table:table-cell>
          <table:table-cell office:value-type="float" office:value="1039454">
            <text:p>1039454</text:p>
          </table:table-cell>
          <table:table-cell/>
          <table:table-cell office:value-type="string">
            <text:p>el</text:p>
          </table:table-cell>
          <table:table-cell office:value-type="float" office:value="373280">
            <text:p>37328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l</text:p>
          </table:table-cell>
          <table:table-cell office:value-type="float" office:value="1010047">
            <text:p>1010047</text:p>
          </table:table-cell>
          <table:table-cell/>
          <table:table-cell office:value-type="string">
            <text:p>ar</text:p>
          </table:table-cell>
          <table:table-cell office:value-type="float" office:value="351169">
            <text:p>3511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t</text:p>
          </table:table-cell>
          <table:table-cell office:value-type="float" office:value="940505">
            <text:p>940505</text:p>
          </table:table-cell>
          <table:table-cell/>
          <table:table-cell office:value-type="string">
            <text:p>an</text:p>
          </table:table-cell>
          <table:table-cell office:value-type="float" office:value="349944">
            <text:p>3499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o</text:p>
          </table:table-cell>
          <table:table-cell office:value-type="float" office:value="888145">
            <text:p>888145</text:p>
          </table:table-cell>
          <table:table-cell/>
          <table:table-cell office:value-type="string">
            <text:p>at</text:p>
          </table:table-cell>
          <table:table-cell office:value-type="float" office:value="330859">
            <text:p>33085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</text:p>
          </table:table-cell>
          <table:table-cell office:value-type="float" office:value="676468">
            <text:p>676468</text:p>
          </table:table-cell>
          <table:table-cell/>
          <table:table-cell office:value-type="string">
            <text:p>ci</text:p>
          </table:table-cell>
          <table:table-cell office:value-type="float" office:value="229276">
            <text:p>2292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</text:p>
          </table:table-cell>
          <table:table-cell office:value-type="float" office:value="625854">
            <text:p>625854</text:p>
          </table:table-cell>
          <table:table-cell/>
          <table:table-cell office:value-type="string">
            <text:p>ac</text:p>
          </table:table-cell>
          <table:table-cell office:value-type="float" office:value="221700">
            <text:p>2217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u</text:p>
          </table:table-cell>
          <table:table-cell office:value-type="float" office:value="596832">
            <text:p>596832</text:p>
          </table:table-cell>
          <table:table-cell/>
          <table:table-cell office:value-type="string">
            <text:p>no</text:p>
          </table:table-cell>
          <table:table-cell office:value-type="float" office:value="220120">
            <text:p>22012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</text:p>
          </table:table-cell>
          <table:table-cell office:value-type="float" office:value="484954">
            <text:p>484954</text:p>
          </table:table-cell>
          <table:table-cell/>
          <table:table-cell office:value-type="string">
            <text:p>or</text:p>
          </table:table-cell>
          <table:table-cell office:value-type="float" office:value="212462">
            <text:p>21246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</text:p>
          </table:table-cell>
          <table:table-cell office:value-type="float" office:value="418796">
            <text:p>418796</text:p>
          </table:table-cell>
          <table:table-cell/>
          <table:table-cell office:value-type="string">
            <text:p>st</text:p>
          </table:table-cell>
          <table:table-cell office:value-type="float" office:value="194151">
            <text:p>1941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g</text:p>
          </table:table-cell>
          <table:table-cell office:value-type="float" office:value="236414">
            <text:p>236414</text:p>
          </table:table-cell>
          <table:table-cell/>
          <table:table-cell office:value-type="string">
            <text:p>nt</text:p>
          </table:table-cell>
          <table:table-cell office:value-type="float" office:value="193798">
            <text:p>19379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b</text:p>
          </table:table-cell>
          <table:table-cell office:value-type="float" office:value="232449">
            <text:p>232449</text:p>
          </table:table-cell>
          <table:table-cell/>
          <table:table-cell office:value-type="string">
            <text:p>in</text:p>
          </table:table-cell>
          <table:table-cell office:value-type="float" office:value="192039">
            <text:p>19203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v</text:p>
          </table:table-cell>
          <table:table-cell office:value-type="float" office:value="227863">
            <text:p>227863</text:p>
          </table:table-cell>
          <table:table-cell/>
          <table:table-cell office:value-type="string">
            <text:p>it</text:p>
          </table:table-cell>
          <table:table-cell office:value-type="float" office:value="186951">
            <text:p>1869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´</text:p>
          </table:table-cell>
          <table:table-cell office:value-type="float" office:value="227115">
            <text:p>227115</text:p>
          </table:table-cell>
          <table:table-cell/>
          <table:table-cell office:value-type="string">
            <text:p>am</text:p>
          </table:table-cell>
          <table:table-cell office:value-type="float" office:value="176950">
            <text:p>1769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ot</text:p>
          </table:table-cell>
          <table:table-cell office:value-type="float" office:value="201302">
            <text:p>201302</text:p>
          </table:table-cell>
          <table:table-cell/>
          <table:table-cell office:value-type="string">
            <text:p>et</text:p>
          </table:table-cell>
          <table:table-cell office:value-type="float" office:value="171441">
            <text:p>17144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oma</text:p>
          </table:table-cell>
          <table:table-cell office:value-type="float" office:value="200429">
            <text:p>200429</text:p>
          </table:table-cell>
          <table:table-cell/>
          <table:table-cell office:value-type="string">
            <text:p>ir</text:p>
          </table:table-cell>
          <table:table-cell office:value-type="float" office:value="170344">
            <text:p>1703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f</text:p>
          </table:table-cell>
          <table:table-cell office:value-type="float" office:value="163578">
            <text:p>163578</text:p>
          </table:table-cell>
          <table:table-cell/>
          <table:table-cell office:value-type="string">
            <text:p>em</text:p>
          </table:table-cell>
          <table:table-cell office:value-type="float" office:value="165988">
            <text:p>16598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`</text:p>
          </table:table-cell>
          <table:table-cell office:value-type="float" office:value="153184">
            <text:p>153184</text:p>
          </table:table-cell>
          <table:table-cell/>
          <table:table-cell office:value-type="string">
            <text:p>co</text:p>
          </table:table-cell>
          <table:table-cell office:value-type="float" office:value="162393">
            <text:p>1623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q</text:p>
          </table:table-cell>
          <table:table-cell office:value-type="float" office:value="127760">
            <text:p>127760</text:p>
          </table:table-cell>
          <table:table-cell/>
          <table:table-cell office:value-type="string">
            <text:p>eu</text:p>
          </table:table-cell>
          <table:table-cell office:value-type="float" office:value="151843">
            <text:p>15184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h</text:p>
          </table:table-cell>
          <table:table-cell office:value-type="float" office:value="96665">
            <text:p>96665</text:p>
          </table:table-cell>
          <table:table-cell/>
          <table:table-cell office:value-type="string">
            <text:p>rt</text:p>
          </table:table-cell>
          <table:table-cell office:value-type="float" office:value="139776">
            <text:p>1397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x</text:p>
          </table:table-cell>
          <table:table-cell office:value-type="float" office:value="83941">
            <text:p>83941</text:p>
          </table:table-cell>
          <table:table-cell/>
          <table:table-cell office:value-type="string">
            <text:p>is</text:p>
          </table:table-cell>
          <table:table-cell office:value-type="float" office:value="139354">
            <text:p>13935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y</text:p>
          </table:table-cell>
          <table:table-cell office:value-type="float" office:value="58166">
            <text:p>58166</text:p>
          </table:table-cell>
          <table:table-cell/>
          <table:table-cell office:value-type="string">
            <text:p>ai</text:p>
          </table:table-cell>
          <table:table-cell office:value-type="float" office:value="138630">
            <text:p>1386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j</text:p>
          </table:table-cell>
          <table:table-cell office:value-type="float" office:value="51551">
            <text:p>51551</text:p>
          </table:table-cell>
          <table:table-cell/>
          <table:table-cell office:value-type="string">
            <text:p>av</text:p>
          </table:table-cell>
          <table:table-cell office:value-type="float" office:value="125678">
            <text:p>1256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inus</text:p>
          </table:table-cell>
          <table:table-cell office:value-type="float" office:value="50443">
            <text:p>50443</text:p>
          </table:table-cell>
          <table:table-cell/>
          <table:table-cell office:value-type="string">
            <text:p>ad</text:p>
          </table:table-cell>
          <table:table-cell office:value-type="float" office:value="125629">
            <text:p>12562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z</text:p>
          </table:table-cell>
          <table:table-cell office:value-type="float" office:value="27054">
            <text:p>27054</text:p>
          </table:table-cell>
          <table:table-cell/>
          <table:table-cell office:value-type="string">
            <text:p>qu</text:p>
          </table:table-cell>
          <table:table-cell office:value-type="float" office:value="125393">
            <text:p>1253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k</text:p>
          </table:table-cell>
          <table:table-cell office:value-type="float" office:value="25388">
            <text:p>25388</text:p>
          </table:table-cell>
          <table:table-cell/>
          <table:table-cell office:value-type="string">
            <text:p>mo</text:p>
          </table:table-cell>
          <table:table-cell office:value-type="float" office:value="125086">
            <text:p>12508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ç</text:p>
          </table:table-cell>
          <table:table-cell office:value-type="float" office:value="20792">
            <text:p>20792</text:p>
          </table:table-cell>
          <table:table-cell/>
          <table:table-cell office:value-type="string">
            <text:p>nu</text:p>
          </table:table-cell>
          <table:table-cell office:value-type="float" office:value="124861">
            <text:p>12486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w</text:p>
          </table:table-cell>
          <table:table-cell office:value-type="float" office:value="13265">
            <text:p>13265</text:p>
          </table:table-cell>
          <table:table-cell/>
          <table:table-cell office:value-type="string">
            <text:p>ep</text:p>
          </table:table-cell>
          <table:table-cell office:value-type="float" office:value="121221">
            <text:p>1212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ñ</text:p>
          </table:table-cell>
          <table:table-cell office:value-type="float" office:value="869">
            <text:p>869</text:p>
          </table:table-cell>
          <table:table-cell/>
          <table:table-cell office:value-type="string">
            <text:p>il</text:p>
          </table:table-cell>
          <table:table-cell office:value-type="float" office:value="116737">
            <text:p>11673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lus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i´</text:p>
          </table:table-cell>
          <table:table-cell office:value-type="float" office:value="111028">
            <text:p>11102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&lt;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os</text:p>
          </table:table-cell>
          <table:table-cell office:value-type="float" office:value="110927">
            <text:p>1109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s</text:p>
          </table:table-cell>
          <table:table-cell office:value-type="float" office:value="101978">
            <text:p>1019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100717">
            <text:p>10071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i</text:p>
          </table:table-cell>
          <table:table-cell office:value-type="float" office:value="100386">
            <text:p>10038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98281">
            <text:p>982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89227">
            <text:p>892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85879">
            <text:p>8587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85809">
            <text:p>858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85601">
            <text:p>8560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85108">
            <text:p>851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t</text:p>
          </table:table-cell>
          <table:table-cell office:value-type="float" office:value="84693">
            <text:p>846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83896">
            <text:p>8389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83071">
            <text:p>8307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79605">
            <text:p>796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76364">
            <text:p>7636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76000">
            <text:p>760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75909">
            <text:p>759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71217">
            <text:p>7121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70530">
            <text:p>705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67755">
            <text:p>677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66145">
            <text:p>6614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66028">
            <text:p>6602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65805">
            <text:p>658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62637">
            <text:p>6263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57765">
            <text:p>5776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55743">
            <text:p>5574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54675">
            <text:p>546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53811">
            <text:p>5381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53159">
            <text:p>5315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52327">
            <text:p>523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51797">
            <text:p>5179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51208">
            <text:p>512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51125">
            <text:p>5112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49692">
            <text:p>4969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48823">
            <text:p>4882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48691">
            <text:p>486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47722">
            <text:p>477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44512">
            <text:p>445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43752">
            <text:p>4375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43674">
            <text:p>4367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41689">
            <text:p>416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41581">
            <text:p>415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41513">
            <text:p>41513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41116">
            <text:p>41116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40950">
            <text:p>40950</text:p>
          </table:table-cell>
          <table:table-cell table:number-columns-repeated="7"/>
          <table:table-cell table:style-name="ce2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40539">
            <text:p>405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40256">
            <text:p>402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40130">
            <text:p>401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39631">
            <text:p>396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38200">
            <text:p>382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37860">
            <text:p>37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37706">
            <text:p>377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37377">
            <text:p>373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37289">
            <text:p>372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36426">
            <text:p>364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36411">
            <text:p>36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36109">
            <text:p>36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35842">
            <text:p>35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35263">
            <text:p>352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35078">
            <text:p>350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35039">
            <text:p>35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34689">
            <text:p>346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33130">
            <text:p>331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33004">
            <text:p>330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31843">
            <text:p>318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31579">
            <text:p>315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30909">
            <text:p>309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30379">
            <text:p>30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26556">
            <text:p>26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26006">
            <text:p>260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25956">
            <text:p>259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25758">
            <text:p>257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25357">
            <text:p>253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23893">
            <text:p>238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23875">
            <text:p>238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23127">
            <text:p>231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21922">
            <text:p>21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21720">
            <text:p>217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20857">
            <text:p>208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20739">
            <text:p>20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20535">
            <text:p>205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20326">
            <text:p>203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19091">
            <text:p>190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8951">
            <text:p>189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18560">
            <text:p>185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18423">
            <text:p>184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8337">
            <text:p>183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17206">
            <text:p>172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15871">
            <text:p>158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15871">
            <text:p>158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15594">
            <text:p>155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14791">
            <text:p>147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14462">
            <text:p>144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14237">
            <text:p>142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14152">
            <text:p>141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12607">
            <text:p>126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12300">
            <text:p>123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12159">
            <text:p>121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11971">
            <text:p>119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11842">
            <text:p>11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11670">
            <text:p>116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11627">
            <text:p>116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11598">
            <text:p>115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11495">
            <text:p>114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11199">
            <text:p>111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10959">
            <text:p>10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0890">
            <text:p>10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10819">
            <text:p>108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10576">
            <text:p>105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10306">
            <text:p>10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9828">
            <text:p>9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9640">
            <text:p>96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9531">
            <text:p>95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9501">
            <text:p>95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9423">
            <text:p>94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9257">
            <text:p>9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9063">
            <text:p>90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9057">
            <text:p>90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8834">
            <text:p>88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8802">
            <text:p>88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8728">
            <text:p>87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8655">
            <text:p>86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8545">
            <text:p>85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8381">
            <text:p>83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8234">
            <text:p>82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8139">
            <text:p>8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7948">
            <text:p>79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7691">
            <text:p>76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7652">
            <text:p>76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7556">
            <text:p>7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7548">
            <text:p>75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7530">
            <text:p>75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7475">
            <text:p>74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7450">
            <text:p>74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7408">
            <text:p>7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7240">
            <text:p>72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7117">
            <text:p>71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6884">
            <text:p>68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6849">
            <text:p>6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6842">
            <text:p>6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6747">
            <text:p>67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6743">
            <text:p>67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6708">
            <text:p>67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6525">
            <text:p>6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6334">
            <text:p>63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6234">
            <text:p>62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6120">
            <text:p>61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6021">
            <text:p>60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5850">
            <text:p>58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5774">
            <text:p>57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5739">
            <text:p>5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5375">
            <text:p>53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5107">
            <text:p>5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5025">
            <text:p>50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4923">
            <text:p>49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4880">
            <text:p>48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4867">
            <text:p>4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4849">
            <text:p>48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4837">
            <text:p>48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4702">
            <text:p>47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4692">
            <text:p>46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4528">
            <text:p>45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4450">
            <text:p>445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4319">
            <text:p>43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4229">
            <text:p>42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4221">
            <text:p>42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4088">
            <text:p>40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4038">
            <text:p>40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3993">
            <text:p>39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3887">
            <text:p>38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3828">
            <text:p>3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3771">
            <text:p>37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3765">
            <text:p>37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3693">
            <text:p>36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3652">
            <text:p>36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3570">
            <text:p>35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3555">
            <text:p>35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3531">
            <text:p>35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3530">
            <text:p>35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3479">
            <text:p>3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3474">
            <text:p>34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3395">
            <text:p>33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3353">
            <text:p>33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3202">
            <text:p>3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3162">
            <text:p>31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3074">
            <text:p>30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3072">
            <text:p>30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2980">
            <text:p>29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2969">
            <text:p>29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2937">
            <text:p>29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2929">
            <text:p>29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2869">
            <text:p>28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2841">
            <text:p>28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2754">
            <text:p>27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2665">
            <text:p>2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2610">
            <text:p>26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2603">
            <text:p>26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2591">
            <text:p>25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2578">
            <text:p>25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2508">
            <text:p>25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2464">
            <text:p>24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2441">
            <text:p>24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2389">
            <text:p>23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2379">
            <text:p>2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2369">
            <text:p>23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2341">
            <text:p>23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2306">
            <text:p>2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2258">
            <text:p>2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2215">
            <text:p>2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2172">
            <text:p>21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2126">
            <text:p>21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2107">
            <text:p>2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2069">
            <text:p>20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2028">
            <text:p>20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976">
            <text:p>19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1969">
            <text:p>19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1915">
            <text:p>19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1904">
            <text:p>19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1890">
            <text:p>1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1889">
            <text:p>18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1839">
            <text:p>18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1790">
            <text:p>1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788">
            <text:p>17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783">
            <text:p>17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1742">
            <text:p>17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1727">
            <text:p>17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1718">
            <text:p>17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1702">
            <text:p>17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664">
            <text:p>16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1659">
            <text:p>16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625">
            <text:p>1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1609">
            <text:p>16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1525">
            <text:p>1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1482">
            <text:p>14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463">
            <text:p>14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1463">
            <text:p>14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1456">
            <text:p>14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1435">
            <text:p>14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1408">
            <text:p>1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1390">
            <text:p>13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385">
            <text:p>13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1337">
            <text:p>13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1306">
            <text:p>1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1284">
            <text:p>12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1273">
            <text:p>12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207">
            <text:p>12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1190">
            <text:p>11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1153">
            <text:p>1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1151">
            <text:p>1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1147">
            <text:p>1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1134">
            <text:p>11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1129">
            <text:p>11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1086">
            <text:p>10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1071">
            <text:p>10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1065">
            <text:p>10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1011">
            <text:p>10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999">
            <text:p>9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919">
            <text:p>9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880">
            <text:p>8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878">
            <text:p>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863">
            <text:p>8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841">
            <text:p>8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839">
            <text:p>8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823">
            <text:p>8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j</text:p>
          </table:table-cell>
          <table:table-cell office:value-type="float" office:value="805">
            <text:p>8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763">
            <text:p>7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755">
            <text:p>7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744">
            <text:p>7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724">
            <text:p>7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723">
            <text:p>7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722">
            <text:p>7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´</text:p>
          </table:table-cell>
          <table:table-cell office:value-type="float" office:value="704">
            <text:p>7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697">
            <text:p>6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695">
            <text:p>6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674">
            <text:p>6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673">
            <text:p>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665">
            <text:p>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665">
            <text:p>6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633">
            <text:p>6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632">
            <text:p>6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621">
            <text:p>6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604">
            <text:p>6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603">
            <text:p>6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597">
            <text:p>5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595">
            <text:p>5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559">
            <text:p>5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552">
            <text:p>5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551">
            <text:p>5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546">
            <text:p>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539">
            <text:p>5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517">
            <text:p>5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514">
            <text:p>5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511">
            <text:p>5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´</text:p>
          </table:table-cell>
          <table:table-cell office:value-type="float" office:value="507">
            <text:p>5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497">
            <text:p>4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496">
            <text:p>4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494">
            <text:p>4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487">
            <text:p>4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486">
            <text:p>4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485">
            <text:p>4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479">
            <text:p>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z</text:p>
          </table:table-cell>
          <table:table-cell office:value-type="float" office:value="466">
            <text:p>4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461">
            <text:p>4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452">
            <text:p>4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425">
            <text:p>4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413">
            <text:p>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401">
            <text:p>4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395">
            <text:p>3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389">
            <text:p>3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378">
            <text:p>3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371">
            <text:p>3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370">
            <text:p>3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368">
            <text:p>3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y</text:p>
          </table:table-cell>
          <table:table-cell office:value-type="float" office:value="362">
            <text:p>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356">
            <text:p>3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354">
            <text:p>3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348">
            <text:p>3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347">
            <text:p>3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340">
            <text:p>3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ñ</text:p>
          </table:table-cell>
          <table:table-cell office:value-type="float" office:value="338">
            <text:p>3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330">
            <text:p>3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328">
            <text:p>3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309">
            <text:p>3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306">
            <text:p>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´</text:p>
          </table:table-cell>
          <table:table-cell office:value-type="float" office:value="297">
            <text:p>2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93">
            <text:p>2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283">
            <text:p>2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280">
            <text:p>2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279">
            <text:p>2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272">
            <text:p>2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267">
            <text:p>2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´</text:p>
          </table:table-cell>
          <table:table-cell office:value-type="float" office:value="257">
            <text:p>2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ñ</text:p>
          </table:table-cell>
          <table:table-cell office:value-type="float" office:value="249">
            <text:p>2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248">
            <text:p>2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245">
            <text:p>2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44">
            <text:p>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205">
            <text:p>2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196">
            <text:p>1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193">
            <text:p>1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188">
            <text:p>1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88">
            <text:p>1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185">
            <text:p>1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184">
            <text:p>1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183">
            <text:p>1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178">
            <text:p>1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`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167">
            <text:p>1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163">
            <text:p>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162">
            <text:p>1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151">
            <text:p>1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46">
            <text:p>1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142">
            <text:p>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ñ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124">
            <text:p>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122">
            <text:p>1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121">
            <text:p>1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111">
            <text:p>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j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k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w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z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ñ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ç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q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j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´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v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y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´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.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´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û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q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w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q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û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w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û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û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q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k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û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q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q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`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v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´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ñ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corpusen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</text:p>
          </table:table-cell>
          <table:table-cell office:value-type="float" office:value="1084379">
            <text:p>1084379</text:p>
          </table:table-cell>
          <table:table-cell/>
          <table:table-cell office:value-type="string">
            <text:p>ht</text:p>
          </table:table-cell>
          <table:table-cell office:value-type="float" office:value="348333">
            <text:p>34833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814137">
            <text:p>814137</text:p>
          </table:table-cell>
          <table:table-cell/>
          <table:table-cell office:value-type="string">
            <text:p>eh</text:p>
          </table:table-cell>
          <table:table-cell office:value-type="float" office:value="295344">
            <text:p>295344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730044">
            <text:p>730044</text:p>
          </table:table-cell>
          <table:table-cell/>
          <table:table-cell office:value-type="string">
            <text:p>er</text:p>
          </table:table-cell>
          <table:table-cell office:value-type="float" office:value="252596">
            <text:p>25259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655257">
            <text:p>655257</text:p>
          </table:table-cell>
          <table:table-cell/>
          <table:table-cell office:value-type="string">
            <text:p>an</text:p>
          </table:table-cell>
          <table:table-cell office:value-type="float" office:value="183795">
            <text:p>18379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650656">
            <text:p>650656</text:p>
          </table:table-cell>
          <table:table-cell/>
          <table:table-cell office:value-type="string">
            <text:p>in</text:p>
          </table:table-cell>
          <table:table-cell office:value-type="float" office:value="163178">
            <text:p>16317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608911">
            <text:p>608911</text:p>
          </table:table-cell>
          <table:table-cell/>
          <table:table-cell office:value-type="string">
            <text:p>dn</text:p>
          </table:table-cell>
          <table:table-cell office:value-type="float" office:value="136018">
            <text:p>13601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i</text:p>
          </table:table-cell>
          <table:table-cell office:value-type="float" office:value="577541">
            <text:p>577541</text:p>
          </table:table-cell>
          <table:table-cell/>
          <table:table-cell office:value-type="string">
            <text:p>es</text:p>
          </table:table-cell>
          <table:table-cell office:value-type="float" office:value="128463">
            <text:p>12846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s</text:p>
          </table:table-cell>
          <table:table-cell office:value-type="float" office:value="533539">
            <text:p>533539</text:p>
          </table:table-cell>
          <table:table-cell/>
          <table:table-cell office:value-type="string">
            <text:p>no</text:p>
          </table:table-cell>
          <table:table-cell office:value-type="float" office:value="125741">
            <text:p>12574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494756">
            <text:p>494756</text:p>
          </table:table-cell>
          <table:table-cell/>
          <table:table-cell office:value-type="string">
            <text:p>en</text:p>
          </table:table-cell>
          <table:table-cell office:value-type="float" office:value="125707">
            <text:p>12570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397779">
            <text:p>397779</text:p>
          </table:table-cell>
          <table:table-cell/>
          <table:table-cell office:value-type="string">
            <text:p>or</text:p>
          </table:table-cell>
          <table:table-cell office:value-type="float" office:value="121323">
            <text:p>12132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311635">
            <text:p>311635</text:p>
          </table:table-cell>
          <table:table-cell/>
          <table:table-cell office:value-type="string">
            <text:p>fo</text:p>
          </table:table-cell>
          <table:table-cell office:value-type="float" office:value="115775">
            <text:p>11577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u</text:p>
          </table:table-cell>
          <table:table-cell office:value-type="float" office:value="252205">
            <text:p>252205</text:p>
          </table:table-cell>
          <table:table-cell/>
          <table:table-cell office:value-type="string">
            <text:p>ah</text:p>
          </table:table-cell>
          <table:table-cell office:value-type="float" office:value="113047">
            <text:p>11304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m</text:p>
          </table:table-cell>
          <table:table-cell office:value-type="float" office:value="224969">
            <text:p>224969</text:p>
          </table:table-cell>
          <table:table-cell/>
          <table:table-cell office:value-type="string">
            <text:p>at</text:p>
          </table:table-cell>
          <table:table-cell office:value-type="float" office:value="113015">
            <text:p>11301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201742">
            <text:p>201742</text:p>
          </table:table-cell>
          <table:table-cell/>
          <table:table-cell office:value-type="string">
            <text:p>ot</text:p>
          </table:table-cell>
          <table:table-cell office:value-type="float" office:value="112112">
            <text:p>112112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w</text:p>
          </table:table-cell>
          <table:table-cell office:value-type="float" office:value="201289">
            <text:p>201289</text:p>
          </table:table-cell>
          <table:table-cell/>
          <table:table-cell office:value-type="string">
            <text:p>it</text:p>
          </table:table-cell>
          <table:table-cell office:value-type="float" office:value="111823">
            <text:p>11182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coma</text:p>
          </table:table-cell>
          <table:table-cell office:value-type="float" office:value="192368">
            <text:p>192368</text:p>
          </table:table-cell>
          <table:table-cell/>
          <table:table-cell office:value-type="string">
            <text:p>de</text:p>
          </table:table-cell>
          <table:table-cell office:value-type="float" office:value="108962">
            <text:p>108962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182678">
            <text:p>182678</text:p>
          </table:table-cell>
          <table:table-cell/>
          <table:table-cell office:value-type="string">
            <text:p>ou</text:p>
          </table:table-cell>
          <table:table-cell office:value-type="float" office:value="96948">
            <text:p>96948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176040">
            <text:p>176040</text:p>
          </table:table-cell>
          <table:table-cell/>
          <table:table-cell office:value-type="string">
            <text:p>ar</text:p>
          </table:table-cell>
          <table:table-cell office:value-type="float" office:value="95511">
            <text:p>9551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170821">
            <text:p>170821</text:p>
          </table:table-cell>
          <table:table-cell/>
          <table:table-cell office:value-type="string">
            <text:p>is</text:p>
          </table:table-cell>
          <table:table-cell office:value-type="float" office:value="95353">
            <text:p>9535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float" office:value="138496">
            <text:p>138496</text:p>
          </table:table-cell>
          <table:table-cell/>
          <table:table-cell office:value-type="string">
            <text:p>as</text:p>
          </table:table-cell>
          <table:table-cell office:value-type="float" office:value="92773">
            <text:p>9277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129207">
            <text:p>129207</text:p>
          </table:table-cell>
          <table:table-cell/>
          <table:table-cell office:value-type="string">
            <text:p>el</text:p>
          </table:table-cell>
          <table:table-cell office:value-type="float" office:value="92543">
            <text:p>92543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83826">
            <text:p>83826</text:p>
          </table:table-cell>
          <table:table-cell/>
          <table:table-cell office:value-type="string">
            <text:p>al</text:p>
          </table:table-cell>
          <table:table-cell office:value-type="float" office:value="90611">
            <text:p>9061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dot</text:p>
          </table:table-cell>
          <table:table-cell office:value-type="float" office:value="81737">
            <text:p>81737</text:p>
          </table:table-cell>
          <table:table-cell/>
          <table:table-cell office:value-type="string">
            <text:p>hi</text:p>
          </table:table-cell>
          <table:table-cell office:value-type="float" office:value="83991">
            <text:p>83991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k</text:p>
          </table:table-cell>
          <table:table-cell office:value-type="float" office:value="66635">
            <text:p>66635</text:p>
          </table:table-cell>
          <table:table-cell/>
          <table:table-cell office:value-type="string">
            <text:p>ev</text:p>
          </table:table-cell>
          <table:table-cell office:value-type="float" office:value="80077">
            <text:p>8007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minus</text:p>
          </table:table-cell>
          <table:table-cell office:value-type="float" office:value="18449">
            <text:p>18449</text:p>
          </table:table-cell>
          <table:table-cell/>
          <table:table-cell office:value-type="string">
            <text:p>et</text:p>
          </table:table-cell>
          <table:table-cell office:value-type="float" office:value="79075">
            <text:p>79075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j</text:p>
          </table:table-cell>
          <table:table-cell office:value-type="float" office:value="15946">
            <text:p>15946</text:p>
          </table:table-cell>
          <table:table-cell/>
          <table:table-cell office:value-type="string">
            <text:p>em</text:p>
          </table:table-cell>
          <table:table-cell office:value-type="float" office:value="77999">
            <text:p>7799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x</text:p>
          </table:table-cell>
          <table:table-cell office:value-type="float" office:value="9138">
            <text:p>9138</text:p>
          </table:table-cell>
          <table:table-cell/>
          <table:table-cell office:value-type="string">
            <text:p>st</text:p>
          </table:table-cell>
          <table:table-cell office:value-type="float" office:value="77516">
            <text:p>7751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q</text:p>
          </table:table-cell>
          <table:table-cell office:value-type="float" office:value="7552">
            <text:p>7552</text:p>
          </table:table-cell>
          <table:table-cell/>
          <table:table-cell office:value-type="string">
            <text:p>gn</text:p>
          </table:table-cell>
          <table:table-cell office:value-type="float" office:value="74636">
            <text:p>7463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5037">
            <text:p>5037</text:p>
          </table:table-cell>
          <table:table-cell/>
          <table:table-cell office:value-type="string">
            <text:p>il</text:p>
          </table:table-cell>
          <table:table-cell office:value-type="float" office:value="66357">
            <text:p>66357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&lt;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e</text:p>
          </table:table-cell>
          <table:table-cell office:value-type="float" office:value="63096">
            <text:p>63096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pl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r</text:p>
          </table:table-cell>
          <table:table-cell office:value-type="float" office:value="59560">
            <text:p>5956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`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</text:p>
          </table:table-cell>
          <table:table-cell office:value-type="float" office:value="56889">
            <text:p>5688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ç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</text:p>
          </table:table-cell>
          <table:table-cell office:value-type="float" office:value="56500">
            <text:p>56500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ñ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t</text:p>
          </table:table-cell>
          <table:table-cell office:value-type="float" office:value="54889">
            <text:p>54889</text:p>
          </table:table-cell>
          <table:table-cell table:style-name="ce1" table:number-columns-repeated="3"/>
          <table:table-cell/>
        </table:table-row>
        <table:table-row table:style-name="ro1">
          <table:table-cell office:value-type="string">
            <text:p>´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w</text:p>
          </table:table-cell>
          <table:table-cell office:value-type="float" office:value="50807">
            <text:p>5080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50575">
            <text:p>5057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50030">
            <text:p>5003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lo</text:p>
          </table:table-cell>
          <table:table-cell office:value-type="float" office:value="49021">
            <text:p>4902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47898">
            <text:p>4789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s</text:p>
          </table:table-cell>
          <table:table-cell office:value-type="float" office:value="47179">
            <text:p>4717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47111">
            <text:p>4711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45869">
            <text:p>4586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45728">
            <text:p>4572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i</text:p>
          </table:table-cell>
          <table:table-cell office:value-type="float" office:value="45619">
            <text:p>4561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c</text:p>
          </table:table-cell>
          <table:table-cell office:value-type="float" office:value="45230">
            <text:p>4523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43882">
            <text:p>4388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43836">
            <text:p>438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43681">
            <text:p>4368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d</text:p>
          </table:table-cell>
          <table:table-cell office:value-type="float" office:value="43414">
            <text:p>4341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i</text:p>
          </table:table-cell>
          <table:table-cell office:value-type="float" office:value="43346">
            <text:p>4334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40743">
            <text:p>4074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o</text:p>
          </table:table-cell>
          <table:table-cell office:value-type="float" office:value="38727">
            <text:p>3872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t</text:p>
          </table:table-cell>
          <table:table-cell office:value-type="float" office:value="38356">
            <text:p>3835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38003">
            <text:p>3800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37368">
            <text:p>3736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36652">
            <text:p>3665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36073">
            <text:p>3607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nu</text:p>
          </table:table-cell>
          <table:table-cell office:value-type="float" office:value="35214">
            <text:p>3521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33029">
            <text:p>3302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ci</text:p>
          </table:table-cell>
          <table:table-cell office:value-type="float" office:value="33023">
            <text:p>3302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32936">
            <text:p>329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p</text:p>
          </table:table-cell>
          <table:table-cell office:value-type="float" office:value="29668">
            <text:p>2966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29576">
            <text:p>2957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8643">
            <text:p>2864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do</text:p>
          </table:table-cell>
          <table:table-cell office:value-type="float" office:value="28180">
            <text:p>2818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27898">
            <text:p>2789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27525">
            <text:p>2752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7009">
            <text:p>2700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26925">
            <text:p>2692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26792">
            <text:p>2679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26488">
            <text:p>26488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26135">
            <text:p>2613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25954">
            <text:p>2595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25936">
            <text:p>2593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25602">
            <text:p>25602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25184">
            <text:p>25184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24733">
            <text:p>2473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24456">
            <text:p>24456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4391">
            <text:p>2439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24307">
            <text:p>24307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24255">
            <text:p>2425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23971">
            <text:p>23971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23799">
            <text:p>23799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23339">
            <text:p>233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22087">
            <text:p>22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21810">
            <text:p>218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20737">
            <text:p>20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19848">
            <text:p>198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9700">
            <text:p>197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19587">
            <text:p>195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8411">
            <text:p>184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17772">
            <text:p>177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17731">
            <text:p>177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16702">
            <text:p>16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16580">
            <text:p>165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15637">
            <text:p>156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15389">
            <text:p>15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15293">
            <text:p>15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5261">
            <text:p>152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4754">
            <text:p>147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4634">
            <text:p>146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14423">
            <text:p>144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14257">
            <text:p>14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4138">
            <text:p>14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3419">
            <text:p>134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13309">
            <text:p>133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13276">
            <text:p>132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13245">
            <text:p>132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13121">
            <text:p>13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12959">
            <text:p>12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12747">
            <text:p>127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12722">
            <text:p>127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12426">
            <text:p>124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12397">
            <text:p>123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12396">
            <text:p>123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12242">
            <text:p>122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12209">
            <text:p>122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1608">
            <text:p>116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1301">
            <text:p>113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11063">
            <text:p>110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10560">
            <text:p>105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0503">
            <text:p>105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10248">
            <text:p>10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0118">
            <text:p>101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9952">
            <text:p>9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9872">
            <text:p>98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9857">
            <text:p>98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u</text:p>
          </table:table-cell>
          <table:table-cell office:value-type="float" office:value="9162">
            <text:p>91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9047">
            <text:p>90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8949">
            <text:p>89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8892">
            <text:p>88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8806">
            <text:p>88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8389">
            <text:p>8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8264">
            <text:p>82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8139">
            <text:p>81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8111">
            <text:p>81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8010">
            <text:p>8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7926">
            <text:p>7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7752">
            <text:p>77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7738">
            <text:p>77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7626">
            <text:p>76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7602">
            <text:p>76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u</text:p>
          </table:table-cell>
          <table:table-cell office:value-type="float" office:value="7523">
            <text:p>75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7432">
            <text:p>74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7175">
            <text:p>7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7144">
            <text:p>7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7007">
            <text:p>70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7002">
            <text:p>70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6982">
            <text:p>69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6761">
            <text:p>6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6545">
            <text:p>6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6394">
            <text:p>63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6210">
            <text:p>62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6137">
            <text:p>6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6066">
            <text:p>6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5584">
            <text:p>55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5525">
            <text:p>5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5512">
            <text:p>5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5297">
            <text:p>5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5228">
            <text:p>52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5109">
            <text:p>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4819">
            <text:p>48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4715">
            <text:p>47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4568">
            <text:p>4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4556">
            <text:p>45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4510">
            <text:p>45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4365">
            <text:p>43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4268">
            <text:p>42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4231">
            <text:p>42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3984">
            <text:p>39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3876">
            <text:p>3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3825">
            <text:p>38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3586">
            <text:p>35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481">
            <text:p>34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3204">
            <text:p>3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3015">
            <text:p>30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2901">
            <text:p>29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2695">
            <text:p>26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2679">
            <text:p>2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2599">
            <text:p>25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2570">
            <text:p>25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2550">
            <text:p>25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2539">
            <text:p>25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2501">
            <text:p>25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2495">
            <text:p>24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2452">
            <text:p>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2426">
            <text:p>24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2339">
            <text:p>23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2304">
            <text:p>23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2278">
            <text:p>22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2198">
            <text:p>21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2193">
            <text:p>21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2190">
            <text:p>21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2066">
            <text:p>2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1969">
            <text:p>19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1934">
            <text:p>19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1932">
            <text:p>19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1923">
            <text:p>19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1849">
            <text:p>1849</text:p>
          </table:table-cell>
          <table:table-cell table:formula="of:=SUM([.F1:.F76])" office:value-type="float" office:value="0">
            <text:p>0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1760">
            <text:p>17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1724">
            <text:p>17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1671">
            <text:p>16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1666">
            <text:p>16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1636">
            <text:p>16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1612">
            <text:p>16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595">
            <text:p>1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1552">
            <text:p>15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1531">
            <text:p>15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295">
            <text:p>12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1256">
            <text:p>1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1238">
            <text:p>12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1238">
            <text:p>12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205">
            <text:p>12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1158">
            <text:p>11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1081">
            <text:p>10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1074">
            <text:p>10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1066">
            <text:p>1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1044">
            <text:p>10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998">
            <text:p>9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991">
            <text:p>9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981">
            <text:p>9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962">
            <text:p>9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955">
            <text:p>9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938">
            <text:p>9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929">
            <text:p>9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927">
            <text:p>9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925">
            <text:p>9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910">
            <text:p>9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903">
            <text:p>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899">
            <text:p>8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814">
            <text:p>8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799">
            <text:p>7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795">
            <text:p>7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779">
            <text:p>7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768">
            <text:p>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763">
            <text:p>7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737">
            <text:p>7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710">
            <text:p>7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709">
            <text:p>7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702">
            <text:p>7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687">
            <text:p>6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661">
            <text:p>6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655">
            <text:p>6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652">
            <text:p>6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648">
            <text:p>6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640">
            <text:p>6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637">
            <text:p>6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605">
            <text:p>6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547">
            <text:p>5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486">
            <text:p>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424">
            <text:p>4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416">
            <text:p>4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393">
            <text:p>3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377">
            <text:p>3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353">
            <text:p>3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352">
            <text:p>3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311">
            <text:p>3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296">
            <text:p>2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269">
            <text:p>2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257">
            <text:p>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248">
            <text:p>2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173">
            <text:p>1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152">
            <text:p>1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144">
            <text:p>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137">
            <text:p>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&lt;h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corpuses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e</text:p>
          </table:table-cell>
          <table:table-cell office:value-type="float" office:value="7691991">
            <text:p>7691991</text:p>
          </table:table-cell>
          <table:table-cell/>
          <table:table-cell office:value-type="string">
            <text:p>de</text:p>
          </table:table-cell>
          <table:table-cell office:value-type="float" office:value="1649755">
            <text:p>16497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a</text:p>
          </table:table-cell>
          <table:table-cell office:value-type="float" office:value="7211614">
            <text:p>7211614</text:p>
          </table:table-cell>
          <table:table-cell/>
          <table:table-cell office:value-type="string">
            <text:p>en</text:p>
          </table:table-cell>
          <table:table-cell office:value-type="float" office:value="1543216">
            <text:p>154321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o</text:p>
          </table:table-cell>
          <table:table-cell office:value-type="float" office:value="5247745">
            <text:p>5247745</text:p>
          </table:table-cell>
          <table:table-cell/>
          <table:table-cell office:value-type="string">
            <text:p>er</text:p>
          </table:table-cell>
          <table:table-cell office:value-type="float" office:value="1505653">
            <text:p>150565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n</text:p>
          </table:table-cell>
          <table:table-cell office:value-type="float" office:value="4218239">
            <text:p>4218239</text:p>
          </table:table-cell>
          <table:table-cell/>
          <table:table-cell office:value-type="string">
            <text:p>al</text:p>
          </table:table-cell>
          <table:table-cell office:value-type="float" office:value="1495904">
            <text:p>149590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i</text:p>
          </table:table-cell>
          <table:table-cell office:value-type="float" office:value="4203183">
            <text:p>4203183</text:p>
          </table:table-cell>
          <table:table-cell/>
          <table:table-cell office:value-type="string">
            <text:p>es</text:p>
          </table:table-cell>
          <table:table-cell office:value-type="float" office:value="1491712">
            <text:p>14917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s</text:p>
          </table:table-cell>
          <table:table-cell office:value-type="float" office:value="4154891">
            <text:p>4154891</text:p>
          </table:table-cell>
          <table:table-cell/>
          <table:table-cell office:value-type="string">
            <text:p>ar</text:p>
          </table:table-cell>
          <table:table-cell office:value-type="float" office:value="1416493">
            <text:p>14164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r</text:p>
          </table:table-cell>
          <table:table-cell office:value-type="float" office:value="3841396">
            <text:p>3841396</text:p>
          </table:table-cell>
          <table:table-cell/>
          <table:table-cell office:value-type="string">
            <text:p>no</text:p>
          </table:table-cell>
          <table:table-cell office:value-type="float" office:value="1213382">
            <text:p>12133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l</text:p>
          </table:table-cell>
          <table:table-cell office:value-type="float" office:value="3270224">
            <text:p>3270224</text:p>
          </table:table-cell>
          <table:table-cell/>
          <table:table-cell office:value-type="string">
            <text:p>an</text:p>
          </table:table-cell>
          <table:table-cell office:value-type="float" office:value="1182222">
            <text:p>11822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</text:p>
          </table:table-cell>
          <table:table-cell office:value-type="float" office:value="3053675">
            <text:p>3053675</text:p>
          </table:table-cell>
          <table:table-cell/>
          <table:table-cell office:value-type="string">
            <text:p>el</text:p>
          </table:table-cell>
          <table:table-cell office:value-type="float" office:value="1063629">
            <text:p>106362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t</text:p>
          </table:table-cell>
          <table:table-cell office:value-type="float" office:value="2756800">
            <text:p>2756800</text:p>
          </table:table-cell>
          <table:table-cell/>
          <table:table-cell office:value-type="string">
            <text:p>or</text:p>
          </table:table-cell>
          <table:table-cell office:value-type="float" office:value="1026514">
            <text:p>10265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</text:p>
          </table:table-cell>
          <table:table-cell office:value-type="float" office:value="2622366">
            <text:p>2622366</text:p>
          </table:table-cell>
          <table:table-cell/>
          <table:table-cell office:value-type="string">
            <text:p>os</text:p>
          </table:table-cell>
          <table:table-cell office:value-type="float" office:value="1002715">
            <text:p>100271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u</text:p>
          </table:table-cell>
          <table:table-cell office:value-type="float" office:value="2297957">
            <text:p>2297957</text:p>
          </table:table-cell>
          <table:table-cell/>
          <table:table-cell office:value-type="string">
            <text:p>ci</text:p>
          </table:table-cell>
          <table:table-cell office:value-type="float" office:value="970090">
            <text:p>97009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</text:p>
          </table:table-cell>
          <table:table-cell office:value-type="float" office:value="1647907">
            <text:p>1647907</text:p>
          </table:table-cell>
          <table:table-cell/>
          <table:table-cell office:value-type="string">
            <text:p>as</text:p>
          </table:table-cell>
          <table:table-cell office:value-type="float" office:value="926172">
            <text:p>92617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</text:p>
          </table:table-cell>
          <table:table-cell office:value-type="float" office:value="1507212">
            <text:p>1507212</text:p>
          </table:table-cell>
          <table:table-cell/>
          <table:table-cell office:value-type="string">
            <text:p>ad</text:p>
          </table:table-cell>
          <table:table-cell office:value-type="float" office:value="908833">
            <text:p>90883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´</text:p>
          </table:table-cell>
          <table:table-cell office:value-type="float" office:value="1142232">
            <text:p>1142232</text:p>
          </table:table-cell>
          <table:table-cell/>
          <table:table-cell office:value-type="string">
            <text:p>ac</text:p>
          </table:table-cell>
          <table:table-cell office:value-type="float" office:value="812713">
            <text:p>81271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b</text:p>
          </table:table-cell>
          <table:table-cell office:value-type="float" office:value="819402">
            <text:p>819402</text:p>
          </table:table-cell>
          <table:table-cell/>
          <table:table-cell office:value-type="string">
            <text:p>co</text:p>
          </table:table-cell>
          <table:table-cell office:value-type="float" office:value="791956">
            <text:p>79195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g</text:p>
          </table:table-cell>
          <table:table-cell office:value-type="float" office:value="790916">
            <text:p>790916</text:p>
          </table:table-cell>
          <table:table-cell/>
          <table:table-cell office:value-type="string">
            <text:p>at</text:p>
          </table:table-cell>
          <table:table-cell office:value-type="float" office:value="775139">
            <text:p>77513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coma</text:p>
          </table:table-cell>
          <table:table-cell office:value-type="float" office:value="740004">
            <text:p>740004</text:p>
          </table:table-cell>
          <table:table-cell/>
          <table:table-cell office:value-type="string">
            <text:p>et</text:p>
          </table:table-cell>
          <table:table-cell office:value-type="float" office:value="746578">
            <text:p>7465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dot</text:p>
          </table:table-cell>
          <table:table-cell office:value-type="float" office:value="724219">
            <text:p>724219</text:p>
          </table:table-cell>
          <table:table-cell/>
          <table:table-cell office:value-type="string">
            <text:p>in</text:p>
          </table:table-cell>
          <table:table-cell office:value-type="float" office:value="707230">
            <text:p>7072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v</text:p>
          </table:table-cell>
          <table:table-cell office:value-type="float" office:value="579646">
            <text:p>579646</text:p>
          </table:table-cell>
          <table:table-cell/>
          <table:table-cell office:value-type="string">
            <text:p>nt</text:p>
          </table:table-cell>
          <table:table-cell office:value-type="float" office:value="657176">
            <text:p>65717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f</text:p>
          </table:table-cell>
          <table:table-cell office:value-type="float" office:value="546877">
            <text:p>546877</text:p>
          </table:table-cell>
          <table:table-cell/>
          <table:table-cell office:value-type="string">
            <text:p>do</text:p>
          </table:table-cell>
          <table:table-cell office:value-type="float" office:value="632826">
            <text:p>6328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y</text:p>
          </table:table-cell>
          <table:table-cell office:value-type="float" office:value="543111">
            <text:p>543111</text:p>
          </table:table-cell>
          <table:table-cell/>
          <table:table-cell office:value-type="string">
            <text:p>is</text:p>
          </table:table-cell>
          <table:table-cell office:value-type="float" office:value="602703">
            <text:p>60270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h</text:p>
          </table:table-cell>
          <table:table-cell office:value-type="float" office:value="539624">
            <text:p>539624</text:p>
          </table:table-cell>
          <table:table-cell/>
          <table:table-cell office:value-type="string">
            <text:p>lo</text:p>
          </table:table-cell>
          <table:table-cell office:value-type="float" office:value="589684">
            <text:p>58968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q</text:p>
          </table:table-cell>
          <table:table-cell office:value-type="float" office:value="333752">
            <text:p>333752</text:p>
          </table:table-cell>
          <table:table-cell/>
          <table:table-cell office:value-type="string">
            <text:p>am</text:p>
          </table:table-cell>
          <table:table-cell office:value-type="float" office:value="587314">
            <text:p>5873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j</text:p>
          </table:table-cell>
          <table:table-cell office:value-type="float" office:value="264548">
            <text:p>264548</text:p>
          </table:table-cell>
          <table:table-cell/>
          <table:table-cell office:value-type="string">
            <text:p>it</text:p>
          </table:table-cell>
          <table:table-cell office:value-type="float" office:value="575570">
            <text:p>5755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z</text:p>
          </table:table-cell>
          <table:table-cell office:value-type="float" office:value="231285">
            <text:p>231285</text:p>
          </table:table-cell>
          <table:table-cell/>
          <table:table-cell office:value-type="string">
            <text:p>eu</text:p>
          </table:table-cell>
          <table:table-cell office:value-type="float" office:value="559830">
            <text:p>55983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k</text:p>
          </table:table-cell>
          <table:table-cell office:value-type="float" office:value="133706">
            <text:p>133706</text:p>
          </table:table-cell>
          <table:table-cell/>
          <table:table-cell office:value-type="string">
            <text:p>i´</text:p>
          </table:table-cell>
          <table:table-cell office:value-type="float" office:value="559821">
            <text:p>5598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x</text:p>
          </table:table-cell>
          <table:table-cell office:value-type="float" office:value="130959">
            <text:p>130959</text:p>
          </table:table-cell>
          <table:table-cell/>
          <table:table-cell office:value-type="string">
            <text:p>di</text:p>
          </table:table-cell>
          <table:table-cell office:value-type="float" office:value="555669">
            <text:p>55566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ñ</text:p>
          </table:table-cell>
          <table:table-cell office:value-type="float" office:value="98872">
            <text:p>98872</text:p>
          </table:table-cell>
          <table:table-cell/>
          <table:table-cell office:value-type="string">
            <text:p>ir</text:p>
          </table:table-cell>
          <table:table-cell office:value-type="float" office:value="548933">
            <text:p>54893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minus</text:p>
          </table:table-cell>
          <table:table-cell office:value-type="float" office:value="97163">
            <text:p>97163</text:p>
          </table:table-cell>
          <table:table-cell/>
          <table:table-cell office:value-type="string">
            <text:p>rt</text:p>
          </table:table-cell>
          <table:table-cell office:value-type="float" office:value="534389">
            <text:p>5343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w</text:p>
          </table:table-cell>
          <table:table-cell office:value-type="float" office:value="82871">
            <text:p>82871</text:p>
          </table:table-cell>
          <table:table-cell/>
          <table:table-cell office:value-type="string">
            <text:p>ot</text:p>
          </table:table-cell>
          <table:table-cell office:value-type="float" office:value="532463">
            <text:p>53246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`</text:p>
          </table:table-cell>
          <table:table-cell office:value-type="float" office:value="2867">
            <text:p>2867</text:p>
          </table:table-cell>
          <table:table-cell/>
          <table:table-cell office:value-type="string">
            <text:p>st</text:p>
          </table:table-cell>
          <table:table-cell office:value-type="float" office:value="515049">
            <text:p>5150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plus</text:p>
          </table:table-cell>
          <table:table-cell office:value-type="float" office:value="1590">
            <text:p>1590</text:p>
          </table:table-cell>
          <table:table-cell/>
          <table:table-cell office:value-type="string">
            <text:p>ai</text:p>
          </table:table-cell>
          <table:table-cell office:value-type="float" office:value="507408">
            <text:p>50740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ç</text:p>
          </table:table-cell>
          <table:table-cell office:value-type="float" office:value="1233">
            <text:p>1233</text:p>
          </table:table-cell>
          <table:table-cell/>
          <table:table-cell office:value-type="string">
            <text:p>nu</text:p>
          </table:table-cell>
          <table:table-cell office:value-type="float" office:value="498916">
            <text:p>49891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office:value-type="string">
            <text:p>&lt;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mo</text:p>
          </table:table-cell>
          <table:table-cell office:value-type="float" office:value="490547">
            <text:p>49054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m</text:p>
          </table:table-cell>
          <table:table-cell office:value-type="float" office:value="487834">
            <text:p>4878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e</text:p>
          </table:table-cell>
          <table:table-cell office:value-type="float" office:value="443866">
            <text:p>44386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l</text:p>
          </table:table-cell>
          <table:table-cell office:value-type="float" office:value="431146">
            <text:p>43114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´</text:p>
          </table:table-cell>
          <table:table-cell office:value-type="float" office:value="425024">
            <text:p>42502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p</text:p>
          </table:table-cell>
          <table:table-cell office:value-type="float" office:value="411902">
            <text:p>41190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p</text:p>
          </table:table-cell>
          <table:table-cell office:value-type="float" office:value="407931">
            <text:p>40793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m</text:p>
          </table:table-cell>
          <table:table-cell office:value-type="float" office:value="384470">
            <text:p>3844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su</text:p>
          </table:table-cell>
          <table:table-cell office:value-type="float" office:value="371151">
            <text:p>37115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office:value-type="float" office:value="353650">
            <text:p>3536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o</text:p>
          </table:table-cell>
          <table:table-cell office:value-type="float" office:value="350273">
            <text:p>35027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i</text:p>
          </table:table-cell>
          <table:table-cell office:value-type="float" office:value="338788">
            <text:p>33878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qu</text:p>
          </table:table-cell>
          <table:table-cell office:value-type="float" office:value="333261">
            <text:p>33326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p</text:p>
          </table:table-cell>
          <table:table-cell office:value-type="float" office:value="293757">
            <text:p>29375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n</text:p>
          </table:table-cell>
          <table:table-cell office:value-type="float" office:value="289542">
            <text:p>28954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v</text:p>
          </table:table-cell>
          <table:table-cell office:value-type="float" office:value="282011">
            <text:p>28201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u</text:p>
          </table:table-cell>
          <table:table-cell office:value-type="float" office:value="268291">
            <text:p>2682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r</text:p>
          </table:table-cell>
          <table:table-cell office:value-type="float" office:value="257799">
            <text:p>25779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u</text:p>
          </table:table-cell>
          <table:table-cell office:value-type="float" office:value="236349">
            <text:p>2363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v</text:p>
          </table:table-cell>
          <table:table-cell office:value-type="float" office:value="230936">
            <text:p>23093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n</text:p>
          </table:table-cell>
          <table:table-cell office:value-type="float" office:value="230715">
            <text:p>23071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´</text:p>
          </table:table-cell>
          <table:table-cell office:value-type="float" office:value="220993">
            <text:p>22099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g</text:p>
          </table:table-cell>
          <table:table-cell office:value-type="float" office:value="211875">
            <text:p>2118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tu</text:p>
          </table:table-cell>
          <table:table-cell office:value-type="float" office:value="208870">
            <text:p>2088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g</text:p>
          </table:table-cell>
          <table:table-cell office:value-type="float" office:value="200887">
            <text:p>20088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lu</text:p>
          </table:table-cell>
          <table:table-cell office:value-type="float" office:value="200068">
            <text:p>20006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i</text:p>
          </table:table-cell>
          <table:table-cell office:value-type="float" office:value="197514">
            <text:p>1975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i</text:p>
          </table:table-cell>
          <table:table-cell office:value-type="float" office:value="194753">
            <text:p>19475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u</text:p>
          </table:table-cell>
          <table:table-cell office:value-type="float" office:value="194470">
            <text:p>19447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h</text:p>
          </table:table-cell>
          <table:table-cell office:value-type="float" office:value="188173">
            <text:p>188173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´</text:p>
          </table:table-cell>
          <table:table-cell office:value-type="float" office:value="183949">
            <text:p>18394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r</text:p>
          </table:table-cell>
          <table:table-cell office:value-type="float" office:value="180131">
            <text:p>18013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v</text:p>
          </table:table-cell>
          <table:table-cell office:value-type="float" office:value="174505">
            <text:p>1745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o</text:p>
          </table:table-cell>
          <table:table-cell office:value-type="float" office:value="164791">
            <text:p>1647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o</text:p>
          </table:table-cell>
          <table:table-cell office:value-type="float" office:value="164172">
            <text:p>16417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u</text:p>
          </table:table-cell>
          <table:table-cell office:value-type="float" office:value="164000">
            <text:p>16400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r</text:p>
          </table:table-cell>
          <table:table-cell office:value-type="float" office:value="162641">
            <text:p>16264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u</text:p>
          </table:table-cell>
          <table:table-cell office:value-type="float" office:value="161727">
            <text:p>16172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p</text:p>
          </table:table-cell>
          <table:table-cell office:value-type="float" office:value="161484">
            <text:p>16148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i</text:p>
          </table:table-cell>
          <table:table-cell office:value-type="float" office:value="159134">
            <text:p>1591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r</text:p>
          </table:table-cell>
          <table:table-cell office:value-type="float" office:value="147132">
            <text:p>14713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u</text:p>
          </table:table-cell>
          <table:table-cell office:value-type="float" office:value="146526">
            <text:p>1465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z</text:p>
          </table:table-cell>
          <table:table-cell office:value-type="float" office:value="143105">
            <text:p>14310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u</text:p>
          </table:table-cell>
          <table:table-cell office:value-type="float" office:value="140614">
            <text:p>14061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s</text:p>
          </table:table-cell>
          <table:table-cell office:value-type="float" office:value="140182">
            <text:p>14018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p</text:p>
          </table:table-cell>
          <table:table-cell office:value-type="float" office:value="136381">
            <text:p>13638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h</text:p>
          </table:table-cell>
          <table:table-cell office:value-type="float" office:value="133550">
            <text:p>13355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a</text:p>
          </table:table-cell>
          <table:table-cell office:value-type="float" office:value="131296">
            <text:p>13129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ns</text:p>
          </table:table-cell>
          <table:table-cell office:value-type="float" office:value="130979">
            <text:p>13097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e</text:p>
          </table:table-cell>
          <table:table-cell office:value-type="float" office:value="127989">
            <text:p>1279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e</text:p>
          </table:table-cell>
          <table:table-cell office:value-type="float" office:value="127812">
            <text:p>12781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ov</text:p>
          </table:table-cell>
          <table:table-cell office:value-type="float" office:value="127322">
            <text:p>127322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r´</text:p>
          </table:table-cell>
          <table:table-cell office:value-type="float" office:value="125890">
            <text:p>125890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iu</text:p>
          </table:table-cell>
          <table:table-cell office:value-type="float" office:value="125589">
            <text:p>12558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ct</text:p>
          </table:table-cell>
          <table:table-cell office:value-type="float" office:value="124721">
            <text:p>12472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m</text:p>
          </table:table-cell>
          <table:table-cell office:value-type="float" office:value="119844">
            <text:p>1198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dr</text:p>
          </table:table-cell>
          <table:table-cell office:value-type="float" office:value="119278">
            <text:p>11927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.s</text:p>
          </table:table-cell>
          <table:table-cell office:value-type="float" office:value="119144">
            <text:p>11914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,o</text:p>
          </table:table-cell>
          <table:table-cell office:value-type="float" office:value="117491">
            <text:p>117491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f</text:p>
          </table:table-cell>
          <table:table-cell office:value-type="float" office:value="116877">
            <text:p>11687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ps</text:p>
          </table:table-cell>
          <table:table-cell office:value-type="float" office:value="111455">
            <text:p>11145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aj</text:p>
          </table:table-cell>
          <table:table-cell office:value-type="float" office:value="111226">
            <text:p>111226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o</text:p>
          </table:table-cell>
          <table:table-cell office:value-type="float" office:value="109534">
            <text:p>109534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m´</text:p>
          </table:table-cell>
          <table:table-cell office:value-type="float" office:value="108975">
            <text:p>10897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fu</text:p>
          </table:table-cell>
          <table:table-cell office:value-type="float" office:value="107609">
            <text:p>10760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.a</text:p>
          </table:table-cell>
          <table:table-cell office:value-type="float" office:value="106858">
            <text:p>106858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l</text:p>
          </table:table-cell>
          <table:table-cell office:value-type="float" office:value="106845">
            <text:p>106845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ej</text:p>
          </table:table-cell>
          <table:table-cell office:value-type="float" office:value="103899">
            <text:p>103899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gn</text:p>
          </table:table-cell>
          <table:table-cell office:value-type="float" office:value="101387">
            <text:p>101387</text:p>
          </table:table-cell>
          <table:table-cell table:style-name="ce1" table:number-columns-repeated="3"/>
          <table:table-cell table:number-columns-repeated="4"/>
          <table:table-cell table:style-name="ce2"/>
        </table:table-row>
        <table:table-row table:style-name="ro1">
          <table:table-cell table:number-columns-repeated="3"/>
          <table:table-cell office:value-type="string">
            <text:p>bu</text:p>
          </table:table-cell>
          <table:table-cell office:value-type="float" office:value="99137">
            <text:p>991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s</text:p>
          </table:table-cell>
          <table:table-cell office:value-type="float" office:value="98867">
            <text:p>98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r</text:p>
          </table:table-cell>
          <table:table-cell office:value-type="float" office:value="98658">
            <text:p>986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ñ</text:p>
          </table:table-cell>
          <table:table-cell office:value-type="float" office:value="97049">
            <text:p>970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´</text:p>
          </table:table-cell>
          <table:table-cell office:value-type="float" office:value="94479">
            <text:p>944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o</text:p>
          </table:table-cell>
          <table:table-cell office:value-type="float" office:value="93954">
            <text:p>939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h</text:p>
          </table:table-cell>
          <table:table-cell office:value-type="float" office:value="93806">
            <text:p>938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´</text:p>
          </table:table-cell>
          <table:table-cell office:value-type="float" office:value="92275">
            <text:p>92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i</text:p>
          </table:table-cell>
          <table:table-cell office:value-type="float" office:value="89258">
            <text:p>89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s</text:p>
          </table:table-cell>
          <table:table-cell office:value-type="float" office:value="88546">
            <text:p>88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x</text:p>
          </table:table-cell>
          <table:table-cell office:value-type="float" office:value="87643">
            <text:p>876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y</text:p>
          </table:table-cell>
          <table:table-cell office:value-type="float" office:value="87413">
            <text:p>87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f</text:p>
          </table:table-cell>
          <table:table-cell office:value-type="float" office:value="85279">
            <text:p>852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o</text:p>
          </table:table-cell>
          <table:table-cell office:value-type="float" office:value="82175">
            <text:p>82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p</text:p>
          </table:table-cell>
          <table:table-cell office:value-type="float" office:value="80861">
            <text:p>80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o</text:p>
          </table:table-cell>
          <table:table-cell office:value-type="float" office:value="79721">
            <text:p>797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z</text:p>
          </table:table-cell>
          <table:table-cell office:value-type="float" office:value="72277">
            <text:p>722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</text:p>
          </table:table-cell>
          <table:table-cell office:value-type="float" office:value="72194">
            <text:p>721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r</text:p>
          </table:table-cell>
          <table:table-cell office:value-type="float" office:value="71649">
            <text:p>716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u</text:p>
          </table:table-cell>
          <table:table-cell office:value-type="float" office:value="69714">
            <text:p>69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t</text:p>
          </table:table-cell>
          <table:table-cell office:value-type="float" office:value="67352">
            <text:p>673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r</text:p>
          </table:table-cell>
          <table:table-cell office:value-type="float" office:value="66072">
            <text:p>660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o</text:p>
          </table:table-cell>
          <table:table-cell office:value-type="float" office:value="64867">
            <text:p>648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´</text:p>
          </table:table-cell>
          <table:table-cell office:value-type="float" office:value="61937">
            <text:p>619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ñ</text:p>
          </table:table-cell>
          <table:table-cell office:value-type="float" office:value="61044">
            <text:p>610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l</text:p>
          </table:table-cell>
          <table:table-cell office:value-type="float" office:value="60890">
            <text:p>608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t</text:p>
          </table:table-cell>
          <table:table-cell office:value-type="float" office:value="60608">
            <text:p>606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e</text:p>
          </table:table-cell>
          <table:table-cell office:value-type="float" office:value="60401">
            <text:p>604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y</text:p>
          </table:table-cell>
          <table:table-cell office:value-type="float" office:value="56056">
            <text:p>560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y</text:p>
          </table:table-cell>
          <table:table-cell office:value-type="float" office:value="50773">
            <text:p>507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z</text:p>
          </table:table-cell>
          <table:table-cell office:value-type="float" office:value="47268">
            <text:p>472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´</text:p>
          </table:table-cell>
          <table:table-cell office:value-type="float" office:value="44860">
            <text:p>44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x</text:p>
          </table:table-cell>
          <table:table-cell office:value-type="float" office:value="44478">
            <text:p>444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s</text:p>
          </table:table-cell>
          <table:table-cell office:value-type="float" office:value="42856">
            <text:p>428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´</text:p>
          </table:table-cell>
          <table:table-cell office:value-type="float" office:value="42747">
            <text:p>427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n</text:p>
          </table:table-cell>
          <table:table-cell office:value-type="float" office:value="42219">
            <text:p>422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m</text:p>
          </table:table-cell>
          <table:table-cell office:value-type="float" office:value="41084">
            <text:p>410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´</text:p>
          </table:table-cell>
          <table:table-cell office:value-type="float" office:value="40551">
            <text:p>405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e</text:p>
          </table:table-cell>
          <table:table-cell office:value-type="float" office:value="40501">
            <text:p>405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z</text:p>
          </table:table-cell>
          <table:table-cell office:value-type="float" office:value="39913">
            <text:p>399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y</text:p>
          </table:table-cell>
          <table:table-cell office:value-type="float" office:value="39405">
            <text:p>394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´</text:p>
          </table:table-cell>
          <table:table-cell office:value-type="float" office:value="38008">
            <text:p>380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u</text:p>
          </table:table-cell>
          <table:table-cell office:value-type="float" office:value="37607">
            <text:p>376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n</text:p>
          </table:table-cell>
          <table:table-cell office:value-type="float" office:value="35224">
            <text:p>35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´</text:p>
          </table:table-cell>
          <table:table-cell office:value-type="float" office:value="33202">
            <text:p>33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n</text:p>
          </table:table-cell>
          <table:table-cell office:value-type="float" office:value="33126">
            <text:p>331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r</text:p>
          </table:table-cell>
          <table:table-cell office:value-type="float" office:value="32954">
            <text:p>329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k</text:p>
          </table:table-cell>
          <table:table-cell office:value-type="float" office:value="31461">
            <text:p>314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s</text:p>
          </table:table-cell>
          <table:table-cell office:value-type="float" office:value="31055">
            <text:p>310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x</text:p>
          </table:table-cell>
          <table:table-cell office:value-type="float" office:value="30943">
            <text:p>309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z</text:p>
          </table:table-cell>
          <table:table-cell office:value-type="float" office:value="29922">
            <text:p>29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u</text:p>
          </table:table-cell>
          <table:table-cell office:value-type="float" office:value="29536">
            <text:p>295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v</text:p>
          </table:table-cell>
          <table:table-cell office:value-type="float" office:value="28646">
            <text:p>286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r</text:p>
          </table:table-cell>
          <table:table-cell office:value-type="float" office:value="28600">
            <text:p>286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l</text:p>
          </table:table-cell>
          <table:table-cell office:value-type="float" office:value="28572">
            <text:p>285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l</text:p>
          </table:table-cell>
          <table:table-cell office:value-type="float" office:value="28000">
            <text:p>280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´</text:p>
          </table:table-cell>
          <table:table-cell office:value-type="float" office:value="27806">
            <text:p>278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s</text:p>
          </table:table-cell>
          <table:table-cell office:value-type="float" office:value="27547">
            <text:p>275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w</text:p>
          </table:table-cell>
          <table:table-cell office:value-type="float" office:value="26763">
            <text:p>267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k</text:p>
          </table:table-cell>
          <table:table-cell office:value-type="float" office:value="26566">
            <text:p>265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l</text:p>
          </table:table-cell>
          <table:table-cell office:value-type="float" office:value="26168">
            <text:p>26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ñ</text:p>
          </table:table-cell>
          <table:table-cell office:value-type="float" office:value="25767">
            <text:p>257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s</text:p>
          </table:table-cell>
          <table:table-cell office:value-type="float" office:value="25582">
            <text:p>255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r</text:p>
          </table:table-cell>
          <table:table-cell office:value-type="float" office:value="25109">
            <text:p>25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v</text:p>
          </table:table-cell>
          <table:table-cell office:value-type="float" office:value="25015">
            <text:p>250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l</text:p>
          </table:table-cell>
          <table:table-cell office:value-type="float" office:value="24211">
            <text:p>24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´</text:p>
          </table:table-cell>
          <table:table-cell office:value-type="float" office:value="24211">
            <text:p>242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k</text:p>
          </table:table-cell>
          <table:table-cell office:value-type="float" office:value="23827">
            <text:p>238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t</text:p>
          </table:table-cell>
          <table:table-cell office:value-type="float" office:value="23438">
            <text:p>234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´</text:p>
          </table:table-cell>
          <table:table-cell office:value-type="float" office:value="23026">
            <text:p>230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v</text:p>
          </table:table-cell>
          <table:table-cell office:value-type="float" office:value="22323">
            <text:p>223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´</text:p>
          </table:table-cell>
          <table:table-cell office:value-type="float" office:value="21232">
            <text:p>212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j</text:p>
          </table:table-cell>
          <table:table-cell office:value-type="float" office:value="21136">
            <text:p>21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w</text:p>
          </table:table-cell>
          <table:table-cell office:value-type="float" office:value="20571">
            <text:p>205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k</text:p>
          </table:table-cell>
          <table:table-cell office:value-type="float" office:value="19861">
            <text:p>19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w</text:p>
          </table:table-cell>
          <table:table-cell office:value-type="float" office:value="19601">
            <text:p>19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o</text:p>
          </table:table-cell>
          <table:table-cell office:value-type="float" office:value="19100">
            <text:p>191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q</text:p>
          </table:table-cell>
          <table:table-cell office:value-type="float" office:value="18393">
            <text:p>183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v</text:p>
          </table:table-cell>
          <table:table-cell office:value-type="float" office:value="17784">
            <text:p>177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o</text:p>
          </table:table-cell>
          <table:table-cell office:value-type="float" office:value="17155">
            <text:p>17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s</text:p>
          </table:table-cell>
          <table:table-cell office:value-type="float" office:value="16801">
            <text:p>168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x</text:p>
          </table:table-cell>
          <table:table-cell office:value-type="float" office:value="16673">
            <text:p>16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z´</text:p>
          </table:table-cell>
          <table:table-cell office:value-type="float" office:value="15790">
            <text:p>15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n</text:p>
          </table:table-cell>
          <table:table-cell office:value-type="float" office:value="15772">
            <text:p>1577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z</text:p>
          </table:table-cell>
          <table:table-cell office:value-type="float" office:value="15644">
            <text:p>156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w</text:p>
          </table:table-cell>
          <table:table-cell office:value-type="float" office:value="15492">
            <text:p>154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d</text:p>
          </table:table-cell>
          <table:table-cell office:value-type="float" office:value="15275">
            <text:p>152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q</text:p>
          </table:table-cell>
          <table:table-cell office:value-type="float" office:value="15224">
            <text:p>152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y</text:p>
          </table:table-cell>
          <table:table-cell office:value-type="float" office:value="15098">
            <text:p>150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q</text:p>
          </table:table-cell>
          <table:table-cell office:value-type="float" office:value="15038">
            <text:p>150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d</text:p>
          </table:table-cell>
          <table:table-cell office:value-type="float" office:value="14599">
            <text:p>145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c</text:p>
          </table:table-cell>
          <table:table-cell office:value-type="float" office:value="13904">
            <text:p>139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r</text:p>
          </table:table-cell>
          <table:table-cell office:value-type="float" office:value="13881">
            <text:p>138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i</text:p>
          </table:table-cell>
          <table:table-cell office:value-type="float" office:value="13266">
            <text:p>132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z</text:p>
          </table:table-cell>
          <table:table-cell office:value-type="float" office:value="12865">
            <text:p>128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r</text:p>
          </table:table-cell>
          <table:table-cell office:value-type="float" office:value="12299">
            <text:p>122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n</text:p>
          </table:table-cell>
          <table:table-cell office:value-type="float" office:value="12169">
            <text:p>121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x</text:p>
          </table:table-cell>
          <table:table-cell office:value-type="float" office:value="12003">
            <text:p>120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x</text:p>
          </table:table-cell>
          <table:table-cell office:value-type="float" office:value="11922">
            <text:p>119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p</text:p>
          </table:table-cell>
          <table:table-cell office:value-type="float" office:value="11528">
            <text:p>115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u</text:p>
          </table:table-cell>
          <table:table-cell office:value-type="float" office:value="10953">
            <text:p>109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y</text:p>
          </table:table-cell>
          <table:table-cell office:value-type="float" office:value="10928">
            <text:p>109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s</text:p>
          </table:table-cell>
          <table:table-cell office:value-type="float" office:value="10605">
            <text:p>106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y</text:p>
          </table:table-cell>
          <table:table-cell office:value-type="float" office:value="10440">
            <text:p>104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t</text:p>
          </table:table-cell>
          <table:table-cell office:value-type="float" office:value="9982">
            <text:p>99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´</text:p>
          </table:table-cell>
          <table:table-cell office:value-type="float" office:value="9842">
            <text:p>98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t</text:p>
          </table:table-cell>
          <table:table-cell office:value-type="float" office:value="9556">
            <text:p>95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y</text:p>
          </table:table-cell>
          <table:table-cell office:value-type="float" office:value="9411">
            <text:p>94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n</text:p>
          </table:table-cell>
          <table:table-cell office:value-type="float" office:value="9329">
            <text:p>93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y</text:p>
          </table:table-cell>
          <table:table-cell office:value-type="float" office:value="9136">
            <text:p>91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n</text:p>
          </table:table-cell>
          <table:table-cell office:value-type="float" office:value="9097">
            <text:p>90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h</text:p>
          </table:table-cell>
          <table:table-cell office:value-type="float" office:value="8936">
            <text:p>89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i</text:p>
          </table:table-cell>
          <table:table-cell office:value-type="float" office:value="8911">
            <text:p>89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n</text:p>
          </table:table-cell>
          <table:table-cell office:value-type="float" office:value="8878">
            <text:p>8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p</text:p>
          </table:table-cell>
          <table:table-cell office:value-type="float" office:value="8760">
            <text:p>87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´</text:p>
          </table:table-cell>
          <table:table-cell office:value-type="float" office:value="8656">
            <text:p>86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s</text:p>
          </table:table-cell>
          <table:table-cell office:value-type="float" office:value="8628">
            <text:p>86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r</text:p>
          </table:table-cell>
          <table:table-cell office:value-type="float" office:value="8416">
            <text:p>84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y</text:p>
          </table:table-cell>
          <table:table-cell office:value-type="float" office:value="8239">
            <text:p>82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a</text:p>
          </table:table-cell>
          <table:table-cell office:value-type="float" office:value="7805">
            <text:p>78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q</text:p>
          </table:table-cell>
          <table:table-cell office:value-type="float" office:value="7630">
            <text:p>76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t</text:p>
          </table:table-cell>
          <table:table-cell office:value-type="float" office:value="7437">
            <text:p>74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t</text:p>
          </table:table-cell>
          <table:table-cell office:value-type="float" office:value="7394">
            <text:p>7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o</text:p>
          </table:table-cell>
          <table:table-cell office:value-type="float" office:value="7338">
            <text:p>73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m</text:p>
          </table:table-cell>
          <table:table-cell office:value-type="float" office:value="7202">
            <text:p>72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s</text:p>
          </table:table-cell>
          <table:table-cell office:value-type="float" office:value="6820">
            <text:p>68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n</text:p>
          </table:table-cell>
          <table:table-cell office:value-type="float" office:value="6524">
            <text:p>65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y</text:p>
          </table:table-cell>
          <table:table-cell office:value-type="float" office:value="6231">
            <text:p>62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m</text:p>
          </table:table-cell>
          <table:table-cell office:value-type="float" office:value="6163">
            <text:p>61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s</text:p>
          </table:table-cell>
          <table:table-cell office:value-type="float" office:value="6153">
            <text:p>6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z</text:p>
          </table:table-cell>
          <table:table-cell office:value-type="float" office:value="6147">
            <text:p>6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x</text:p>
          </table:table-cell>
          <table:table-cell office:value-type="float" office:value="6107">
            <text:p>6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s</text:p>
          </table:table-cell>
          <table:table-cell office:value-type="float" office:value="6049">
            <text:p>60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ñ</text:p>
          </table:table-cell>
          <table:table-cell office:value-type="float" office:value="5947">
            <text:p>59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e</text:p>
          </table:table-cell>
          <table:table-cell office:value-type="float" office:value="5877">
            <text:p>58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y</text:p>
          </table:table-cell>
          <table:table-cell office:value-type="float" office:value="5714">
            <text:p>5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y</text:p>
          </table:table-cell>
          <table:table-cell office:value-type="float" office:value="5403">
            <text:p>54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l</text:p>
          </table:table-cell>
          <table:table-cell office:value-type="float" office:value="5362">
            <text:p>53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j</text:p>
          </table:table-cell>
          <table:table-cell office:value-type="float" office:value="5307">
            <text:p>53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x</text:p>
          </table:table-cell>
          <table:table-cell office:value-type="float" office:value="5258">
            <text:p>52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t</text:p>
          </table:table-cell>
          <table:table-cell office:value-type="float" office:value="5079">
            <text:p>50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q</text:p>
          </table:table-cell>
          <table:table-cell office:value-type="float" office:value="5075">
            <text:p>50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m</text:p>
          </table:table-cell>
          <table:table-cell office:value-type="float" office:value="4878">
            <text:p>48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m</text:p>
          </table:table-cell>
          <table:table-cell office:value-type="float" office:value="4760">
            <text:p>47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g</text:p>
          </table:table-cell>
          <table:table-cell office:value-type="float" office:value="4704">
            <text:p>47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l</text:p>
          </table:table-cell>
          <table:table-cell office:value-type="float" office:value="4631">
            <text:p>46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ñ</text:p>
          </table:table-cell>
          <table:table-cell office:value-type="float" office:value="4606">
            <text:p>46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m</text:p>
          </table:table-cell>
          <table:table-cell office:value-type="float" office:value="4519">
            <text:p>45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n</text:p>
          </table:table-cell>
          <table:table-cell office:value-type="float" office:value="4476">
            <text:p>44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p</text:p>
          </table:table-cell>
          <table:table-cell office:value-type="float" office:value="4430">
            <text:p>44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y</text:p>
          </table:table-cell>
          <table:table-cell office:value-type="float" office:value="4413">
            <text:p>44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w</text:p>
          </table:table-cell>
          <table:table-cell office:value-type="float" office:value="4408">
            <text:p>4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h</text:p>
          </table:table-cell>
          <table:table-cell office:value-type="float" office:value="4376">
            <text:p>43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y</text:p>
          </table:table-cell>
          <table:table-cell office:value-type="float" office:value="4198">
            <text:p>41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h</text:p>
          </table:table-cell>
          <table:table-cell office:value-type="float" office:value="4197">
            <text:p>41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´</text:p>
          </table:table-cell>
          <table:table-cell office:value-type="float" office:value="4161">
            <text:p>41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l</text:p>
          </table:table-cell>
          <table:table-cell office:value-type="float" office:value="4059">
            <text:p>40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y</text:p>
          </table:table-cell>
          <table:table-cell office:value-type="float" office:value="4013">
            <text:p>40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c</text:p>
          </table:table-cell>
          <table:table-cell office:value-type="float" office:value="3955">
            <text:p>3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z</text:p>
          </table:table-cell>
          <table:table-cell office:value-type="float" office:value="3915">
            <text:p>39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q</text:p>
          </table:table-cell>
          <table:table-cell office:value-type="float" office:value="3879">
            <text:p>38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y</text:p>
          </table:table-cell>
          <table:table-cell office:value-type="float" office:value="3862">
            <text:p>38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x</text:p>
          </table:table-cell>
          <table:table-cell office:value-type="float" office:value="3844">
            <text:p>38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t</text:p>
          </table:table-cell>
          <table:table-cell office:value-type="float" office:value="3837">
            <text:p>38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d</text:p>
          </table:table-cell>
          <table:table-cell office:value-type="float" office:value="3824">
            <text:p>38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k</text:p>
          </table:table-cell>
          <table:table-cell office:value-type="float" office:value="3790">
            <text:p>37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.</text:p>
          </table:table-cell>
          <table:table-cell office:value-type="float" office:value="3777">
            <text:p>377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i</text:p>
          </table:table-cell>
          <table:table-cell office:value-type="float" office:value="3739">
            <text:p>37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w</text:p>
          </table:table-cell>
          <table:table-cell office:value-type="float" office:value="3736">
            <text:p>37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z</text:p>
          </table:table-cell>
          <table:table-cell office:value-type="float" office:value="3731">
            <text:p>37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p</text:p>
          </table:table-cell>
          <table:table-cell office:value-type="float" office:value="3682">
            <text:p>36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u</text:p>
          </table:table-cell>
          <table:table-cell office:value-type="float" office:value="3666">
            <text:p>36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z</text:p>
          </table:table-cell>
          <table:table-cell office:value-type="float" office:value="3601">
            <text:p>3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v</text:p>
          </table:table-cell>
          <table:table-cell office:value-type="float" office:value="3590">
            <text:p>35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g</text:p>
          </table:table-cell>
          <table:table-cell office:value-type="float" office:value="3571">
            <text:p>35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w</text:p>
          </table:table-cell>
          <table:table-cell office:value-type="float" office:value="3520">
            <text:p>35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g</text:p>
          </table:table-cell>
          <table:table-cell office:value-type="float" office:value="3506">
            <text:p>35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r</text:p>
          </table:table-cell>
          <table:table-cell office:value-type="float" office:value="3443">
            <text:p>34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y</text:p>
          </table:table-cell>
          <table:table-cell office:value-type="float" office:value="3407">
            <text:p>3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k</text:p>
          </table:table-cell>
          <table:table-cell office:value-type="float" office:value="3404">
            <text:p>34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u</text:p>
          </table:table-cell>
          <table:table-cell office:value-type="float" office:value="3403">
            <text:p>34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m</text:p>
          </table:table-cell>
          <table:table-cell office:value-type="float" office:value="3394">
            <text:p>33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</text:p>
          </table:table-cell>
          <table:table-cell office:value-type="float" office:value="3339">
            <text:p>33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d</text:p>
          </table:table-cell>
          <table:table-cell office:value-type="float" office:value="3247">
            <text:p>32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w</text:p>
          </table:table-cell>
          <table:table-cell office:value-type="float" office:value="3205">
            <text:p>32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y</text:p>
          </table:table-cell>
          <table:table-cell office:value-type="float" office:value="3134">
            <text:p>31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b</text:p>
          </table:table-cell>
          <table:table-cell office:value-type="float" office:value="3124">
            <text:p>31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ñ</text:p>
          </table:table-cell>
          <table:table-cell office:value-type="float" office:value="3045">
            <text:p>30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w</text:p>
          </table:table-cell>
          <table:table-cell office:value-type="float" office:value="2965">
            <text:p>296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j</text:p>
          </table:table-cell>
          <table:table-cell office:value-type="float" office:value="2916">
            <text:p>29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k</text:p>
          </table:table-cell>
          <table:table-cell office:value-type="float" office:value="2703">
            <text:p>27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b</text:p>
          </table:table-cell>
          <table:table-cell office:value-type="float" office:value="2689">
            <text:p>26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m</text:p>
          </table:table-cell>
          <table:table-cell office:value-type="float" office:value="2673">
            <text:p>26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v</text:p>
          </table:table-cell>
          <table:table-cell office:value-type="float" office:value="2660">
            <text:p>26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d</text:p>
          </table:table-cell>
          <table:table-cell office:value-type="float" office:value="2609">
            <text:p>26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f</text:p>
          </table:table-cell>
          <table:table-cell office:value-type="float" office:value="2473">
            <text:p>24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t</text:p>
          </table:table-cell>
          <table:table-cell office:value-type="float" office:value="2447">
            <text:p>24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c</text:p>
          </table:table-cell>
          <table:table-cell office:value-type="float" office:value="2439">
            <text:p>24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w</text:p>
          </table:table-cell>
          <table:table-cell office:value-type="float" office:value="2434">
            <text:p>24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h</text:p>
          </table:table-cell>
          <table:table-cell office:value-type="float" office:value="2358">
            <text:p>23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v</text:p>
          </table:table-cell>
          <table:table-cell office:value-type="float" office:value="2357">
            <text:p>23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w</text:p>
          </table:table-cell>
          <table:table-cell office:value-type="float" office:value="2302">
            <text:p>23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r</text:p>
          </table:table-cell>
          <table:table-cell office:value-type="float" office:value="2296">
            <text:p>22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v</text:p>
          </table:table-cell>
          <table:table-cell office:value-type="float" office:value="2291">
            <text:p>22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z</text:p>
          </table:table-cell>
          <table:table-cell office:value-type="float" office:value="2278">
            <text:p>22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x</text:p>
          </table:table-cell>
          <table:table-cell office:value-type="float" office:value="2212">
            <text:p>22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y</text:p>
          </table:table-cell>
          <table:table-cell office:value-type="float" office:value="2209">
            <text:p>22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x</text:p>
          </table:table-cell>
          <table:table-cell office:value-type="float" office:value="2206">
            <text:p>22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t</text:p>
          </table:table-cell>
          <table:table-cell office:value-type="float" office:value="2111">
            <text:p>21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g</text:p>
          </table:table-cell>
          <table:table-cell office:value-type="float" office:value="2080">
            <text:p>20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z</text:p>
          </table:table-cell>
          <table:table-cell office:value-type="float" office:value="1955">
            <text:p>1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h</text:p>
          </table:table-cell>
          <table:table-cell office:value-type="float" office:value="1888">
            <text:p>18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c</text:p>
          </table:table-cell>
          <table:table-cell office:value-type="float" office:value="1869">
            <text:p>186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q</text:p>
          </table:table-cell>
          <table:table-cell office:value-type="float" office:value="1800">
            <text:p>18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x</text:p>
          </table:table-cell>
          <table:table-cell office:value-type="float" office:value="1721">
            <text:p>17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v</text:p>
          </table:table-cell>
          <table:table-cell office:value-type="float" office:value="1714">
            <text:p>17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y</text:p>
          </table:table-cell>
          <table:table-cell office:value-type="float" office:value="1675">
            <text:p>16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e</text:p>
          </table:table-cell>
          <table:table-cell office:value-type="float" office:value="1653">
            <text:p>16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f</text:p>
          </table:table-cell>
          <table:table-cell office:value-type="float" office:value="1574">
            <text:p>15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z</text:p>
          </table:table-cell>
          <table:table-cell office:value-type="float" office:value="1498">
            <text:p>14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p</text:p>
          </table:table-cell>
          <table:table-cell office:value-type="float" office:value="1497">
            <text:p>14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h</text:p>
          </table:table-cell>
          <table:table-cell office:value-type="float" office:value="1495">
            <text:p>14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z</text:p>
          </table:table-cell>
          <table:table-cell office:value-type="float" office:value="1494">
            <text:p>14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p</text:p>
          </table:table-cell>
          <table:table-cell office:value-type="float" office:value="1476">
            <text:p>14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t</text:p>
          </table:table-cell>
          <table:table-cell office:value-type="float" office:value="1460">
            <text:p>14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u</text:p>
          </table:table-cell>
          <table:table-cell office:value-type="float" office:value="1436">
            <text:p>14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w</text:p>
          </table:table-cell>
          <table:table-cell office:value-type="float" office:value="1407">
            <text:p>1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w</text:p>
          </table:table-cell>
          <table:table-cell office:value-type="float" office:value="1356">
            <text:p>13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g</text:p>
          </table:table-cell>
          <table:table-cell office:value-type="float" office:value="1340">
            <text:p>13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j</text:p>
          </table:table-cell>
          <table:table-cell office:value-type="float" office:value="1327">
            <text:p>13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k</text:p>
          </table:table-cell>
          <table:table-cell office:value-type="float" office:value="1244">
            <text:p>12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f</text:p>
          </table:table-cell>
          <table:table-cell office:value-type="float" office:value="1240">
            <text:p>124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v</text:p>
          </table:table-cell>
          <table:table-cell office:value-type="float" office:value="1113">
            <text:p>1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f</text:p>
          </table:table-cell>
          <table:table-cell office:value-type="float" office:value="1080">
            <text:p>10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b</text:p>
          </table:table-cell>
          <table:table-cell office:value-type="float" office:value="1056">
            <text:p>10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k</text:p>
          </table:table-cell>
          <table:table-cell office:value-type="float" office:value="1052">
            <text:p>10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p</text:p>
          </table:table-cell>
          <table:table-cell office:value-type="float" office:value="1039">
            <text:p>10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m</text:p>
          </table:table-cell>
          <table:table-cell office:value-type="float" office:value="1016">
            <text:p>10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y</text:p>
          </table:table-cell>
          <table:table-cell office:value-type="float" office:value="1010">
            <text:p>10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.</text:p>
          </table:table-cell>
          <table:table-cell office:value-type="float" office:value="985">
            <text:p>9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office:value-type="float" office:value="973">
            <text:p>9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´</text:p>
          </table:table-cell>
          <table:table-cell office:value-type="float" office:value="959">
            <text:p>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a</text:p>
          </table:table-cell>
          <table:table-cell office:value-type="float" office:value="955">
            <text:p>9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p</text:p>
          </table:table-cell>
          <table:table-cell office:value-type="float" office:value="941">
            <text:p>9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y</text:p>
          </table:table-cell>
          <table:table-cell office:value-type="float" office:value="932">
            <text:p>9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w</text:p>
          </table:table-cell>
          <table:table-cell office:value-type="float" office:value="917">
            <text:p>9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w</text:p>
          </table:table-cell>
          <table:table-cell office:value-type="float" office:value="902">
            <text:p>9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z</text:p>
          </table:table-cell>
          <table:table-cell office:value-type="float" office:value="891">
            <text:p>8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w</text:p>
          </table:table-cell>
          <table:table-cell office:value-type="float" office:value="885">
            <text:p>8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x</text:p>
          </table:table-cell>
          <table:table-cell office:value-type="float" office:value="875">
            <text:p>8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j</text:p>
          </table:table-cell>
          <table:table-cell office:value-type="float" office:value="860">
            <text:p>86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p</text:p>
          </table:table-cell>
          <table:table-cell office:value-type="float" office:value="831">
            <text:p>83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f</text:p>
          </table:table-cell>
          <table:table-cell office:value-type="float" office:value="828">
            <text:p>8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w</text:p>
          </table:table-cell>
          <table:table-cell office:value-type="float" office:value="804">
            <text:p>8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g</text:p>
          </table:table-cell>
          <table:table-cell office:value-type="float" office:value="795">
            <text:p>7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g</text:p>
          </table:table-cell>
          <table:table-cell office:value-type="float" office:value="792">
            <text:p>7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aç</text:p>
          </table:table-cell>
          <table:table-cell office:value-type="float" office:value="770">
            <text:p>77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z</text:p>
          </table:table-cell>
          <table:table-cell office:value-type="float" office:value="758">
            <text:p>7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´</text:p>
          </table:table-cell>
          <table:table-cell office:value-type="float" office:value="729">
            <text:p>7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p</text:p>
          </table:table-cell>
          <table:table-cell office:value-type="float" office:value="716">
            <text:p>7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x</text:p>
          </table:table-cell>
          <table:table-cell office:value-type="float" office:value="691">
            <text:p>6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x</text:p>
          </table:table-cell>
          <table:table-cell office:value-type="float" office:value="690">
            <text:p>6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z</text:p>
          </table:table-cell>
          <table:table-cell office:value-type="float" office:value="690">
            <text:p>6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q</text:p>
          </table:table-cell>
          <table:table-cell office:value-type="float" office:value="680">
            <text:p>68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v</text:p>
          </table:table-cell>
          <table:table-cell office:value-type="float" office:value="649">
            <text:p>6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z</text:p>
          </table:table-cell>
          <table:table-cell office:value-type="float" office:value="636">
            <text:p>6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z</text:p>
          </table:table-cell>
          <table:table-cell office:value-type="float" office:value="635">
            <text:p>6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p</text:p>
          </table:table-cell>
          <table:table-cell office:value-type="float" office:value="625">
            <text:p>6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k</text:p>
          </table:table-cell>
          <table:table-cell office:value-type="float" office:value="605">
            <text:p>6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ç</text:p>
          </table:table-cell>
          <table:table-cell office:value-type="float" office:value="601">
            <text:p>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w</text:p>
          </table:table-cell>
          <table:table-cell office:value-type="float" office:value="594">
            <text:p>59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f</text:p>
          </table:table-cell>
          <table:table-cell office:value-type="float" office:value="590">
            <text:p>5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y</text:p>
          </table:table-cell>
          <table:table-cell office:value-type="float" office:value="548">
            <text:p>5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i</text:p>
          </table:table-cell>
          <table:table-cell office:value-type="float" office:value="546">
            <text:p>5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y</text:p>
          </table:table-cell>
          <table:table-cell office:value-type="float" office:value="541">
            <text:p>5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v</text:p>
          </table:table-cell>
          <table:table-cell office:value-type="float" office:value="529">
            <text:p>5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w</text:p>
          </table:table-cell>
          <table:table-cell office:value-type="float" office:value="525">
            <text:p>5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w</text:p>
          </table:table-cell>
          <table:table-cell office:value-type="float" office:value="503">
            <text:p>5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z</text:p>
          </table:table-cell>
          <table:table-cell office:value-type="float" office:value="486">
            <text:p>48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x</text:p>
          </table:table-cell>
          <table:table-cell office:value-type="float" office:value="482">
            <text:p>4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k</text:p>
          </table:table-cell>
          <table:table-cell office:value-type="float" office:value="466">
            <text:p>4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ç</text:p>
          </table:table-cell>
          <table:table-cell office:value-type="float" office:value="436">
            <text:p>4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x</text:p>
          </table:table-cell>
          <table:table-cell office:value-type="float" office:value="429">
            <text:p>4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l</text:p>
          </table:table-cell>
          <table:table-cell office:value-type="float" office:value="429">
            <text:p>42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v</text:p>
          </table:table-cell>
          <table:table-cell office:value-type="float" office:value="424">
            <text:p>4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z</text:p>
          </table:table-cell>
          <table:table-cell office:value-type="float" office:value="414">
            <text:p>4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s</text:p>
          </table:table-cell>
          <table:table-cell office:value-type="float" office:value="410">
            <text:p>4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z</text:p>
          </table:table-cell>
          <table:table-cell office:value-type="float" office:value="408">
            <text:p>4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office:value-type="float" office:value="407">
            <text:p>4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v</text:p>
          </table:table-cell>
          <table:table-cell office:value-type="float" office:value="393">
            <text:p>39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x</text:p>
          </table:table-cell>
          <table:table-cell office:value-type="float" office:value="379">
            <text:p>37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x</text:p>
          </table:table-cell>
          <table:table-cell office:value-type="float" office:value="363">
            <text:p>3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-</text:p>
          </table:table-cell>
          <table:table-cell office:value-type="float" office:value="336">
            <text:p>33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p</text:p>
          </table:table-cell>
          <table:table-cell office:value-type="float" office:value="328">
            <text:p>3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o</text:p>
          </table:table-cell>
          <table:table-cell office:value-type="float" office:value="308">
            <text:p>3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v</text:p>
          </table:table-cell>
          <table:table-cell office:value-type="float" office:value="306">
            <text:p>3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t</text:p>
          </table:table-cell>
          <table:table-cell office:value-type="float" office:value="304">
            <text:p>30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x</text:p>
          </table:table-cell>
          <table:table-cell office:value-type="float" office:value="295">
            <text:p>2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h</text:p>
          </table:table-cell>
          <table:table-cell office:value-type="float" office:value="287">
            <text:p>28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w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k</text:p>
          </table:table-cell>
          <table:table-cell office:value-type="float" office:value="255">
            <text:p>2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j</text:p>
          </table:table-cell>
          <table:table-cell office:value-type="float" office:value="251">
            <text:p>2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q</text:p>
          </table:table-cell>
          <table:table-cell office:value-type="float" office:value="247">
            <text:p>2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r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v</text:p>
          </table:table-cell>
          <table:table-cell office:value-type="float" office:value="238">
            <text:p>2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z</text:p>
          </table:table-cell>
          <table:table-cell office:value-type="float" office:value="227">
            <text:p>2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l</text:p>
          </table:table-cell>
          <table:table-cell office:value-type="float" office:value="226">
            <text:p>2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m</text:p>
          </table:table-cell>
          <table:table-cell office:value-type="float" office:value="225">
            <text:p>2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q</text:p>
          </table:table-cell>
          <table:table-cell office:value-type="float" office:value="217">
            <text:p>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q</text:p>
          </table:table-cell>
          <table:table-cell office:value-type="float" office:value="215">
            <text:p>2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´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w</text:p>
          </table:table-cell>
          <table:table-cell office:value-type="float" office:value="201">
            <text:p>2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j</text:p>
          </table:table-cell>
          <table:table-cell office:value-type="float" office:value="192">
            <text:p>19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z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j</text:p>
          </table:table-cell>
          <table:table-cell office:value-type="float" office:value="183">
            <text:p>18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x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t</text:p>
          </table:table-cell>
          <table:table-cell office:value-type="float" office:value="168">
            <text:p>1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y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h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´</text:p>
          </table:table-cell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w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x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m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j</text:p>
          </table:table-cell>
          <table:table-cell office:value-type="float" office:value="114">
            <text:p>1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v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x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x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c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n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xz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d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iç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j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d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z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g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t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q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q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s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q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v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p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q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ç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ç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ç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c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z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w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q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-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x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w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a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b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u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q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i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y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v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û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z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.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n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v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f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y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û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û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l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t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û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j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o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´ç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b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ç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`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r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û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ñ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q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e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û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p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x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s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u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v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ñ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ñ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h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û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û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&lt;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eû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x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b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k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lñ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x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û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ç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oû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ç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g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û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&lt;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û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f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´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m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ñ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q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ç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´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ñ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ñ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ñ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k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w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q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û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x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ç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´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nñ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-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j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w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kç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û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y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a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ñ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w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,&lt;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+z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yñ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`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q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v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t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c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&lt;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ç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jû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.`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fû</text:p>
          </table:table-cell>
          <table:table-cell office:value-type="float" office:value="1">
            <text:p>1</text:p>
          </table:table-cell>
          <table:table-cell table:number-columns-repeated="8"/>
        </table:table-row>
      </table:table>
      <table:table table:name="resum" table:style-name="ta1">
        <table:shapes>
          <draw:frame draw:z-index="0" draw:style-name="gr1" svg:width="23.848cm" svg:height="12.509cm" svg:x="0cm" svg:y="18.265cm">
            <draw:object draw:notify-on-update-of-ranges="resum.A3:resum.A37 resum.G2:resum.G2 resum.G3:resum.G37 resum.H2:resum.H2 resum.H3:resum.H37 resum.I2:resum.I2 resum.I3:resum.I37 resum.J2:resum.J2 resum.J3:resum.J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/>
          <table:table-cell table:number-columns-repeated="2" table:style-name="ce3" office:value-type="percentage" office:value="0.3">
            <text:p>30,00%</text:p>
          </table:table-cell>
          <table:table-cell table:style-name="ce3" office:value-type="percentage" office:value="0.1">
            <text:p>10,00%</text:p>
          </table:table-cell>
          <table:table-cell table:style-name="ce3" office:value-type="percentage" office:value="0.3">
            <text:p>30,00%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ca1</text:p>
          </table:table-cell>
          <table:table-cell table:style-name="ce4" office:value-type="string">
            <text:p>ca2</text:p>
          </table:table-cell>
          <table:table-cell table:style-name="ce4" office:value-type="string">
            <text:p>en</text:p>
          </table:table-cell>
          <table:table-cell table:style-name="ce4" office:value-type="string">
            <text:p>es</text:p>
          </table:table-cell>
          <table:table-cell/>
          <table:table-cell table:formula="of:=[.B2]&amp;&quot;%&quot;" office:value-type="string" office:string-value="ca1%">
            <text:p>ca1%</text:p>
          </table:table-cell>
          <table:table-cell table:formula="of:=[.C2]&amp;&quot;%&quot;" office:value-type="string" office:string-value="ca2%">
            <text:p>ca2%</text:p>
          </table:table-cell>
          <table:table-cell table:formula="of:=[.D2]&amp;&quot;%&quot;" office:value-type="string" office:string-value="en%">
            <text:p>en%</text:p>
          </table:table-cell>
          <table:table-cell table:formula="of:=[.E2]&amp;&quot;%&quot;" office:value-type="string" office:string-value="es%">
            <text:p>es%</text:p>
          </table:table-cell>
          <table:table-cell office:value-type="string">
            <text:p>avg</text:p>
          </table:table-cell>
          <table:table-cell office:value-type="string">
            <text:p>meuavg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5" table:formula="of:=VLOOKUP([.A3];[corpusies.A$1:.M$35];2;0)" office:value-type="float" office:value="66633">
            <text:p>66633</text:p>
          </table:table-cell>
          <table:table-cell table:style-name="ce5" table:formula="of:=VLOOKUP([.A3];[corpuscat.A$1:.M$35];2;0)" office:value-type="float" office:value="2009596">
            <text:p>2009596</text:p>
          </table:table-cell>
          <table:table-cell table:style-name="ce5" table:formula="of:=VLOOKUP([.A3];[corpusen.A$1:.K$35];2;0)" office:value-type="float" office:value="730044">
            <text:p>730044</text:p>
          </table:table-cell>
          <table:table-cell table:style-name="ce5" table:formula="of:=VLOOKUP([.A3];[corpuses.A$1:.M$350];2;0)" office:value-type="float" office:value="7211614">
            <text:p>7211614</text:p>
          </table:table-cell>
          <table:table-cell/>
          <table:table-cell table:style-name="ce3" table:formula="of:=[.B3]/[.B$40]" office:value-type="percentage" office:value="0.100516362023632">
            <text:p>10,05%</text:p>
          </table:table-cell>
          <table:table-cell table:style-name="ce3" table:formula="of:=[.C3]/[.C$40]" office:value-type="percentage" office:value="0.122051284356069">
            <text:p>12,21%</text:p>
          </table:table-cell>
          <table:table-cell table:style-name="ce3" table:formula="of:=[.D3]/[.D$40]" office:value-type="percentage" office:value="0.0809651170063965">
            <text:p>8,10%</text:p>
          </table:table-cell>
          <table:table-cell table:style-name="ce3" table:formula="of:=[.E3]/[.E$40]" office:value-type="percentage" office:value="0.1172043955301">
            <text:p>11,72%</text:p>
          </table:table-cell>
          <table:table-cell table:style-name="ce3" table:formula="of:=SUM([.G3:.J3])/5" office:value-type="percentage" office:value="0.0841474317832395">
            <text:p>8,41%</text:p>
          </table:table-cell>
          <table:table-cell table:style-name="ce3" table:formula="of:=SUMPRODUCT([.B$1:.E$1];[.G3:.J3])" office:value-type="percentage" office:value="0.11002812427358">
            <text:p>11,00%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5" table:formula="of:=VLOOKUP([.A4];[corpusies.A$1:.M$35];2;0)" office:value-type="float" office:value="7456">
            <text:p>7456</text:p>
          </table:table-cell>
          <table:table-cell table:style-name="ce5" table:formula="of:=VLOOKUP([.A4];[corpuscat.A$1:.M$35];2;0)" office:value-type="float" office:value="232449">
            <text:p>232449</text:p>
          </table:table-cell>
          <table:table-cell table:style-name="ce5" table:formula="of:=VLOOKUP([.A4];[corpusen.A$1:.K$35];2;0)" office:value-type="float" office:value="138496">
            <text:p>138496</text:p>
          </table:table-cell>
          <table:table-cell table:style-name="ce5" table:formula="of:=VLOOKUP([.A4];[corpuses.A$1:.M$350];2;0)" office:value-type="float" office:value="819402">
            <text:p>819402</text:p>
          </table:table-cell>
          <table:table-cell/>
          <table:table-cell table:style-name="ce3" table:formula="of:=[.B4]/[.B$40]" office:value-type="percentage" office:value="0.0112474298808128">
            <text:p>1,12%</text:p>
          </table:table-cell>
          <table:table-cell table:style-name="ce3" table:formula="of:=[.C4]/[.C$40]" office:value-type="percentage" office:value="0.0141176131905536">
            <text:p>1,41%</text:p>
          </table:table-cell>
          <table:table-cell table:style-name="ce3" table:formula="of:=[.D4]/[.D$40]" office:value-type="percentage" office:value="0.0153598205654973">
            <text:p>1,54%</text:p>
          </table:table-cell>
          <table:table-cell table:style-name="ce3" table:formula="of:=[.E4]/[.E$40]" office:value-type="percentage" office:value="0.0133170627415936">
            <text:p>1,33%</text:p>
          </table:table-cell>
          <table:table-cell table:style-name="ce3" table:formula="of:=SUM([.G4:.J4])/5" office:value-type="percentage" office:value="0.0108083852756915">
            <text:p>1,08%</text:p>
          </table:table-cell>
          <table:table-cell table:style-name="ce3" table:formula="of:=SUMPRODUCT([.B$1:.E$1];[.G4:.J4])" office:value-type="percentage" office:value="0.0131406138004378">
            <text:p>1,31%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5" table:formula="of:=VLOOKUP([.A5];[corpusies.A$1:.M$35];2;0)" office:value-type="float" office:value="27748">
            <text:p>27748</text:p>
          </table:table-cell>
          <table:table-cell table:style-name="ce5" table:formula="of:=VLOOKUP([.A5];[corpuscat.A$1:.M$35];2;0)" office:value-type="float" office:value="625854">
            <text:p>625854</text:p>
          </table:table-cell>
          <table:table-cell table:style-name="ce5" table:formula="of:=VLOOKUP([.A5];[corpusen.A$1:.K$35];2;0)" office:value-type="float" office:value="182678">
            <text:p>182678</text:p>
          </table:table-cell>
          <table:table-cell table:style-name="ce5" table:formula="of:=VLOOKUP([.A5];[corpuses.A$1:.M$350];2;0)" office:value-type="float" office:value="2622366">
            <text:p>2622366</text:p>
          </table:table-cell>
          <table:table-cell/>
          <table:table-cell table:style-name="ce3" table:formula="of:=[.B5]/[.B$40]" office:value-type="percentage" office:value="0.0418580585210294">
            <text:p>4,19%</text:p>
          </table:table-cell>
          <table:table-cell table:style-name="ce3" table:formula="of:=[.C5]/[.C$40]" office:value-type="percentage" office:value="0.0380107666015373">
            <text:p>3,80%</text:p>
          </table:table-cell>
          <table:table-cell table:style-name="ce3" table:formula="of:=[.D5]/[.D$40]" office:value-type="percentage" office:value="0.0202598002921666">
            <text:p>2,03%</text:p>
          </table:table-cell>
          <table:table-cell table:style-name="ce3" table:formula="of:=[.E5]/[.E$40]" office:value-type="percentage" office:value="0.0426191448805616">
            <text:p>4,26%</text:p>
          </table:table-cell>
          <table:table-cell table:style-name="ce3" table:formula="of:=SUM([.G5:.J5])/5" office:value-type="percentage" office:value="0.028549554059059">
            <text:p>2,85%</text:p>
          </table:table-cell>
          <table:table-cell table:style-name="ce3" table:formula="of:=SUMPRODUCT([.B$1:.E$1];[.G5:.J5])" office:value-type="percentage" office:value="0.0387723710301551">
            <text:p>3,88%</text:p>
          </table:table-cell>
        </table:table-row>
        <table:table-row table:style-name="ro1">
          <table:table-cell office:value-type="string">
            <text:p>ç</text:p>
          </table:table-cell>
          <table:table-cell table:style-name="ce5" table:formula="of:=VLOOKUP([.A6];[corpusies.A$1:.M$35];2;0)" office:value-type="float" office:value="257">
            <text:p>257</text:p>
          </table:table-cell>
          <table:table-cell table:style-name="ce5" table:formula="of:=VLOOKUP([.A6];[corpuscat.A$1:.M$35];2;0)" office:value-type="float" office:value="20792">
            <text:p>20792</text:p>
          </table:table-cell>
          <table:table-cell table:style-name="ce5" table:formula="of:=VLOOKUP([.A6];[corpusen.A$1:.K$35];2;0)" office:value-type="float" office:value="0">
            <text:p>0</text:p>
          </table:table-cell>
          <table:table-cell table:style-name="ce5" table:formula="of:=VLOOKUP([.A6];[corpuses.A$1:.M$350];2;0)" office:value-type="float" office:value="1233">
            <text:p>1233</text:p>
          </table:table-cell>
          <table:table-cell/>
          <table:table-cell table:style-name="ce3" table:formula="of:=[.B6]/[.B$40]" office:value-type="percentage" office:value="0.000387686357211494">
            <text:p>0,04%</text:p>
          </table:table-cell>
          <table:table-cell table:style-name="ce3" table:formula="of:=[.C6]/[.C$40]" office:value-type="percentage" office:value="0.00126278630348158">
            <text:p>0,13%</text:p>
          </table:table-cell>
          <table:table-cell table:style-name="ce3" table:formula="of:=[.D6]/[.D$40]" office:value-type="percentage" office:value="0">
            <text:p>0,00%</text:p>
          </table:table-cell>
          <table:table-cell table:style-name="ce3" table:formula="of:=[.E6]/[.E$40]" office:value-type="percentage" office:value="0.0000200389288290545">
            <text:p>0,00%</text:p>
          </table:table-cell>
          <table:table-cell table:style-name="ce3" table:formula="of:=SUM([.G6:.J6])/5" office:value-type="percentage" office:value="0.000334102317904427">
            <text:p>0,03%</text:p>
          </table:table-cell>
          <table:table-cell table:style-name="ce3" table:formula="of:=SUMPRODUCT([.B$1:.E$1];[.G6:.J6])" office:value-type="percentage" office:value="0.00050115347685664">
            <text:p>0,05%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5" table:formula="of:=VLOOKUP([.A7];[corpusies.A$1:.M$35];2;0)" office:value-type="float" office:value="24215">
            <text:p>24215</text:p>
          </table:table-cell>
          <table:table-cell table:style-name="ce5" table:formula="of:=VLOOKUP([.A7];[corpuscat.A$1:.M$35];2;0)" office:value-type="float" office:value="676468">
            <text:p>676468</text:p>
          </table:table-cell>
          <table:table-cell table:style-name="ce5" table:formula="of:=VLOOKUP([.A7];[corpusen.A$1:.K$35];2;0)" office:value-type="float" office:value="397779">
            <text:p>397779</text:p>
          </table:table-cell>
          <table:table-cell table:style-name="ce5" table:formula="of:=VLOOKUP([.A7];[corpuses.A$1:.M$350];2;0)" office:value-type="float" office:value="3053675">
            <text:p>3053675</text:p>
          </table:table-cell>
          <table:table-cell/>
          <table:table-cell table:style-name="ce3" table:formula="of:=[.B7]/[.B$40]" office:value-type="percentage" office:value="0.0365285024897912">
            <text:p>3,65%</text:p>
          </table:table-cell>
          <table:table-cell table:style-name="ce3" table:formula="of:=[.C7]/[.C$40]" office:value-type="percentage" office:value="0.0410847693893603">
            <text:p>4,11%</text:p>
          </table:table-cell>
          <table:table-cell table:style-name="ce3" table:formula="of:=[.D7]/[.D$40]" office:value-type="percentage" office:value="0.0441154550652939">
            <text:p>4,41%</text:p>
          </table:table-cell>
          <table:table-cell table:style-name="ce3" table:formula="of:=[.E7]/[.E$40]" office:value-type="percentage" office:value="0.0496288531971315">
            <text:p>4,96%</text:p>
          </table:table-cell>
          <table:table-cell table:style-name="ce3" table:formula="of:=SUM([.G7:.J7])/5" office:value-type="percentage" office:value="0.0342715160283154">
            <text:p>3,43%</text:p>
          </table:table-cell>
          <table:table-cell table:style-name="ce3" table:formula="of:=SUMPRODUCT([.B$1:.E$1];[.G7:.J7])" office:value-type="percentage" office:value="0.0425841830294143">
            <text:p>4,26%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5" table:formula="of:=VLOOKUP([.A8];[corpusies.A$1:.M$35];2;0)" office:value-type="float" office:value="83082">
            <text:p>83082</text:p>
          </table:table-cell>
          <table:table-cell table:style-name="ce5" table:formula="of:=VLOOKUP([.A8];[corpuscat.A$1:.M$35];2;0)" office:value-type="float" office:value="2118826">
            <text:p>2118826</text:p>
          </table:table-cell>
          <table:table-cell table:style-name="ce5" table:formula="of:=VLOOKUP([.A8];[corpusen.A$1:.K$35];2;0)" office:value-type="float" office:value="1084379">
            <text:p>1084379</text:p>
          </table:table-cell>
          <table:table-cell table:style-name="ce5" table:formula="of:=VLOOKUP([.A8];[corpuses.A$1:.M$350];2;0)" office:value-type="float" office:value="7691991">
            <text:p>7691991</text:p>
          </table:table-cell>
          <table:table-cell/>
          <table:table-cell table:style-name="ce3" table:formula="of:=[.B8]/[.B$40]" office:value-type="percentage" office:value="0.125329797392394">
            <text:p>12,53%</text:p>
          </table:table-cell>
          <table:table-cell table:style-name="ce3" table:formula="of:=[.C8]/[.C$40]" office:value-type="percentage" office:value="0.128685285314576">
            <text:p>12,87%</text:p>
          </table:table-cell>
          <table:table-cell table:style-name="ce3" table:formula="of:=[.D8]/[.D$40]" office:value-type="percentage" office:value="0.120262439817709">
            <text:p>12,03%</text:p>
          </table:table-cell>
          <table:table-cell table:style-name="ce3" table:formula="of:=[.E8]/[.E$40]" office:value-type="percentage" office:value="0.125011565452334">
            <text:p>12,50%</text:p>
          </table:table-cell>
          <table:table-cell table:style-name="ce3" table:formula="of:=SUM([.G8:.J8])/5" office:value-type="percentage" office:value="0.0998578175954027">
            <text:p>9,99%</text:p>
          </table:table-cell>
          <table:table-cell table:style-name="ce3" table:formula="of:=SUMPRODUCT([.B$1:.E$1];[.G8:.J8])" office:value-type="percentage" office:value="0.125734238429562">
            <text:p>12,57%</text:p>
          </table:table-cell>
        </table:table-row>
        <table:table-row table:style-name="ro1">
          <table:table-cell office:value-type="string">
            <text:p>f</text:p>
          </table:table-cell>
          <table:table-cell table:style-name="ce5" table:formula="of:=VLOOKUP([.A9];[corpusies.A$1:.M$35];2;0)" office:value-type="float" office:value="8125">
            <text:p>8125</text:p>
          </table:table-cell>
          <table:table-cell table:style-name="ce5" table:formula="of:=VLOOKUP([.A9];[corpuscat.A$1:.M$35];2;0)" office:value-type="float" office:value="163578">
            <text:p>163578</text:p>
          </table:table-cell>
          <table:table-cell table:style-name="ce5" table:formula="of:=VLOOKUP([.A9];[corpusen.A$1:.K$35];2;0)" office:value-type="float" office:value="201742">
            <text:p>201742</text:p>
          </table:table-cell>
          <table:table-cell table:style-name="ce5" table:formula="of:=VLOOKUP([.A9];[corpuses.A$1:.M$350];2;0)" office:value-type="float" office:value="546877">
            <text:p>546877</text:p>
          </table:table-cell>
          <table:table-cell/>
          <table:table-cell table:style-name="ce3" table:formula="of:=[.B9]/[.B$40]" office:value-type="percentage" office:value="0.0122566212153439">
            <text:p>1,23%</text:p>
          </table:table-cell>
          <table:table-cell table:style-name="ce3" table:formula="of:=[.C9]/[.C$40]" office:value-type="percentage" office:value="0.00993478539586911">
            <text:p>0,99%</text:p>
          </table:table-cell>
          <table:table-cell table:style-name="ce3" table:formula="of:=[.D9]/[.D$40]" office:value-type="percentage" office:value="0.0223740824321609">
            <text:p>2,24%</text:p>
          </table:table-cell>
          <table:table-cell table:style-name="ce3" table:formula="of:=[.E9]/[.E$40]" office:value-type="percentage" office:value="0.00888793940084903">
            <text:p>0,89%</text:p>
          </table:table-cell>
          <table:table-cell table:style-name="ce3" table:formula="of:=SUM([.G9:.J9])/5" office:value-type="percentage" office:value="0.0106906856888446">
            <text:p>1,07%</text:p>
          </table:table-cell>
          <table:table-cell table:style-name="ce3" table:formula="of:=SUMPRODUCT([.B$1:.E$1];[.G9:.J9])" office:value-type="percentage" office:value="0.0115612120468347">
            <text:p>1,16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5" table:formula="of:=VLOOKUP([.A10];[corpusies.A$1:.M$35];2;0)" office:value-type="float" office:value="10417">
            <text:p>10417</text:p>
          </table:table-cell>
          <table:table-cell table:style-name="ce5" table:formula="of:=VLOOKUP([.A10];[corpuscat.A$1:.M$35];2;0)" office:value-type="float" office:value="236414">
            <text:p>236414</text:p>
          </table:table-cell>
          <table:table-cell table:style-name="ce5" table:formula="of:=VLOOKUP([.A10];[corpusen.A$1:.K$35];2;0)" office:value-type="float" office:value="170821">
            <text:p>170821</text:p>
          </table:table-cell>
          <table:table-cell table:style-name="ce5" table:formula="of:=VLOOKUP([.A10];[corpuses.A$1:.M$350];2;0)" office:value-type="float" office:value="790916">
            <text:p>790916</text:p>
          </table:table-cell>
          <table:table-cell/>
          <table:table-cell table:style-name="ce3" table:formula="of:=[.B10]/[.B$40]" office:value-type="percentage" office:value="0.0157141197784908">
            <text:p>1,57%</text:p>
          </table:table-cell>
          <table:table-cell table:style-name="ce3" table:formula="of:=[.C10]/[.C$40]" office:value-type="percentage" office:value="0.0143584244493697">
            <text:p>1,44%</text:p>
          </table:table-cell>
          <table:table-cell table:style-name="ce3" table:formula="of:=[.D10]/[.D$40]" office:value-type="percentage" office:value="0.0189448064118733">
            <text:p>1,89%</text:p>
          </table:table-cell>
          <table:table-cell table:style-name="ce3" table:formula="of:=[.E10]/[.E$40]" office:value-type="percentage" office:value="0.0128541033526038">
            <text:p>1,29%</text:p>
          </table:table-cell>
          <table:table-cell table:style-name="ce3" table:formula="of:=SUM([.G10:.J10])/5" office:value-type="percentage" office:value="0.0123742907984675">
            <text:p>1,24%</text:p>
          </table:table-cell>
          <table:table-cell table:style-name="ce3" table:formula="of:=SUMPRODUCT([.B$1:.E$1];[.G10:.J10])" office:value-type="percentage" office:value="0.0147724749153266">
            <text:p>1,48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5" table:formula="of:=VLOOKUP([.A11];[corpusies.A$1:.M$35];2;0)" office:value-type="float" office:value="5006">
            <text:p>5006</text:p>
          </table:table-cell>
          <table:table-cell table:style-name="ce5" table:formula="of:=VLOOKUP([.A11];[corpuscat.A$1:.M$35];2;0)" office:value-type="float" office:value="96665">
            <text:p>96665</text:p>
          </table:table-cell>
          <table:table-cell table:style-name="ce5" table:formula="of:=VLOOKUP([.A11];[corpusen.A$1:.K$35];2;0)" office:value-type="float" office:value="650656">
            <text:p>650656</text:p>
          </table:table-cell>
          <table:table-cell table:style-name="ce5" table:formula="of:=VLOOKUP([.A11];[corpuses.A$1:.M$350];2;0)" office:value-type="float" office:value="539624">
            <text:p>539624</text:p>
          </table:table-cell>
          <table:table-cell/>
          <table:table-cell table:style-name="ce3" table:formula="of:=[.B11]/[.B$40]" office:value-type="percentage" office:value="0.00755158717587837">
            <text:p>0,76%</text:p>
          </table:table-cell>
          <table:table-cell table:style-name="ce3" table:formula="of:=[.C11]/[.C$40]" office:value-type="percentage" office:value="0.00587087524172986">
            <text:p>0,59%</text:p>
          </table:table-cell>
          <table:table-cell table:style-name="ce3" table:formula="of:=[.D11]/[.D$40]" office:value-type="percentage" office:value="0.0721606357574529">
            <text:p>7,22%</text:p>
          </table:table-cell>
          <table:table-cell table:style-name="ce3" table:formula="of:=[.E11]/[.E$40]" office:value-type="percentage" office:value="0.00877006239290326">
            <text:p>0,88%</text:p>
          </table:table-cell>
          <table:table-cell table:style-name="ce3" table:formula="of:=SUM([.G11:.J11])/5" office:value-type="percentage" office:value="0.0188706321135929">
            <text:p>1,89%</text:p>
          </table:table-cell>
          <table:table-cell table:style-name="ce3" table:formula="of:=SUMPRODUCT([.B$1:.E$1];[.G11:.J11])" office:value-type="percentage" office:value="0.0138738210188987">
            <text:p>1,39%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5" table:formula="of:=VLOOKUP([.A12];[corpusies.A$1:.M$35];2;0)" office:value-type="float" office:value="47682">
            <text:p>47682</text:p>
          </table:table-cell>
          <table:table-cell table:style-name="ce5" table:formula="of:=VLOOKUP([.A12];[corpuscat.A$1:.M$35];2;0)" office:value-type="float" office:value="1209491">
            <text:p>1209491</text:p>
          </table:table-cell>
          <table:table-cell table:style-name="ce5" table:formula="of:=VLOOKUP([.A12];[corpusen.A$1:.K$35];2;0)" office:value-type="float" office:value="577541">
            <text:p>577541</text:p>
          </table:table-cell>
          <table:table-cell table:style-name="ce5" table:formula="of:=VLOOKUP([.A12];[corpuses.A$1:.M$350];2;0)" office:value-type="float" office:value="4203183">
            <text:p>4203183</text:p>
          </table:table-cell>
          <table:table-cell/>
          <table:table-cell table:style-name="ce3" table:formula="of:=[.B12]/[.B$40]" office:value-type="percentage" office:value="0.0719286415741575">
            <text:p>7,19%</text:p>
          </table:table-cell>
          <table:table-cell table:style-name="ce3" table:formula="of:=[.C12]/[.C$40]" office:value-type="percentage" office:value="0.0734575158226359">
            <text:p>7,35%</text:p>
          </table:table-cell>
          <table:table-cell table:style-name="ce3" table:formula="of:=[.D12]/[.D$40]" office:value-type="percentage" office:value="0.0640518580263536">
            <text:p>6,41%</text:p>
          </table:table-cell>
          <table:table-cell table:style-name="ce3" table:formula="of:=[.E12]/[.E$40]" office:value-type="percentage" office:value="0.0683108556305693">
            <text:p>6,83%</text:p>
          </table:table-cell>
          <table:table-cell table:style-name="ce3" table:formula="of:=SUM([.G12:.J12])/5" office:value-type="percentage" office:value="0.0555497742107432">
            <text:p>5,55%</text:p>
          </table:table-cell>
          <table:table-cell table:style-name="ce3" table:formula="of:=SUMPRODUCT([.B$1:.E$1];[.G12:.J12])" office:value-type="percentage" office:value="0.0705142897108441">
            <text:p>7,05%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5" table:formula="of:=VLOOKUP([.A13];[corpusies.A$1:.M$35];2;0)" office:value-type="float" office:value="1929">
            <text:p>1929</text:p>
          </table:table-cell>
          <table:table-cell table:style-name="ce5" table:formula="of:=VLOOKUP([.A13];[corpuscat.A$1:.M$35];2;0)" office:value-type="float" office:value="51551">
            <text:p>51551</text:p>
          </table:table-cell>
          <table:table-cell table:style-name="ce5" table:formula="of:=VLOOKUP([.A13];[corpusen.A$1:.K$35];2;0)" office:value-type="float" office:value="15946">
            <text:p>15946</text:p>
          </table:table-cell>
          <table:table-cell table:style-name="ce5" table:formula="of:=VLOOKUP([.A13];[corpuses.A$1:.M$350];2;0)" office:value-type="float" office:value="264548">
            <text:p>264548</text:p>
          </table:table-cell>
          <table:table-cell/>
          <table:table-cell table:style-name="ce3" table:formula="of:=[.B13]/[.B$40]" office:value-type="percentage" office:value="0.00290991043992596">
            <text:p>0,29%</text:p>
          </table:table-cell>
          <table:table-cell table:style-name="ce3" table:formula="of:=[.C13]/[.C$40]" office:value-type="percentage" office:value="0.00313091077004517">
            <text:p>0,31%</text:p>
          </table:table-cell>
          <table:table-cell table:style-name="ce3" table:formula="of:=[.D13]/[.D$40]" office:value-type="percentage" office:value="0.00176848211311099">
            <text:p>0,18%</text:p>
          </table:table-cell>
          <table:table-cell table:style-name="ce3" table:formula="of:=[.E13]/[.E$40]" office:value-type="percentage" office:value="0.00429947975982864">
            <text:p>0,43%</text:p>
          </table:table-cell>
          <table:table-cell table:style-name="ce3" table:formula="of:=SUM([.G13:.J13])/5" office:value-type="percentage" office:value="0.00242175661658215">
            <text:p>0,24%</text:p>
          </table:table-cell>
          <table:table-cell table:style-name="ce3" table:formula="of:=SUMPRODUCT([.B$1:.E$1];[.G13:.J13])" office:value-type="percentage" office:value="0.00327893850225103">
            <text:p>0,33%</text:p>
          </table:table-cell>
        </table:table-row>
        <table:table-row table:style-name="ro1">
          <table:table-cell office:value-type="string">
            <text:p>k</text:p>
          </table:table-cell>
          <table:table-cell table:style-name="ce5" table:formula="of:=VLOOKUP([.A14];[corpusies.A$1:.M$35];2;0)" office:value-type="float" office:value="586">
            <text:p>586</text:p>
          </table:table-cell>
          <table:table-cell table:style-name="ce5" table:formula="of:=VLOOKUP([.A14];[corpuscat.A$1:.M$35];2;0)" office:value-type="float" office:value="25388">
            <text:p>25388</text:p>
          </table:table-cell>
          <table:table-cell table:style-name="ce5" table:formula="of:=VLOOKUP([.A14];[corpusen.A$1:.K$35];2;0)" office:value-type="float" office:value="66635">
            <text:p>66635</text:p>
          </table:table-cell>
          <table:table-cell table:style-name="ce5" table:formula="of:=VLOOKUP([.A14];[corpuses.A$1:.M$350];2;0)" office:value-type="float" office:value="133706">
            <text:p>133706</text:p>
          </table:table-cell>
          <table:table-cell/>
          <table:table-cell table:style-name="ce3" table:formula="of:=[.B14]/[.B$40]" office:value-type="percentage" office:value="0.000883985234731267">
            <text:p>0,09%</text:p>
          </table:table-cell>
          <table:table-cell table:style-name="ce3" table:formula="of:=[.C14]/[.C$40]" office:value-type="percentage" office:value="0.00154192086729465">
            <text:p>0,15%</text:p>
          </table:table-cell>
          <table:table-cell table:style-name="ce3" table:formula="of:=[.D14]/[.D$40]" office:value-type="percentage" office:value="0.00739011699530608">
            <text:p>0,74%</text:p>
          </table:table-cell>
          <table:table-cell table:style-name="ce3" table:formula="of:=[.E14]/[.E$40]" office:value-type="percentage" office:value="0.00217301299109292">
            <text:p>0,22%</text:p>
          </table:table-cell>
          <table:table-cell table:style-name="ce3" table:formula="of:=SUM([.G14:.J14])/5" office:value-type="percentage" office:value="0.00239780721768498">
            <text:p>0,24%</text:p>
          </table:table-cell>
          <table:table-cell table:style-name="ce3" table:formula="of:=SUMPRODUCT([.B$1:.E$1];[.G14:.J14])" office:value-type="percentage" office:value="0.00211868742746626">
            <text:p>0,21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5" table:formula="of:=VLOOKUP([.A15];[corpusies.A$1:.M$35];2;0)" office:value-type="float" office:value="31692">
            <text:p>31692</text:p>
          </table:table-cell>
          <table:table-cell table:style-name="ce5" table:formula="of:=VLOOKUP([.A15];[corpuscat.A$1:.M$35];2;0)" office:value-type="float" office:value="1010047">
            <text:p>1010047</text:p>
          </table:table-cell>
          <table:table-cell table:style-name="ce5" table:formula="of:=VLOOKUP([.A15];[corpusen.A$1:.K$35];2;0)" office:value-type="float" office:value="311635">
            <text:p>311635</text:p>
          </table:table-cell>
          <table:table-cell table:style-name="ce5" table:formula="of:=VLOOKUP([.A15];[corpuses.A$1:.M$350];2;0)" office:value-type="float" office:value="3270224">
            <text:p>3270224</text:p>
          </table:table-cell>
          <table:table-cell/>
          <table:table-cell table:style-name="ce3" table:formula="of:=[.B15]/[.B$40]" office:value-type="percentage" office:value="0.0478076110223606">
            <text:p>4,78%</text:p>
          </table:table-cell>
          <table:table-cell table:style-name="ce3" table:formula="of:=[.C15]/[.C$40]" office:value-type="percentage" office:value="0.0613444362001089">
            <text:p>6,13%</text:p>
          </table:table-cell>
          <table:table-cell table:style-name="ce3" table:formula="of:=[.D15]/[.D$40]" office:value-type="percentage" office:value="0.0345617034566251">
            <text:p>3,46%</text:p>
          </table:table-cell>
          <table:table-cell table:style-name="ce3" table:formula="of:=[.E15]/[.E$40]" office:value-type="percentage" office:value="0.0531482449238167">
            <text:p>5,31%</text:p>
          </table:table-cell>
          <table:table-cell table:style-name="ce3" table:formula="of:=SUM([.G15:.J15])/5" office:value-type="percentage" office:value="0.0393723991205822">
            <text:p>3,94%</text:p>
          </table:table-cell>
          <table:table-cell table:style-name="ce3" table:formula="of:=SUMPRODUCT([.B$1:.E$1];[.G15:.J15])" office:value-type="percentage" office:value="0.0521462579895484">
            <text:p>5,21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5" table:formula="of:=VLOOKUP([.A16];[corpusies.A$1:.M$35];2;0)" office:value-type="float" office:value="21093">
            <text:p>21093</text:p>
          </table:table-cell>
          <table:table-cell table:style-name="ce5" table:formula="of:=VLOOKUP([.A16];[corpuscat.A$1:.M$35];2;0)" office:value-type="float" office:value="484954">
            <text:p>484954</text:p>
          </table:table-cell>
          <table:table-cell table:style-name="ce5" table:formula="of:=VLOOKUP([.A16];[corpusen.A$1:.K$35];2;0)" office:value-type="float" office:value="224969">
            <text:p>224969</text:p>
          </table:table-cell>
          <table:table-cell table:style-name="ce5" table:formula="of:=VLOOKUP([.A16];[corpuses.A$1:.M$350];2;0)" office:value-type="float" office:value="1647907">
            <text:p>1647907</text:p>
          </table:table-cell>
          <table:table-cell/>
          <table:table-cell table:style-name="ce3" table:formula="of:=[.B16]/[.B$40]" office:value-type="percentage" office:value="0.0318189429286461">
            <text:p>3,18%</text:p>
          </table:table-cell>
          <table:table-cell table:style-name="ce3" table:formula="of:=[.C16]/[.C$40]" office:value-type="percentage" office:value="0.0294533122844656">
            <text:p>2,95%</text:p>
          </table:table-cell>
          <table:table-cell table:style-name="ce3" table:formula="of:=[.D16]/[.D$40]" office:value-type="percentage" office:value="0.0249500597331284">
            <text:p>2,50%</text:p>
          </table:table-cell>
          <table:table-cell table:style-name="ce3" table:formula="of:=[.E16]/[.E$40]" office:value-type="percentage" office:value="0.0267820690104629">
            <text:p>2,68%</text:p>
          </table:table-cell>
          <table:table-cell table:style-name="ce3" table:formula="of:=SUM([.G16:.J16])/5" office:value-type="percentage" office:value="0.0226008767913406">
            <text:p>2,26%</text:p>
          </table:table-cell>
          <table:table-cell table:style-name="ce3" table:formula="of:=SUMPRODUCT([.B$1:.E$1];[.G16:.J16])" office:value-type="percentage" office:value="0.0289113032403852">
            <text:p>2,89%</text:p>
          </table:table-cell>
        </table:table-row>
        <table:table-row table:style-name="ro1">
          <table:table-cell office:value-type="string">
            <text:p>n</text:p>
          </table:table-cell>
          <table:table-cell table:style-name="ce5" table:formula="of:=VLOOKUP([.A17];[corpusies.A$1:.M$35];2;0)" office:value-type="float" office:value="42381">
            <text:p>42381</text:p>
          </table:table-cell>
          <table:table-cell table:style-name="ce5" table:formula="of:=VLOOKUP([.A17];[corpuscat.A$1:.M$35];2;0)" office:value-type="float" office:value="1039454">
            <text:p>1039454</text:p>
          </table:table-cell>
          <table:table-cell table:style-name="ce5" table:formula="of:=VLOOKUP([.A17];[corpusen.A$1:.K$35];2;0)" office:value-type="float" office:value="608911">
            <text:p>608911</text:p>
          </table:table-cell>
          <table:table-cell table:style-name="ce5" table:formula="of:=VLOOKUP([.A17];[corpuses.A$1:.M$350];2;0)" office:value-type="float" office:value="4218239">
            <text:p>4218239</text:p>
          </table:table-cell>
          <table:table-cell/>
          <table:table-cell table:style-name="ce3" table:formula="of:=[.B17]/[.B$40]" office:value-type="percentage" office:value="0.0639320447664605">
            <text:p>6,39%</text:p>
          </table:table-cell>
          <table:table-cell table:style-name="ce3" table:formula="of:=[.C17]/[.C$40]" office:value-type="percentage" office:value="0.0631304479751417">
            <text:p>6,31%</text:p>
          </table:table-cell>
          <table:table-cell table:style-name="ce3" table:formula="of:=[.D17]/[.D$40]" office:value-type="percentage" office:value="0.0675309301377478">
            <text:p>6,75%</text:p>
          </table:table-cell>
          <table:table-cell table:style-name="ce3" table:formula="of:=[.E17]/[.E$40]" office:value-type="percentage" office:value="0.0685555483413967">
            <text:p>6,86%</text:p>
          </table:table-cell>
          <table:table-cell table:style-name="ce3" table:formula="of:=SUM([.G17:.J17])/5" office:value-type="percentage" office:value="0.0526297942441493">
            <text:p>5,26%</text:p>
          </table:table-cell>
          <table:table-cell table:style-name="ce3" table:formula="of:=SUMPRODUCT([.B$1:.E$1];[.G17:.J17])" office:value-type="percentage" office:value="0.0654385053386745">
            <text:p>6,54%</text:p>
          </table:table-cell>
        </table:table-row>
        <table:table-row table:style-name="ro1">
          <table:table-cell office:value-type="string">
            <text:p>ñ</text:p>
          </table:table-cell>
          <table:table-cell table:style-name="ce5" table:formula="of:=VLOOKUP([.A18];[corpusies.A$1:.M$35];2;0)" office:value-type="float" office:value="3">
            <text:p>3</text:p>
          </table:table-cell>
          <table:table-cell table:style-name="ce5" table:formula="of:=VLOOKUP([.A18];[corpuscat.A$1:.M$35];2;0)" office:value-type="float" office:value="869">
            <text:p>869</text:p>
          </table:table-cell>
          <table:table-cell table:style-name="ce5" table:formula="of:=VLOOKUP([.A18];[corpusen.A$1:.K$35];2;0)" office:value-type="float" office:value="0">
            <text:p>0</text:p>
          </table:table-cell>
          <table:table-cell table:style-name="ce5" table:formula="of:=VLOOKUP([.A18];[corpuses.A$1:.M$350];2;0)" office:value-type="float" office:value="98872">
            <text:p>98872</text:p>
          </table:table-cell>
          <table:table-cell/>
          <table:table-cell table:style-name="ce3" table:formula="of:=[.B18]/[.B$40]" office:value-type="percentage" office:value="0.00000452552167951161">
            <text:p>0,00%</text:p>
          </table:table-cell>
          <table:table-cell table:style-name="ce3" table:formula="of:=[.C18]/[.C$40]" office:value-type="percentage" office:value="0.0000527780539498604">
            <text:p>0,01%</text:p>
          </table:table-cell>
          <table:table-cell table:style-name="ce3" table:formula="of:=[.D18]/[.D$40]" office:value-type="percentage" office:value="0">
            <text:p>0,00%</text:p>
          </table:table-cell>
          <table:table-cell table:style-name="ce3" table:formula="of:=[.E18]/[.E$40]" office:value-type="percentage" office:value="0.00160688481037006">
            <text:p>0,16%</text:p>
          </table:table-cell>
          <table:table-cell table:style-name="ce3" table:formula="of:=SUM([.G18:.J18])/5" office:value-type="percentage" office:value="0.000332837677199886">
            <text:p>0,03%</text:p>
          </table:table-cell>
          <table:table-cell table:style-name="ce3" table:formula="of:=SUMPRODUCT([.B$1:.E$1];[.G18:.J18])" office:value-type="percentage" office:value="0.000499256515799828">
            <text:p>0,05%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5" table:formula="of:=VLOOKUP([.A19];[corpusies.A$1:.M$35];2;0)" office:value-type="float" office:value="36530">
            <text:p>36530</text:p>
          </table:table-cell>
          <table:table-cell table:style-name="ce5" table:formula="of:=VLOOKUP([.A19];[corpuscat.A$1:.M$35];2;0)" office:value-type="float" office:value="888145">
            <text:p>888145</text:p>
          </table:table-cell>
          <table:table-cell table:style-name="ce5" table:formula="of:=VLOOKUP([.A19];[corpusen.A$1:.K$35];2;0)" office:value-type="float" office:value="655257">
            <text:p>655257</text:p>
          </table:table-cell>
          <table:table-cell table:style-name="ce5" table:formula="of:=VLOOKUP([.A19];[corpuses.A$1:.M$350];2;0)" office:value-type="float" office:value="5247745">
            <text:p>5247745</text:p>
          </table:table-cell>
          <table:table-cell/>
          <table:table-cell table:style-name="ce3" table:formula="of:=[.B19]/[.B$40]" office:value-type="percentage" office:value="0.0551057689841863">
            <text:p>5,51%</text:p>
          </table:table-cell>
          <table:table-cell table:style-name="ce3" table:formula="of:=[.C19]/[.C$40]" office:value-type="percentage" office:value="0.0539408109612183">
            <text:p>5,39%</text:p>
          </table:table-cell>
          <table:table-cell table:style-name="ce3" table:formula="of:=[.D19]/[.D$40]" office:value-type="percentage" office:value="0.072670907060753">
            <text:p>7,27%</text:p>
          </table:table-cell>
          <table:table-cell table:style-name="ce3" table:formula="of:=[.E19]/[.E$40]" office:value-type="percentage" office:value="0.0852872575571993">
            <text:p>8,53%</text:p>
          </table:table-cell>
          <table:table-cell table:style-name="ce3" table:formula="of:=SUM([.G19:.J19])/5" office:value-type="percentage" office:value="0.0534009489126714">
            <text:p>5,34%</text:p>
          </table:table-cell>
          <table:table-cell table:style-name="ce3" table:formula="of:=SUMPRODUCT([.B$1:.E$1];[.G19:.J19])" office:value-type="percentage" office:value="0.0655672419568565">
            <text:p>6,56%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5" table:formula="of:=VLOOKUP([.A20];[corpusies.A$1:.M$35];2;0)" office:value-type="float" office:value="19627">
            <text:p>19627</text:p>
          </table:table-cell>
          <table:table-cell table:style-name="ce5" table:formula="of:=VLOOKUP([.A20];[corpuscat.A$1:.M$35];2;0)" office:value-type="float" office:value="418796">
            <text:p>418796</text:p>
          </table:table-cell>
          <table:table-cell table:style-name="ce5" table:formula="of:=VLOOKUP([.A20];[corpusen.A$1:.K$35];2;0)" office:value-type="float" office:value="129207">
            <text:p>129207</text:p>
          </table:table-cell>
          <table:table-cell table:style-name="ce5" table:formula="of:=VLOOKUP([.A20];[corpuses.A$1:.M$350];2;0)" office:value-type="float" office:value="1507212">
            <text:p>1507212</text:p>
          </table:table-cell>
          <table:table-cell/>
          <table:table-cell table:style-name="ce3" table:formula="of:=[.B20]/[.B$40]" office:value-type="percentage" office:value="0.0296074713345914">
            <text:p>2,96%</text:p>
          </table:table-cell>
          <table:table-cell table:style-name="ce3" table:formula="of:=[.C20]/[.C$40]" office:value-type="percentage" office:value="0.0254352564809962">
            <text:p>2,54%</text:p>
          </table:table-cell>
          <table:table-cell table:style-name="ce3" table:formula="of:=[.D20]/[.D$40]" office:value-type="percentage" office:value="0.0143296292730924">
            <text:p>1,43%</text:p>
          </table:table-cell>
          <table:table-cell table:style-name="ce3" table:formula="of:=[.E20]/[.E$40]" office:value-type="percentage" office:value="0.0244954695849935">
            <text:p>2,45%</text:p>
          </table:table-cell>
          <table:table-cell table:style-name="ce3" table:formula="of:=SUM([.G20:.J20])/5" office:value-type="percentage" office:value="0.0187735653347347">
            <text:p>1,88%</text:p>
          </table:table-cell>
          <table:table-cell table:style-name="ce3" table:formula="of:=SUMPRODUCT([.B$1:.E$1];[.G20:.J20])" office:value-type="percentage" office:value="0.0252944221474836">
            <text:p>2,53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5" table:formula="of:=VLOOKUP([.A21];[corpusies.A$1:.M$35];2;0)" office:value-type="float" office:value="6912">
            <text:p>6912</text:p>
          </table:table-cell>
          <table:table-cell table:style-name="ce5" table:formula="of:=VLOOKUP([.A21];[corpuscat.A$1:.M$35];2;0)" office:value-type="float" office:value="127760">
            <text:p>127760</text:p>
          </table:table-cell>
          <table:table-cell table:style-name="ce5" table:formula="of:=VLOOKUP([.A21];[corpusen.A$1:.K$35];2;0)" office:value-type="float" office:value="7552">
            <text:p>7552</text:p>
          </table:table-cell>
          <table:table-cell table:style-name="ce5" table:formula="of:=VLOOKUP([.A21];[corpuses.A$1:.M$350];2;0)" office:value-type="float" office:value="333752">
            <text:p>333752</text:p>
          </table:table-cell>
          <table:table-cell/>
          <table:table-cell table:style-name="ce3" table:formula="of:=[.B21]/[.B$40]" office:value-type="percentage" office:value="0.0104268019495947">
            <text:p>1,04%</text:p>
          </table:table-cell>
          <table:table-cell table:style-name="ce3" table:formula="of:=[.C21]/[.C$40]" office:value-type="percentage" office:value="0.00775940641269754">
            <text:p>0,78%</text:p>
          </table:table-cell>
          <table:table-cell table:style-name="ce3" table:formula="of:=[.D21]/[.D$40]" office:value-type="percentage" office:value="0.00083755028961584">
            <text:p>0,08%</text:p>
          </table:table-cell>
          <table:table-cell table:style-name="ce3" table:formula="of:=[.E21]/[.E$40]" office:value-type="percentage" office:value="0.00542419511318297">
            <text:p>0,54%</text:p>
          </table:table-cell>
          <table:table-cell table:style-name="ce3" table:formula="of:=SUM([.G21:.J21])/5" office:value-type="percentage" office:value="0.00488959075301822">
            <text:p>0,49%</text:p>
          </table:table-cell>
          <table:table-cell table:style-name="ce3" table:formula="of:=SUMPRODUCT([.B$1:.E$1];[.G21:.J21])" office:value-type="percentage" office:value="0.00716687607160416">
            <text:p>0,72%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5" table:formula="of:=VLOOKUP([.A22];[corpusies.A$1:.M$35];2;0)" office:value-type="float" office:value="44884">
            <text:p>44884</text:p>
          </table:table-cell>
          <table:table-cell table:style-name="ce5" table:formula="of:=VLOOKUP([.A22];[corpuscat.A$1:.M$35];2;0)" office:value-type="float" office:value="1070050">
            <text:p>1070050</text:p>
          </table:table-cell>
          <table:table-cell table:style-name="ce5" table:formula="of:=VLOOKUP([.A22];[corpusen.A$1:.K$35];2;0)" office:value-type="float" office:value="494756">
            <text:p>494756</text:p>
          </table:table-cell>
          <table:table-cell table:style-name="ce5" table:formula="of:=VLOOKUP([.A22];[corpuses.A$1:.M$350];2;0)" office:value-type="float" office:value="3841396">
            <text:p>3841396</text:p>
          </table:table-cell>
          <table:table-cell/>
          <table:table-cell table:style-name="ce3" table:formula="of:=[.B22]/[.B$40]" office:value-type="percentage" office:value="0.0677078383543996">
            <text:p>6,77%</text:p>
          </table:table-cell>
          <table:table-cell table:style-name="ce3" table:formula="of:=[.C22]/[.C$40]" office:value-type="percentage" office:value="0.0649886727606997">
            <text:p>6,50%</text:p>
          </table:table-cell>
          <table:table-cell table:style-name="ce3" table:formula="of:=[.D22]/[.D$40]" office:value-type="percentage" office:value="0.0548706344132911">
            <text:p>5,49%</text:p>
          </table:table-cell>
          <table:table-cell table:style-name="ce3" table:formula="of:=[.E22]/[.E$40]" office:value-type="percentage" office:value="0.0624310308582439">
            <text:p>6,24%</text:p>
          </table:table-cell>
          <table:table-cell table:style-name="ce3" table:formula="of:=SUM([.G22:.J22])/5" office:value-type="percentage" office:value="0.0499996352773269">
            <text:p>5,00%</text:p>
          </table:table-cell>
          <table:table-cell table:style-name="ce3" table:formula="of:=SUMPRODUCT([.B$1:.E$1];[.G22:.J22])" office:value-type="percentage" office:value="0.0640253260333321">
            <text:p>6,40%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5" table:formula="of:=VLOOKUP([.A23];[corpusies.A$1:.M$35];2;0)" office:value-type="float" office:value="45314">
            <text:p>45314</text:p>
          </table:table-cell>
          <table:table-cell table:style-name="ce5" table:formula="of:=VLOOKUP([.A23];[corpuscat.A$1:.M$35];2;0)" office:value-type="float" office:value="1177315">
            <text:p>1177315</text:p>
          </table:table-cell>
          <table:table-cell table:style-name="ce5" table:formula="of:=VLOOKUP([.A23];[corpusen.A$1:.K$35];2;0)" office:value-type="float" office:value="533539">
            <text:p>533539</text:p>
          </table:table-cell>
          <table:table-cell table:style-name="ce5" table:formula="of:=VLOOKUP([.A23];[corpuses.A$1:.M$350];2;0)" office:value-type="float" office:value="4154891">
            <text:p>4154891</text:p>
          </table:table-cell>
          <table:table-cell/>
          <table:table-cell table:style-name="ce3" table:formula="of:=[.B23]/[.B$40]" office:value-type="percentage" office:value="0.0683564964617963">
            <text:p>6,84%</text:p>
          </table:table-cell>
          <table:table-cell table:style-name="ce3" table:formula="of:=[.C23]/[.C$40]" office:value-type="percentage" office:value="0.0715033309389872">
            <text:p>7,15%</text:p>
          </table:table-cell>
          <table:table-cell table:style-name="ce3" table:formula="of:=[.D23]/[.D$40]" office:value-type="percentage" office:value="0.0591718410979007">
            <text:p>5,92%</text:p>
          </table:table-cell>
          <table:table-cell table:style-name="ce3" table:formula="of:=[.E23]/[.E$40]" office:value-type="percentage" office:value="0.0675260057108509">
            <text:p>6,75%</text:p>
          </table:table-cell>
          <table:table-cell table:style-name="ce3" table:formula="of:=SUM([.G23:.J23])/5" office:value-type="percentage" office:value="0.053311534841907">
            <text:p>5,33%</text:p>
          </table:table-cell>
          <table:table-cell table:style-name="ce3" table:formula="of:=SUMPRODUCT([.B$1:.E$1];[.G23:.J23])" office:value-type="percentage" office:value="0.0681329340432804">
            <text:p>6,81%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5" table:formula="of:=VLOOKUP([.A24];[corpusies.A$1:.M$35];2;0)" office:value-type="float" office:value="43283">
            <text:p>43283</text:p>
          </table:table-cell>
          <table:table-cell table:style-name="ce5" table:formula="of:=VLOOKUP([.A24];[corpuscat.A$1:.M$35];2;0)" office:value-type="float" office:value="940505">
            <text:p>940505</text:p>
          </table:table-cell>
          <table:table-cell table:style-name="ce5" table:formula="of:=VLOOKUP([.A24];[corpusen.A$1:.K$35];2;0)" office:value-type="float" office:value="814137">
            <text:p>814137</text:p>
          </table:table-cell>
          <table:table-cell table:style-name="ce5" table:formula="of:=VLOOKUP([.A24];[corpuses.A$1:.M$350];2;0)" office:value-type="float" office:value="2756800">
            <text:p>2756800</text:p>
          </table:table-cell>
          <table:table-cell/>
          <table:table-cell table:style-name="ce3" table:formula="of:=[.B24]/[.B$40]" office:value-type="percentage" office:value="0.065292718284767">
            <text:p>6,53%</text:p>
          </table:table-cell>
          <table:table-cell table:style-name="ce3" table:formula="of:=[.C24]/[.C$40]" office:value-type="percentage" office:value="0.0571208557308555">
            <text:p>5,71%</text:p>
          </table:table-cell>
          <table:table-cell table:style-name="ce3" table:formula="of:=[.D24]/[.D$40]" office:value-type="percentage" office:value="0.090291403619832">
            <text:p>9,03%</text:p>
          </table:table-cell>
          <table:table-cell table:style-name="ce3" table:formula="of:=[.E24]/[.E$40]" office:value-type="percentage" office:value="0.0448039894533151">
            <text:p>4,48%</text:p>
          </table:table-cell>
          <table:table-cell table:style-name="ce3" table:formula="of:=SUM([.G24:.J24])/5" office:value-type="percentage" office:value="0.0515017934177539">
            <text:p>5,15%</text:p>
          </table:table-cell>
          <table:table-cell table:style-name="ce3" table:formula="of:=SUMPRODUCT([.B$1:.E$1];[.G24:.J24])" office:value-type="percentage" office:value="0.0591944094026645">
            <text:p>5,92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5" table:formula="of:=VLOOKUP([.A25];[corpusies.A$1:.M$35];2;0)" office:value-type="float" office:value="25306">
            <text:p>25306</text:p>
          </table:table-cell>
          <table:table-cell table:style-name="ce5" table:formula="of:=VLOOKUP([.A25];[corpuscat.A$1:.M$35];2;0)" office:value-type="float" office:value="596832">
            <text:p>596832</text:p>
          </table:table-cell>
          <table:table-cell table:style-name="ce5" table:formula="of:=VLOOKUP([.A25];[corpusen.A$1:.K$35];2;0)" office:value-type="float" office:value="252205">
            <text:p>252205</text:p>
          </table:table-cell>
          <table:table-cell table:style-name="ce5" table:formula="of:=VLOOKUP([.A25];[corpuses.A$1:.M$350];2;0)" office:value-type="float" office:value="2297957">
            <text:p>2297957</text:p>
          </table:table-cell>
          <table:table-cell/>
          <table:table-cell table:style-name="ce3" table:formula="of:=[.B25]/[.B$40]" office:value-type="percentage" office:value="0.0381742838739069">
            <text:p>3,82%</text:p>
          </table:table-cell>
          <table:table-cell table:style-name="ce3" table:formula="of:=[.C25]/[.C$40]" office:value-type="percentage" office:value="0.0362481375086341">
            <text:p>3,62%</text:p>
          </table:table-cell>
          <table:table-cell table:style-name="ce3" table:formula="of:=[.D25]/[.D$40]" office:value-type="percentage" office:value="0.0279706529121508">
            <text:p>2,80%</text:p>
          </table:table-cell>
          <table:table-cell table:style-name="ce3" table:formula="of:=[.E25]/[.E$40]" office:value-type="percentage" office:value="0.0373467938160808">
            <text:p>3,73%</text:p>
          </table:table-cell>
          <table:table-cell table:style-name="ce3" table:formula="of:=SUM([.G25:.J25])/5" office:value-type="percentage" office:value="0.0279479736221545">
            <text:p>2,79%</text:p>
          </table:table-cell>
          <table:table-cell table:style-name="ce3" table:formula="of:=SUMPRODUCT([.B$1:.E$1];[.G25:.J25])" office:value-type="percentage" office:value="0.0363278298508016">
            <text:p>3,63%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5" table:formula="of:=VLOOKUP([.A26];[corpusies.A$1:.M$35];2;0)" office:value-type="float" office:value="6804">
            <text:p>6804</text:p>
          </table:table-cell>
          <table:table-cell table:style-name="ce5" table:formula="of:=VLOOKUP([.A26];[corpuscat.A$1:.M$35];2;0)" office:value-type="float" office:value="227863">
            <text:p>227863</text:p>
          </table:table-cell>
          <table:table-cell table:style-name="ce5" table:formula="of:=VLOOKUP([.A26];[corpusen.A$1:.K$35];2;0)" office:value-type="float" office:value="83826">
            <text:p>83826</text:p>
          </table:table-cell>
          <table:table-cell table:style-name="ce5" table:formula="of:=VLOOKUP([.A26];[corpuses.A$1:.M$350];2;0)" office:value-type="float" office:value="579646">
            <text:p>579646</text:p>
          </table:table-cell>
          <table:table-cell/>
          <table:table-cell table:style-name="ce3" table:formula="of:=[.B26]/[.B$40]" office:value-type="percentage" office:value="0.0102638831691323">
            <text:p>1,03%</text:p>
          </table:table-cell>
          <table:table-cell table:style-name="ce3" table:formula="of:=[.C26]/[.C$40]" office:value-type="percentage" office:value="0.0138390859691335">
            <text:p>1,38%</text:p>
          </table:table-cell>
          <table:table-cell table:style-name="ce3" table:formula="of:=[.D26]/[.D$40]" office:value-type="percentage" office:value="0.00929667512941438">
            <text:p>0,93%</text:p>
          </table:table-cell>
          <table:table-cell table:style-name="ce3" table:formula="of:=[.E26]/[.E$40]" office:value-type="percentage" office:value="0.00942050684513069">
            <text:p>0,94%</text:p>
          </table:table-cell>
          <table:table-cell table:style-name="ce3" table:formula="of:=SUM([.G26:.J26])/5" office:value-type="percentage" office:value="0.00856403022256218">
            <text:p>0,86%</text:p>
          </table:table-cell>
          <table:table-cell table:style-name="ce3" table:formula="of:=SUMPRODUCT([.B$1:.E$1];[.G26:.J26])" office:value-type="percentage" office:value="0.0109867103079604">
            <text:p>1,10%</text:p>
          </table:table-cell>
        </table:table-row>
        <table:table-row table:style-name="ro1">
          <table:table-cell office:value-type="string">
            <text:p>w</text:p>
          </table:table-cell>
          <table:table-cell table:style-name="ce5" table:formula="of:=VLOOKUP([.A27];[corpusies.A$1:.M$35];2;0)" office:value-type="float" office:value="1103">
            <text:p>1103</text:p>
          </table:table-cell>
          <table:table-cell table:style-name="ce5" table:formula="of:=VLOOKUP([.A27];[corpuscat.A$1:.M$35];2;0)" office:value-type="float" office:value="13265">
            <text:p>13265</text:p>
          </table:table-cell>
          <table:table-cell table:style-name="ce5" table:formula="of:=VLOOKUP([.A27];[corpusen.A$1:.K$35];2;0)" office:value-type="float" office:value="201289">
            <text:p>201289</text:p>
          </table:table-cell>
          <table:table-cell table:style-name="ce5" table:formula="of:=VLOOKUP([.A27];[corpuses.A$1:.M$350];2;0)" office:value-type="float" office:value="82871">
            <text:p>82871</text:p>
          </table:table-cell>
          <table:table-cell/>
          <table:table-cell table:style-name="ce3" table:formula="of:=[.B27]/[.B$40]" office:value-type="percentage" office:value="0.00166388347083377">
            <text:p>0,17%</text:p>
          </table:table-cell>
          <table:table-cell table:style-name="ce3" table:formula="of:=[.C27]/[.C$40]" office:value-type="percentage" office:value="0.000805639684286419">
            <text:p>0,08%</text:p>
          </table:table-cell>
          <table:table-cell table:style-name="ce3" table:formula="of:=[.D27]/[.D$40]" office:value-type="percentage" office:value="0.0223238427233161">
            <text:p>2,23%</text:p>
          </table:table-cell>
          <table:table-cell table:style-name="ce3" table:formula="of:=[.E27]/[.E$40]" office:value-type="percentage" office:value="0.00134683379642545">
            <text:p>0,13%</text:p>
          </table:table-cell>
          <table:table-cell table:style-name="ce3" table:formula="of:=SUM([.G27:.J27])/5" office:value-type="percentage" office:value="0.00522803993497234">
            <text:p>0,52%</text:p>
          </table:table-cell>
          <table:table-cell table:style-name="ce3" table:formula="of:=SUMPRODUCT([.B$1:.E$1];[.G27:.J27])" office:value-type="percentage" office:value="0.0033772913577953">
            <text:p>0,34%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5" table:formula="of:=VLOOKUP([.A28];[corpusies.A$1:.M$35];2;0)" office:value-type="float" office:value="5837">
            <text:p>5837</text:p>
          </table:table-cell>
          <table:table-cell table:style-name="ce5" table:formula="of:=VLOOKUP([.A28];[corpuscat.A$1:.M$35];2;0)" office:value-type="float" office:value="83941">
            <text:p>83941</text:p>
          </table:table-cell>
          <table:table-cell table:style-name="ce5" table:formula="of:=VLOOKUP([.A28];[corpusen.A$1:.K$35];2;0)" office:value-type="float" office:value="9138">
            <text:p>9138</text:p>
          </table:table-cell>
          <table:table-cell table:style-name="ce5" table:formula="of:=VLOOKUP([.A28];[corpuses.A$1:.M$350];2;0)" office:value-type="float" office:value="130959">
            <text:p>130959</text:p>
          </table:table-cell>
          <table:table-cell/>
          <table:table-cell table:style-name="ce3" table:formula="of:=[.B28]/[.B$40]" office:value-type="percentage" office:value="0.00880515668110308">
            <text:p>0,88%</text:p>
          </table:table-cell>
          <table:table-cell table:style-name="ce3" table:formula="of:=[.C28]/[.C$40]" office:value-type="percentage" office:value="0.0050980927809036">
            <text:p>0,51%</text:p>
          </table:table-cell>
          <table:table-cell table:style-name="ce3" table:formula="of:=[.D28]/[.D$40]" office:value-type="percentage" office:value="0.00101344472278993">
            <text:p>0,10%</text:p>
          </table:table-cell>
          <table:table-cell table:style-name="ce3" table:formula="of:=[.E28]/[.E$40]" office:value-type="percentage" office:value="0.00212836827293119">
            <text:p>0,21%</text:p>
          </table:table-cell>
          <table:table-cell table:style-name="ce3" table:formula="of:=SUM([.G28:.J28])/5" office:value-type="percentage" office:value="0.00340901249154556">
            <text:p>0,34%</text:p>
          </table:table-cell>
          <table:table-cell table:style-name="ce3" table:formula="of:=SUMPRODUCT([.B$1:.E$1];[.G28:.J28])" office:value-type="percentage" office:value="0.00491082979276035">
            <text:p>0,49%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5" table:formula="of:=VLOOKUP([.A29];[corpusies.A$1:.M$35];2;0)" office:value-type="float" office:value="1704">
            <text:p>1704</text:p>
          </table:table-cell>
          <table:table-cell table:style-name="ce5" table:formula="of:=VLOOKUP([.A29];[corpuscat.A$1:.M$35];2;0)" office:value-type="float" office:value="58166">
            <text:p>58166</text:p>
          </table:table-cell>
          <table:table-cell table:style-name="ce5" table:formula="of:=VLOOKUP([.A29];[corpusen.A$1:.K$35];2;0)" office:value-type="float" office:value="176040">
            <text:p>176040</text:p>
          </table:table-cell>
          <table:table-cell table:style-name="ce5" table:formula="of:=VLOOKUP([.A29];[corpuses.A$1:.M$350];2;0)" office:value-type="float" office:value="543111">
            <text:p>543111</text:p>
          </table:table-cell>
          <table:table-cell/>
          <table:table-cell table:style-name="ce3" table:formula="of:=[.B29]/[.B$40]" office:value-type="percentage" office:value="0.00257049631396259">
            <text:p>0,26%</text:p>
          </table:table-cell>
          <table:table-cell table:style-name="ce3" table:formula="of:=[.C29]/[.C$40]" office:value-type="percentage" office:value="0.00353266776300066">
            <text:p>0,35%</text:p>
          </table:table-cell>
          <table:table-cell table:style-name="ce3" table:formula="of:=[.D29]/[.D$40]" office:value-type="percentage" office:value="0.0195236166557167">
            <text:p>1,95%</text:p>
          </table:table-cell>
          <table:table-cell table:style-name="ce3" table:formula="of:=[.E29]/[.E$40]" office:value-type="percentage" office:value="0.00882673371879694">
            <text:p>0,88%</text:p>
          </table:table-cell>
          <table:table-cell table:style-name="ce3" table:formula="of:=SUM([.G29:.J29])/5" office:value-type="percentage" office:value="0.00689070289029538">
            <text:p>0,69%</text:p>
          </table:table-cell>
          <table:table-cell table:style-name="ce3" table:formula="of:=SUMPRODUCT([.B$1:.E$1];[.G29:.J29])" office:value-type="percentage" office:value="0.00643133100429973">
            <text:p>0,64%</text:p>
          </table:table-cell>
        </table:table-row>
        <table:table-row table:style-name="ro1">
          <table:table-cell office:value-type="string">
            <text:p>z</text:p>
          </table:table-cell>
          <table:table-cell table:style-name="ce5" table:formula="of:=VLOOKUP([.A30];[corpusies.A$1:.M$35];2;0)" office:value-type="float" office:value="838">
            <text:p>838</text:p>
          </table:table-cell>
          <table:table-cell table:style-name="ce5" table:formula="of:=VLOOKUP([.A30];[corpuscat.A$1:.M$35];2;0)" office:value-type="float" office:value="27054">
            <text:p>27054</text:p>
          </table:table-cell>
          <table:table-cell table:style-name="ce5" table:formula="of:=VLOOKUP([.A30];[corpusen.A$1:.K$35];2;0)" office:value-type="float" office:value="5037">
            <text:p>5037</text:p>
          </table:table-cell>
          <table:table-cell table:style-name="ce5" table:formula="of:=VLOOKUP([.A30];[corpuses.A$1:.M$350];2;0)" office:value-type="float" office:value="231285">
            <text:p>231285</text:p>
          </table:table-cell>
          <table:table-cell/>
          <table:table-cell table:style-name="ce3" table:formula="of:=[.B30]/[.B$40]" office:value-type="percentage" office:value="0.00126412905581024">
            <text:p>0,13%</text:p>
          </table:table-cell>
          <table:table-cell table:style-name="ce3" table:formula="of:=[.C30]/[.C$40]" office:value-type="percentage" office:value="0.00164310410996493">
            <text:p>0,16%</text:p>
          </table:table-cell>
          <table:table-cell table:style-name="ce3" table:formula="of:=[.D30]/[.D$40]" office:value-type="percentage" office:value="0.000558625636757811">
            <text:p>0,06%</text:p>
          </table:table-cell>
          <table:table-cell table:style-name="ce3" table:formula="of:=[.E30]/[.E$40]" office:value-type="percentage" office:value="0.00375888374227727">
            <text:p>0,38%</text:p>
          </table:table-cell>
          <table:table-cell table:style-name="ce3" table:formula="of:=SUM([.G30:.J30])/5" office:value-type="percentage" office:value="0.00144494850896205">
            <text:p>0,14%</text:p>
          </table:table-cell>
          <table:table-cell table:style-name="ce3" table:formula="of:=SUMPRODUCT([.B$1:.E$1];[.G30:.J30])" office:value-type="percentage" office:value="0.00205569763609151">
            <text:p>0,21%</text:p>
          </table:table-cell>
        </table:table-row>
        <table:table-row table:style-name="ro1">
          <table:table-cell office:value-type="string">
            <text:p>dot</text:p>
          </table:table-cell>
          <table:table-cell table:style-name="ce5" table:formula="of:=VLOOKUP([.A31];[corpusies.A$1:.M$35];2;0)" office:value-type="float" office:value="10009">
            <text:p>10009</text:p>
          </table:table-cell>
          <table:table-cell table:style-name="ce5" table:formula="of:=VLOOKUP([.A31];[corpuscat.A$1:.M$35];2;0)" office:value-type="float" office:value="201302">
            <text:p>201302</text:p>
          </table:table-cell>
          <table:table-cell table:style-name="ce5" table:formula="of:=VLOOKUP([.A31];[corpusen.A$1:.K$35];2;0)" office:value-type="float" office:value="81737">
            <text:p>81737</text:p>
          </table:table-cell>
          <table:table-cell table:style-name="ce5" table:formula="of:=VLOOKUP([.A31];[corpuses.A$1:.M$350];2;0)" office:value-type="float" office:value="724219">
            <text:p>724219</text:p>
          </table:table-cell>
          <table:table-cell/>
          <table:table-cell table:style-name="ce3" table:formula="of:=[.B31]/[.B$40]" office:value-type="percentage" office:value="0.0150986488300772">
            <text:p>1,51%</text:p>
          </table:table-cell>
          <table:table-cell table:style-name="ce3" table:formula="of:=[.C31]/[.C$40]" office:value-type="percentage" office:value="0.0122259238391425">
            <text:p>1,22%</text:p>
          </table:table-cell>
          <table:table-cell table:style-name="ce3" table:formula="of:=[.D31]/[.D$40]" office:value-type="percentage" office:value="0.00906499576566869">
            <text:p>0,91%</text:p>
          </table:table-cell>
          <table:table-cell table:style-name="ce3" table:formula="of:=[.E31]/[.E$40]" office:value-type="percentage" office:value="0.0117701321959846">
            <text:p>1,18%</text:p>
          </table:table-cell>
          <table:table-cell table:style-name="ce3" table:formula="of:=SUM([.G31:.J31])/5" office:value-type="percentage" office:value="0.0096319401261746">
            <text:p>0,96%</text:p>
          </table:table-cell>
          <table:table-cell table:style-name="ce3" table:formula="of:=SUMPRODUCT([.B$1:.E$1];[.G31:.J31])" office:value-type="percentage" office:value="0.0126349110361282">
            <text:p>1,26%</text:p>
          </table:table-cell>
        </table:table-row>
        <table:table-row table:style-name="ro1">
          <table:table-cell office:value-type="string">
            <text:p>coma</text:p>
          </table:table-cell>
          <table:table-cell table:style-name="ce5" table:formula="of:=VLOOKUP([.A32];[corpusies.A$1:.M$35];2;0)" office:value-type="float" office:value="5936">
            <text:p>5936</text:p>
          </table:table-cell>
          <table:table-cell table:style-name="ce5" table:formula="of:=VLOOKUP([.A32];[corpuscat.A$1:.M$35];2;0)" office:value-type="float" office:value="200429">
            <text:p>200429</text:p>
          </table:table-cell>
          <table:table-cell table:style-name="ce5" table:formula="of:=VLOOKUP([.A32];[corpusen.A$1:.K$35];2;0)" office:value-type="float" office:value="192368">
            <text:p>192368</text:p>
          </table:table-cell>
          <table:table-cell table:style-name="ce5" table:formula="of:=VLOOKUP([.A32];[corpuses.A$1:.M$350];2;0)" office:value-type="float" office:value="740004">
            <text:p>740004</text:p>
          </table:table-cell>
          <table:table-cell/>
          <table:table-cell table:style-name="ce3" table:formula="of:=[.B32]/[.B$40]" office:value-type="percentage" office:value="0.00895449889652696">
            <text:p>0,90%</text:p>
          </table:table-cell>
          <table:table-cell table:style-name="ce3" table:formula="of:=[.C32]/[.C$40]" office:value-type="percentage" office:value="0.0121729028482354">
            <text:p>1,22%</text:p>
          </table:table-cell>
          <table:table-cell table:style-name="ce3" table:formula="of:=[.D32]/[.D$40]" office:value-type="percentage" office:value="0.0213344642628204">
            <text:p>2,13%</text:p>
          </table:table-cell>
          <table:table-cell table:style-name="ce3" table:formula="of:=[.E32]/[.E$40]" office:value-type="percentage" office:value="0.0120266727406453">
            <text:p>1,20%</text:p>
          </table:table-cell>
          <table:table-cell table:style-name="ce3" table:formula="of:=SUM([.G32:.J32])/5" office:value-type="percentage" office:value="0.0108977077496456">
            <text:p>1,09%</text:p>
          </table:table-cell>
          <table:table-cell table:style-name="ce3" table:formula="of:=SUMPRODUCT([.B$1:.E$1];[.G32:.J32])" office:value-type="percentage" office:value="0.0120796687719043">
            <text:p>1,21%</text:p>
          </table:table-cell>
        </table:table-row>
        <table:table-row table:style-name="ro1">
          <table:table-cell office:value-type="string">
            <text:p>plus</text:p>
          </table:table-cell>
          <table:table-cell table:style-name="ce5" table:formula="of:=VLOOKUP([.A33];[corpusies.A$1:.M$35];2;0)" office:value-type="float" office:value="1193">
            <text:p>1193</text:p>
          </table:table-cell>
          <table:table-cell table:style-name="ce5" table:formula="of:=VLOOKUP([.A33];[corpuscat.A$1:.M$35];2;0)" office:value-type="float" office:value="587">
            <text:p>587</text:p>
          </table:table-cell>
          <table:table-cell table:style-name="ce5" table:formula="of:=VLOOKUP([.A33];[corpusen.A$1:.K$35];2;0)" office:value-type="float" office:value="1">
            <text:p>1</text:p>
          </table:table-cell>
          <table:table-cell table:style-name="ce5" table:formula="of:=VLOOKUP([.A33];[corpuses.A$1:.M$350];2;0)" office:value-type="float" office:value="1590">
            <text:p>1590</text:p>
          </table:table-cell>
          <table:table-cell/>
          <table:table-cell table:style-name="ce3" table:formula="of:=[.B33]/[.B$40]" office:value-type="percentage" office:value="0.00179964912121912">
            <text:p>0,18%</text:p>
          </table:table-cell>
          <table:table-cell table:style-name="ce3" table:formula="of:=[.C33]/[.C$40]" office:value-type="percentage" office:value="0.0000356509984678573">
            <text:p>0,00%</text:p>
          </table:table-cell>
          <table:table-cell table:style-name="ce3" table:formula="of:=[.D33]/[.D$40]" office:value-type="percentage" office:value="0.000000110904434535996">
            <text:p>0,00%</text:p>
          </table:table-cell>
          <table:table-cell table:style-name="ce3" table:formula="of:=[.E33]/[.E$40]" office:value-type="percentage" office:value="0.0000258409544510922">
            <text:p>0,00%</text:p>
          </table:table-cell>
          <table:table-cell table:style-name="ce3" table:formula="of:=SUM([.G33:.J33])/5" office:value-type="percentage" office:value="0.00037225039571452">
            <text:p>0,04%</text:p>
          </table:table-cell>
          <table:table-cell table:style-name="ce3" table:formula="of:=SUMPRODUCT([.B$1:.E$1];[.G33:.J33])" office:value-type="percentage" office:value="0.000558353412684873">
            <text:p>0,06%</text:p>
          </table:table-cell>
        </table:table-row>
        <table:table-row table:style-name="ro1">
          <table:table-cell office:value-type="string">
            <text:p>minus</text:p>
          </table:table-cell>
          <table:table-cell table:style-name="ce5" table:formula="of:=VLOOKUP([.A34];[corpusies.A$1:.M$35];2;0)" office:value-type="float" office:value="17587">
            <text:p>17587</text:p>
          </table:table-cell>
          <table:table-cell table:style-name="ce5" table:formula="of:=VLOOKUP([.A34];[corpuscat.A$1:.M$35];2;0)" office:value-type="float" office:value="50443">
            <text:p>50443</text:p>
          </table:table-cell>
          <table:table-cell table:style-name="ce5" table:formula="of:=VLOOKUP([.A34];[corpusen.A$1:.K$35];2;0)" office:value-type="float" office:value="18449">
            <text:p>18449</text:p>
          </table:table-cell>
          <table:table-cell table:style-name="ce5" table:formula="of:=VLOOKUP([.A34];[corpuses.A$1:.M$350];2;0)" office:value-type="float" office:value="97163">
            <text:p>97163</text:p>
          </table:table-cell>
          <table:table-cell/>
          <table:table-cell table:style-name="ce3" table:formula="of:=[.B34]/[.B$40]" office:value-type="percentage" office:value="0.0265301165925235">
            <text:p>2,65%</text:p>
          </table:table-cell>
          <table:table-cell table:style-name="ce3" table:formula="of:=[.C34]/[.C$40]" office:value-type="percentage" office:value="0.00306361723290311">
            <text:p>0,31%</text:p>
          </table:table-cell>
          <table:table-cell table:style-name="ce3" table:formula="of:=[.D34]/[.D$40]" office:value-type="percentage" office:value="0.00204607591275459">
            <text:p>0,20%</text:p>
          </table:table-cell>
          <table:table-cell table:style-name="ce3" table:formula="of:=[.E34]/[.E$40]" office:value-type="percentage" office:value="0.00157910984737829">
            <text:p>0,16%</text:p>
          </table:table-cell>
          <table:table-cell table:style-name="ce3" table:formula="of:=SUM([.G34:.J34])/5" office:value-type="percentage" office:value="0.0066437839171119">
            <text:p>0,66%</text:p>
          </table:table-cell>
          <table:table-cell table:style-name="ce3" table:formula="of:=SUMPRODUCT([.B$1:.E$1];[.G34:.J34])" office:value-type="percentage" office:value="0.00955646069311694">
            <text:p>0,96%</text:p>
          </table:table-cell>
        </table:table-row>
        <table:table-row table:style-name="ro1">
          <table:table-cell office:value-type="string">
            <text:p>&lt;</text:p>
          </table:table-cell>
          <table:table-cell table:style-name="ce5" table:formula="of:=VLOOKUP([.A35];[corpusies.A$1:.M$35];2;0)" office:value-type="float" office:value="569">
            <text:p>569</text:p>
          </table:table-cell>
          <table:table-cell table:style-name="ce5" table:formula="of:=VLOOKUP([.A35];[corpuscat.A$1:.M$35];2;0)" office:value-type="float" office:value="29">
            <text:p>29</text:p>
          </table:table-cell>
          <table:table-cell table:style-name="ce5" table:formula="of:=VLOOKUP([.A35];[corpusen.A$1:.K$35];2;0)" office:value-type="float" office:value="2">
            <text:p>2</text:p>
          </table:table-cell>
          <table:table-cell table:style-name="ce5" table:formula="of:=VLOOKUP([.A35];[corpuses.A$1:.M$350];2;0)" office:value-type="float" office:value="158">
            <text:p>158</text:p>
          </table:table-cell>
          <table:table-cell/>
          <table:table-cell table:style-name="ce3" table:formula="of:=[.B35]/[.B$40]" office:value-type="percentage" office:value="0.000858340611880701">
            <text:p>0,09%</text:p>
          </table:table-cell>
          <table:table-cell table:style-name="ce3" table:formula="of:=[.C35]/[.C$40]" office:value-type="percentage" office:value="0.00000176129293963861">
            <text:p>0,00%</text:p>
          </table:table-cell>
          <table:table-cell table:style-name="ce3" table:formula="of:=[.D35]/[.D$40]" office:value-type="percentage" office:value="0.000000221808869071992">
            <text:p>0,00%</text:p>
          </table:table-cell>
          <table:table-cell table:style-name="ce3" table:formula="of:=[.E35]/[.E$40]" office:value-type="percentage" office:value="0.00000256784327249847">
            <text:p>0,00%</text:p>
          </table:table-cell>
          <table:table-cell table:style-name="ce3" table:formula="of:=SUM([.G35:.J35])/5" office:value-type="percentage" office:value="0.000172578311392382">
            <text:p>0,02%</text:p>
          </table:table-cell>
          <table:table-cell table:style-name="ce3" table:formula="of:=SUMPRODUCT([.B$1:.E$1];[.G35:.J35])" office:value-type="percentage" office:value="0.000258823105314759">
            <text:p>0,03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5" table:formula="of:=VLOOKUP([.A36];[corpusies.A$1:.M$35];2;0)" office:value-type="float" office:value="4241">
            <text:p>4241</text:p>
          </table:table-cell>
          <table:table-cell table:style-name="ce5" table:formula="of:=VLOOKUP([.A36];[corpuscat.A$1:.M$35];2;0)" office:value-type="float" office:value="153184">
            <text:p>153184</text:p>
          </table:table-cell>
          <table:table-cell table:style-name="ce5" table:formula="of:=VLOOKUP([.A36];[corpusen.A$1:.K$35];2;0)" office:value-type="float" office:value="0">
            <text:p>0</text:p>
          </table:table-cell>
          <table:table-cell table:style-name="ce5" table:formula="of:=VLOOKUP([.A36];[corpuses.A$1:.M$350];2;0)" office:value-type="float" office:value="2867">
            <text:p>2867</text:p>
          </table:table-cell>
          <table:table-cell table:style-name="ce5"/>
          <table:table-cell table:style-name="ce3" table:formula="of:=[.B36]/[.B$40]" office:value-type="percentage" office:value="0.00639757914760291">
            <text:p>0,64%</text:p>
          </table:table-cell>
          <table:table-cell table:style-name="ce3" table:formula="of:=[.C36]/[.C$40]" office:value-type="percentage" office:value="0.00930351371260691">
            <text:p>0,93%</text:p>
          </table:table-cell>
          <table:table-cell table:style-name="ce3" table:formula="of:=[.D36]/[.D$40]" office:value-type="percentage" office:value="0">
            <text:p>0,00%</text:p>
          </table:table-cell>
          <table:table-cell table:style-name="ce3" table:formula="of:=[.E36]/[.E$40]" office:value-type="percentage" office:value="0.0000465949788750197">
            <text:p>0,00%</text:p>
          </table:table-cell>
          <table:table-cell table:style-name="ce3" table:formula="of:=SUM([.G36:.J36])/5" office:value-type="percentage" office:value="0.00314953756781697">
            <text:p>0,31%</text:p>
          </table:table-cell>
          <table:table-cell table:style-name="ce3" table:formula="of:=SUMPRODUCT([.B$1:.E$1];[.G36:.J36])" office:value-type="percentage" office:value="0.00472430635172545">
            <text:p>0,47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5" table:formula="of:=VLOOKUP([.A37];[corpusies.A$1:.M$35];2;0)" office:value-type="float" office:value="6925">
            <text:p>6925</text:p>
          </table:table-cell>
          <table:table-cell table:style-name="ce5" table:formula="of:=VLOOKUP([.A37];[corpuscat.A$1:.M$35];2;0)" office:value-type="float" office:value="227115">
            <text:p>227115</text:p>
          </table:table-cell>
          <table:table-cell table:style-name="ce5" table:formula="of:=VLOOKUP([.A37];[corpusen.A$1:.K$35];2;0)" office:value-type="float" office:value="0">
            <text:p>0</text:p>
          </table:table-cell>
          <table:table-cell table:style-name="ce5" table:formula="of:=VLOOKUP([.A37];[corpuses.A$1:.M$350];2;0)" office:value-type="float" office:value="1142232">
            <text:p>1142232</text:p>
          </table:table-cell>
          <table:table-cell table:style-name="ce5"/>
          <table:table-cell table:style-name="ce3" table:formula="of:=[.B37]/[.B$40]" office:value-type="percentage" office:value="0.0104464125435393">
            <text:p>1,04%</text:p>
          </table:table-cell>
          <table:table-cell table:style-name="ce3" table:formula="of:=[.C37]/[.C$40]" office:value-type="percentage" office:value="0.0137936567581387">
            <text:p>1,38%</text:p>
          </table:table-cell>
          <table:table-cell table:style-name="ce3" table:formula="of:=[.D37]/[.D$40]" office:value-type="percentage" office:value="0">
            <text:p>0,00%</text:p>
          </table:table-cell>
          <table:table-cell table:style-name="ce3" table:formula="of:=[.E37]/[.E$40]" office:value-type="percentage" office:value="0.018563751625522">
            <text:p>1,86%</text:p>
          </table:table-cell>
          <table:table-cell table:style-name="ce3" table:formula="of:=SUM([.G37:.J37])/5" office:value-type="percentage" office:value="0.00856076418544">
            <text:p>0,86%</text:p>
          </table:table-cell>
          <table:table-cell table:style-name="ce3" table:formula="of:=SUMPRODUCT([.B$1:.E$1];[.G37:.J37])" office:value-type="percentage" office:value="0.01284114627816">
            <text:p>1,28%</text:p>
          </table:table-cell>
        </table:table-row>
        <table:table-row table:style-name="ro1" table:number-rows-repeated="2">
          <table:table-cell/>
          <table:table-cell table:style-name="ce5" table:number-columns-repeated="5"/>
          <table:table-cell table:style-name="ce3" table:number-columns-repeated="6"/>
        </table:table-row>
        <table:table-row table:style-name="ro1">
          <table:table-cell/>
          <table:table-cell table:formula="of:=SUM([.B3:.B37])" office:value-type="float" office:value="662907">
            <text:p>662907</text:p>
          </table:table-cell>
          <table:table-cell table:formula="of:=SUM([.C3:.C37])" office:value-type="float" office:value="16465177">
            <text:p>16465177</text:p>
          </table:table-cell>
          <table:table-cell table:formula="of:=SUM([.D3:.D37])" office:value-type="float" office:value="9016772">
            <text:p>9016772</text:p>
          </table:table-cell>
          <table:table-cell table:formula="of:=SUM([.E3:.E37])" office:value-type="float" office:value="61530235">
            <text:p>61530235</text:p>
          </table:table-cell>
          <table:table-cell table:style-name="ce5"/>
          <table:table-cell table:style-name="ce3" table:number-columns-repeated="6"/>
        </table:table-row>
        <table:table-row table:style-name="ro1">
          <table:table-cell/>
          <table:table-cell table:style-name="ce5" table:number-columns-repeated="5"/>
          <table:table-cell table:style-name="ce3" table:number-columns-repeated="6"/>
        </table:table-row>
        <table:table-row table:style-name="ro1" table:number-rows-repeated="37">
          <table:table-cell/>
          <table:table-cell table:style-name="ce4" table:number-columns-repeated="5"/>
          <table:table-cell table:number-columns-repeated="6"/>
        </table:table-row>
        <table:table-row table:style-name="ro1" table:number-rows-repeated="104849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lculs" table:style-name="ta1">
        <table:shapes>
          <draw:frame draw:z-index="0" draw:style-name="gr1" svg:width="27.524cm" svg:height="15.255cm" svg:x="0.091cm" svg:y="16.783cm">
            <draw:object draw:notify-on-update-of-ranges="calculs.A3:calculs.A37 calculs.G2:calculs.G2 calculs.G3:calculs.G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004cm" svg:height="11.997cm" svg:x="0.183cm" svg:y="32.464cm">
            <draw:object draw:notify-on-update-of-ranges="calculs.A2:calculs.A2 calculs.A3:calculs.A37 calculs.B2:calculs.B2 calculs.B3:calculs.B37 calculs.C2:calculs.C2 calculs.C3:calculs.C37 calculs.D2:calculs.D2 calculs.D3:calculs.D37 calculs.E2:calculs.E2 calculs.E3:calculs.E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3" table:default-cell-style-name="Default"/>
        <table:table-row table:style-name="ro1">
          <table:table-cell/>
          <table:table-cell table:style-name="ce3" table:number-columns-repeated="5"/>
          <table:table-cell table:number-columns-repeated="4"/>
        </table:table-row>
        <table:table-row table:style-name="ro3">
          <table:table-cell/>
          <table:table-cell office:value-type="string">
            <text:p>ca1%</text:p>
          </table:table-cell>
          <table:table-cell office:value-type="string">
            <text:p>ca2%</text:p>
          </table:table-cell>
          <table:table-cell office:value-type="string">
            <text:p>en%</text:p>
          </table:table-cell>
          <table:table-cell office:value-type="string">
            <text:p>es%</text:p>
          </table:table-cell>
          <table:table-cell office:value-type="string">
            <text:p>avg</text:p>
          </table:table-cell>
          <table:table-cell office:value-type="string">
            <text:p>meuavg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table:style-name="ce3" office:value-type="percentage" office:value="0.125329797392394">
            <text:p>12,53%</text:p>
          </table:table-cell>
          <table:table-cell table:style-name="ce3" office:value-type="percentage" office:value="0.128685285314576">
            <text:p>12,87%</text:p>
          </table:table-cell>
          <table:table-cell table:style-name="ce3" office:value-type="percentage" office:value="0.120262439817709">
            <text:p>12,03%</text:p>
          </table:table-cell>
          <table:table-cell table:style-name="ce3" office:value-type="percentage" office:value="0.125011565452334">
            <text:p>12,50%</text:p>
          </table:table-cell>
          <table:table-cell table:style-name="ce3" office:value-type="percentage" office:value="0.0998578175954027">
            <text:p>9,99%</text:p>
          </table:table-cell>
          <table:table-cell table:style-name="ce3" office:value-type="percentage" office:value="0.125734238429562">
            <text:p>12,57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a</text:p>
          </table:table-cell>
          <table:table-cell table:style-name="ce3" office:value-type="percentage" office:value="0.100516362023632">
            <text:p>10,05%</text:p>
          </table:table-cell>
          <table:table-cell table:style-name="ce3" office:value-type="percentage" office:value="0.122051284356069">
            <text:p>12,21%</text:p>
          </table:table-cell>
          <table:table-cell table:style-name="ce3" office:value-type="percentage" office:value="0.0809651170063965">
            <text:p>8,10%</text:p>
          </table:table-cell>
          <table:table-cell table:style-name="ce3" office:value-type="percentage" office:value="0.1172043955301">
            <text:p>11,72%</text:p>
          </table:table-cell>
          <table:table-cell table:style-name="ce3" office:value-type="percentage" office:value="0.0841474317832395">
            <text:p>8,41%</text:p>
          </table:table-cell>
          <table:table-cell table:style-name="ce3" office:value-type="percentage" office:value="0.11002812427358">
            <text:p>11,00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i</text:p>
          </table:table-cell>
          <table:table-cell table:style-name="ce3" office:value-type="percentage" office:value="0.0719286415741575">
            <text:p>7,19%</text:p>
          </table:table-cell>
          <table:table-cell table:style-name="ce3" office:value-type="percentage" office:value="0.0734575158226359">
            <text:p>7,35%</text:p>
          </table:table-cell>
          <table:table-cell table:style-name="ce3" office:value-type="percentage" office:value="0.0640518580263536">
            <text:p>6,41%</text:p>
          </table:table-cell>
          <table:table-cell table:style-name="ce3" office:value-type="percentage" office:value="0.0683108556305693">
            <text:p>6,83%</text:p>
          </table:table-cell>
          <table:table-cell table:style-name="ce3" office:value-type="percentage" office:value="0.0555497742107432">
            <text:p>5,55%</text:p>
          </table:table-cell>
          <table:table-cell table:style-name="ce3" office:value-type="percentage" office:value="0.0705142897108441">
            <text:p>7,05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s</text:p>
          </table:table-cell>
          <table:table-cell table:style-name="ce3" office:value-type="percentage" office:value="0.0683564964617963">
            <text:p>6,84%</text:p>
          </table:table-cell>
          <table:table-cell table:style-name="ce3" office:value-type="percentage" office:value="0.0715033309389872">
            <text:p>7,15%</text:p>
          </table:table-cell>
          <table:table-cell table:style-name="ce3" office:value-type="percentage" office:value="0.0591718410979007">
            <text:p>5,92%</text:p>
          </table:table-cell>
          <table:table-cell table:style-name="ce3" office:value-type="percentage" office:value="0.0675260057108509">
            <text:p>6,75%</text:p>
          </table:table-cell>
          <table:table-cell table:style-name="ce3" office:value-type="percentage" office:value="0.053311534841907">
            <text:p>5,33%</text:p>
          </table:table-cell>
          <table:table-cell table:style-name="ce3" office:value-type="percentage" office:value="0.0681329340432804">
            <text:p>6,8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o</text:p>
          </table:table-cell>
          <table:table-cell table:style-name="ce3" office:value-type="percentage" office:value="0.0551057689841863">
            <text:p>5,51%</text:p>
          </table:table-cell>
          <table:table-cell table:style-name="ce3" office:value-type="percentage" office:value="0.0539408109612183">
            <text:p>5,39%</text:p>
          </table:table-cell>
          <table:table-cell table:style-name="ce3" office:value-type="percentage" office:value="0.072670907060753">
            <text:p>7,27%</text:p>
          </table:table-cell>
          <table:table-cell table:style-name="ce3" office:value-type="percentage" office:value="0.0852872575571993">
            <text:p>8,53%</text:p>
          </table:table-cell>
          <table:table-cell table:style-name="ce3" office:value-type="percentage" office:value="0.0534009489126714">
            <text:p>5,34%</text:p>
          </table:table-cell>
          <table:table-cell table:style-name="ce3" office:value-type="percentage" office:value="0.0655672419568565">
            <text:p>6,5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n</text:p>
          </table:table-cell>
          <table:table-cell table:style-name="ce3" office:value-type="percentage" office:value="0.0639320447664605">
            <text:p>6,39%</text:p>
          </table:table-cell>
          <table:table-cell table:style-name="ce3" office:value-type="percentage" office:value="0.0631304479751417">
            <text:p>6,31%</text:p>
          </table:table-cell>
          <table:table-cell table:style-name="ce3" office:value-type="percentage" office:value="0.0675309301377478">
            <text:p>6,75%</text:p>
          </table:table-cell>
          <table:table-cell table:style-name="ce3" office:value-type="percentage" office:value="0.0685555483413967">
            <text:p>6,86%</text:p>
          </table:table-cell>
          <table:table-cell table:style-name="ce3" office:value-type="percentage" office:value="0.0526297942441493">
            <text:p>5,26%</text:p>
          </table:table-cell>
          <table:table-cell table:style-name="ce3" office:value-type="percentage" office:value="0.0654385053386745">
            <text:p>6,54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r</text:p>
          </table:table-cell>
          <table:table-cell table:style-name="ce3" office:value-type="percentage" office:value="0.0677078383543996">
            <text:p>6,77%</text:p>
          </table:table-cell>
          <table:table-cell table:style-name="ce3" office:value-type="percentage" office:value="0.0649886727606997">
            <text:p>6,50%</text:p>
          </table:table-cell>
          <table:table-cell table:style-name="ce3" office:value-type="percentage" office:value="0.0548706344132911">
            <text:p>5,49%</text:p>
          </table:table-cell>
          <table:table-cell table:style-name="ce3" office:value-type="percentage" office:value="0.0624310308582439">
            <text:p>6,24%</text:p>
          </table:table-cell>
          <table:table-cell table:style-name="ce3" office:value-type="percentage" office:value="0.0499996352773269">
            <text:p>5,00%</text:p>
          </table:table-cell>
          <table:table-cell table:style-name="ce3" office:value-type="percentage" office:value="0.0640253260333321">
            <text:p>6,40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t</text:p>
          </table:table-cell>
          <table:table-cell table:style-name="ce3" office:value-type="percentage" office:value="0.065292718284767">
            <text:p>6,53%</text:p>
          </table:table-cell>
          <table:table-cell table:style-name="ce3" office:value-type="percentage" office:value="0.0571208557308555">
            <text:p>5,71%</text:p>
          </table:table-cell>
          <table:table-cell table:style-name="ce3" office:value-type="percentage" office:value="0.090291403619832">
            <text:p>9,03%</text:p>
          </table:table-cell>
          <table:table-cell table:style-name="ce3" office:value-type="percentage" office:value="0.0448039894533151">
            <text:p>4,48%</text:p>
          </table:table-cell>
          <table:table-cell table:style-name="ce3" office:value-type="percentage" office:value="0.0515017934177539">
            <text:p>5,15%</text:p>
          </table:table-cell>
          <table:table-cell table:style-name="ce3" office:value-type="percentage" office:value="0.0591944094026645">
            <text:p>5,92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l</text:p>
          </table:table-cell>
          <table:table-cell table:style-name="ce3" office:value-type="percentage" office:value="0.0478076110223606">
            <text:p>4,78%</text:p>
          </table:table-cell>
          <table:table-cell table:style-name="ce3" office:value-type="percentage" office:value="0.0613444362001089">
            <text:p>6,13%</text:p>
          </table:table-cell>
          <table:table-cell table:style-name="ce3" office:value-type="percentage" office:value="0.0345617034566251">
            <text:p>3,46%</text:p>
          </table:table-cell>
          <table:table-cell table:style-name="ce3" office:value-type="percentage" office:value="0.0531482449238167">
            <text:p>5,31%</text:p>
          </table:table-cell>
          <table:table-cell table:style-name="ce3" office:value-type="percentage" office:value="0.0393723991205822">
            <text:p>3,94%</text:p>
          </table:table-cell>
          <table:table-cell table:style-name="ce3" office:value-type="percentage" office:value="0.0521462579895484">
            <text:p>5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d</text:p>
          </table:table-cell>
          <table:table-cell table:style-name="ce3" office:value-type="percentage" office:value="0.0365285024897912">
            <text:p>3,65%</text:p>
          </table:table-cell>
          <table:table-cell table:style-name="ce3" office:value-type="percentage" office:value="0.0410847693893603">
            <text:p>4,11%</text:p>
          </table:table-cell>
          <table:table-cell table:style-name="ce3" office:value-type="percentage" office:value="0.0441154550652939">
            <text:p>4,41%</text:p>
          </table:table-cell>
          <table:table-cell table:style-name="ce3" office:value-type="percentage" office:value="0.0496288531971315">
            <text:p>4,96%</text:p>
          </table:table-cell>
          <table:table-cell table:style-name="ce3" office:value-type="percentage" office:value="0.0342715160283154">
            <text:p>3,43%</text:p>
          </table:table-cell>
          <table:table-cell table:style-name="ce3" office:value-type="percentage" office:value="0.0425841830294143">
            <text:p>4,2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c</text:p>
          </table:table-cell>
          <table:table-cell table:style-name="ce3" office:value-type="percentage" office:value="0.0418580585210294">
            <text:p>4,19%</text:p>
          </table:table-cell>
          <table:table-cell table:style-name="ce3" office:value-type="percentage" office:value="0.0380107666015373">
            <text:p>3,80%</text:p>
          </table:table-cell>
          <table:table-cell table:style-name="ce3" office:value-type="percentage" office:value="0.0202598002921666">
            <text:p>2,03%</text:p>
          </table:table-cell>
          <table:table-cell table:style-name="ce3" office:value-type="percentage" office:value="0.0426191448805616">
            <text:p>4,26%</text:p>
          </table:table-cell>
          <table:table-cell table:style-name="ce3" office:value-type="percentage" office:value="0.028549554059059">
            <text:p>2,85%</text:p>
          </table:table-cell>
          <table:table-cell table:style-name="ce3" office:value-type="percentage" office:value="0.0387723710301551">
            <text:p>3,8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u</text:p>
          </table:table-cell>
          <table:table-cell table:style-name="ce3" office:value-type="percentage" office:value="0.0381742838739069">
            <text:p>3,82%</text:p>
          </table:table-cell>
          <table:table-cell table:style-name="ce3" office:value-type="percentage" office:value="0.0362481375086341">
            <text:p>3,62%</text:p>
          </table:table-cell>
          <table:table-cell table:style-name="ce3" office:value-type="percentage" office:value="0.0279706529121508">
            <text:p>2,80%</text:p>
          </table:table-cell>
          <table:table-cell table:style-name="ce3" office:value-type="percentage" office:value="0.0373467938160808">
            <text:p>3,73%</text:p>
          </table:table-cell>
          <table:table-cell table:style-name="ce3" office:value-type="percentage" office:value="0.0279479736221545">
            <text:p>2,79%</text:p>
          </table:table-cell>
          <table:table-cell table:style-name="ce3" office:value-type="percentage" office:value="0.0363278298508016">
            <text:p>3,63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m</text:p>
          </table:table-cell>
          <table:table-cell table:style-name="ce3" office:value-type="percentage" office:value="0.0318189429286461">
            <text:p>3,18%</text:p>
          </table:table-cell>
          <table:table-cell table:style-name="ce3" office:value-type="percentage" office:value="0.0294533122844656">
            <text:p>2,95%</text:p>
          </table:table-cell>
          <table:table-cell table:style-name="ce3" office:value-type="percentage" office:value="0.0249500597331284">
            <text:p>2,50%</text:p>
          </table:table-cell>
          <table:table-cell table:style-name="ce3" office:value-type="percentage" office:value="0.0267820690104629">
            <text:p>2,68%</text:p>
          </table:table-cell>
          <table:table-cell table:style-name="ce3" office:value-type="percentage" office:value="0.0226008767913406">
            <text:p>2,26%</text:p>
          </table:table-cell>
          <table:table-cell table:style-name="ce3" office:value-type="percentage" office:value="0.0289113032403852">
            <text:p>2,89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p</text:p>
          </table:table-cell>
          <table:table-cell table:style-name="ce3" office:value-type="percentage" office:value="0.0296074713345914">
            <text:p>2,96%</text:p>
          </table:table-cell>
          <table:table-cell table:style-name="ce3" office:value-type="percentage" office:value="0.0254352564809962">
            <text:p>2,54%</text:p>
          </table:table-cell>
          <table:table-cell table:style-name="ce3" office:value-type="percentage" office:value="0.0143296292730924">
            <text:p>1,43%</text:p>
          </table:table-cell>
          <table:table-cell table:style-name="ce3" office:value-type="percentage" office:value="0.0244954695849935">
            <text:p>2,45%</text:p>
          </table:table-cell>
          <table:table-cell table:style-name="ce3" office:value-type="percentage" office:value="0.0187735653347347">
            <text:p>1,88%</text:p>
          </table:table-cell>
          <table:table-cell table:style-name="ce3" office:value-type="percentage" office:value="0.0252944221474836">
            <text:p>2,53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g</text:p>
          </table:table-cell>
          <table:table-cell table:style-name="ce3" office:value-type="percentage" office:value="0.0157141197784908">
            <text:p>1,57%</text:p>
          </table:table-cell>
          <table:table-cell table:style-name="ce3" office:value-type="percentage" office:value="0.0143584244493697">
            <text:p>1,44%</text:p>
          </table:table-cell>
          <table:table-cell table:style-name="ce3" office:value-type="percentage" office:value="0.0189448064118733">
            <text:p>1,89%</text:p>
          </table:table-cell>
          <table:table-cell table:style-name="ce3" office:value-type="percentage" office:value="0.0128541033526038">
            <text:p>1,29%</text:p>
          </table:table-cell>
          <table:table-cell table:style-name="ce3" office:value-type="percentage" office:value="0.0123742907984675">
            <text:p>1,24%</text:p>
          </table:table-cell>
          <table:table-cell table:style-name="ce3" office:value-type="percentage" office:value="0.0147724749153266">
            <text:p>1,4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h</text:p>
          </table:table-cell>
          <table:table-cell table:style-name="ce3" office:value-type="percentage" office:value="0.00755158717587837">
            <text:p>0,76%</text:p>
          </table:table-cell>
          <table:table-cell table:style-name="ce3" office:value-type="percentage" office:value="0.00587087524172986">
            <text:p>0,59%</text:p>
          </table:table-cell>
          <table:table-cell table:style-name="ce3" office:value-type="percentage" office:value="0.0721606357574529">
            <text:p>7,22%</text:p>
          </table:table-cell>
          <table:table-cell table:style-name="ce3" office:value-type="percentage" office:value="0.00877006239290326">
            <text:p>0,88%</text:p>
          </table:table-cell>
          <table:table-cell table:style-name="ce3" office:value-type="percentage" office:value="0.0188706321135929">
            <text:p>1,89%</text:p>
          </table:table-cell>
          <table:table-cell table:style-name="ce3" office:value-type="percentage" office:value="0.0138738210188987">
            <text:p>1,39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b</text:p>
          </table:table-cell>
          <table:table-cell table:style-name="ce3" office:value-type="percentage" office:value="0.0112474298808128">
            <text:p>1,12%</text:p>
          </table:table-cell>
          <table:table-cell table:style-name="ce3" office:value-type="percentage" office:value="0.0141176131905536">
            <text:p>1,41%</text:p>
          </table:table-cell>
          <table:table-cell table:style-name="ce3" office:value-type="percentage" office:value="0.0153598205654973">
            <text:p>1,54%</text:p>
          </table:table-cell>
          <table:table-cell table:style-name="ce3" office:value-type="percentage" office:value="0.0133170627415936">
            <text:p>1,33%</text:p>
          </table:table-cell>
          <table:table-cell table:style-name="ce3" office:value-type="percentage" office:value="0.0108083852756915">
            <text:p>1,08%</text:p>
          </table:table-cell>
          <table:table-cell table:style-name="ce3" office:value-type="percentage" office:value="0.0131406138004378">
            <text:p>1,3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´</text:p>
          </table:table-cell>
          <table:table-cell table:style-name="ce3" office:value-type="percentage" office:value="0.0104464125435393">
            <text:p>1,04%</text:p>
          </table:table-cell>
          <table:table-cell table:style-name="ce3" office:value-type="percentage" office:value="0.0137936567581387">
            <text:p>1,38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18563751625522">
            <text:p>1,86%</text:p>
          </table:table-cell>
          <table:table-cell table:style-name="ce3" office:value-type="percentage" office:value="0.00856076418544">
            <text:p>0,86%</text:p>
          </table:table-cell>
          <table:table-cell table:style-name="ce3" office:value-type="percentage" office:value="0.01284114627816">
            <text:p>1,28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dot</text:p>
          </table:table-cell>
          <table:table-cell table:style-name="ce3" office:value-type="percentage" office:value="0.0150986488300772">
            <text:p>1,51%</text:p>
          </table:table-cell>
          <table:table-cell table:style-name="ce3" office:value-type="percentage" office:value="0.0122259238391425">
            <text:p>1,22%</text:p>
          </table:table-cell>
          <table:table-cell table:style-name="ce3" office:value-type="percentage" office:value="0.00906499576566869">
            <text:p>0,91%</text:p>
          </table:table-cell>
          <table:table-cell table:style-name="ce3" office:value-type="percentage" office:value="0.0117701321959846">
            <text:p>1,18%</text:p>
          </table:table-cell>
          <table:table-cell table:style-name="ce3" office:value-type="percentage" office:value="0.0096319401261746">
            <text:p>0,96%</text:p>
          </table:table-cell>
          <table:table-cell table:style-name="ce3" office:value-type="percentage" office:value="0.0126349110361282">
            <text:p>1,26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coma</text:p>
          </table:table-cell>
          <table:table-cell table:style-name="ce3" office:value-type="percentage" office:value="0.00895449889652696">
            <text:p>0,90%</text:p>
          </table:table-cell>
          <table:table-cell table:style-name="ce3" office:value-type="percentage" office:value="0.0121729028482354">
            <text:p>1,22%</text:p>
          </table:table-cell>
          <table:table-cell table:style-name="ce3" office:value-type="percentage" office:value="0.0213344642628204">
            <text:p>2,13%</text:p>
          </table:table-cell>
          <table:table-cell table:style-name="ce3" office:value-type="percentage" office:value="0.0120266727406453">
            <text:p>1,20%</text:p>
          </table:table-cell>
          <table:table-cell table:style-name="ce3" office:value-type="percentage" office:value="0.0108977077496456">
            <text:p>1,09%</text:p>
          </table:table-cell>
          <table:table-cell table:style-name="ce3" office:value-type="percentage" office:value="0.0120796687719043">
            <text:p>1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f</text:p>
          </table:table-cell>
          <table:table-cell table:style-name="ce3" office:value-type="percentage" office:value="0.0122566212153439">
            <text:p>1,23%</text:p>
          </table:table-cell>
          <table:table-cell table:style-name="ce3" office:value-type="percentage" office:value="0.00993478539586911">
            <text:p>0,99%</text:p>
          </table:table-cell>
          <table:table-cell table:style-name="ce3" office:value-type="percentage" office:value="0.0223740824321609">
            <text:p>2,24%</text:p>
          </table:table-cell>
          <table:table-cell table:style-name="ce3" office:value-type="percentage" office:value="0.00888793940084903">
            <text:p>0,89%</text:p>
          </table:table-cell>
          <table:table-cell table:style-name="ce3" office:value-type="percentage" office:value="0.0106906856888446">
            <text:p>1,07%</text:p>
          </table:table-cell>
          <table:table-cell table:style-name="ce3" office:value-type="percentage" office:value="0.0115612120468347">
            <text:p>1,1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v</text:p>
          </table:table-cell>
          <table:table-cell table:style-name="ce3" office:value-type="percentage" office:value="0.0102638831691323">
            <text:p>1,03%</text:p>
          </table:table-cell>
          <table:table-cell table:style-name="ce3" office:value-type="percentage" office:value="0.0138390859691335">
            <text:p>1,38%</text:p>
          </table:table-cell>
          <table:table-cell table:style-name="ce3" office:value-type="percentage" office:value="0.00929667512941438">
            <text:p>0,93%</text:p>
          </table:table-cell>
          <table:table-cell table:style-name="ce3" office:value-type="percentage" office:value="0.00942050684513069">
            <text:p>0,94%</text:p>
          </table:table-cell>
          <table:table-cell table:style-name="ce3" office:value-type="percentage" office:value="0.00856403022256218">
            <text:p>0,86%</text:p>
          </table:table-cell>
          <table:table-cell table:style-name="ce3" office:value-type="percentage" office:value="0.0109867103079604">
            <text:p>1,10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minus</text:p>
          </table:table-cell>
          <table:table-cell table:style-name="ce3" office:value-type="percentage" office:value="0.0265301165925235">
            <text:p>2,65%</text:p>
          </table:table-cell>
          <table:table-cell table:style-name="ce3" office:value-type="percentage" office:value="0.00306361723290311">
            <text:p>0,31%</text:p>
          </table:table-cell>
          <table:table-cell table:style-name="ce3" office:value-type="percentage" office:value="0.00204607591275459">
            <text:p>0,20%</text:p>
          </table:table-cell>
          <table:table-cell table:style-name="ce3" office:value-type="percentage" office:value="0.00157910984737829">
            <text:p>0,16%</text:p>
          </table:table-cell>
          <table:table-cell table:style-name="ce3" office:value-type="percentage" office:value="0.0066437839171119">
            <text:p>0,66%</text:p>
          </table:table-cell>
          <table:table-cell table:style-name="ce3" office:value-type="percentage" office:value="0.00955646069311694">
            <text:p>0,96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q</text:p>
          </table:table-cell>
          <table:table-cell table:style-name="ce3" office:value-type="percentage" office:value="0.0104268019495947">
            <text:p>1,04%</text:p>
          </table:table-cell>
          <table:table-cell table:style-name="ce3" office:value-type="percentage" office:value="0.00775940641269754">
            <text:p>0,78%</text:p>
          </table:table-cell>
          <table:table-cell table:style-name="ce3" office:value-type="percentage" office:value="0.00083755028961584">
            <text:p>0,08%</text:p>
          </table:table-cell>
          <table:table-cell table:style-name="ce3" office:value-type="percentage" office:value="0.00542419511318297">
            <text:p>0,54%</text:p>
          </table:table-cell>
          <table:table-cell table:style-name="ce3" office:value-type="percentage" office:value="0.00488959075301822">
            <text:p>0,49%</text:p>
          </table:table-cell>
          <table:table-cell table:style-name="ce3" office:value-type="percentage" office:value="0.00716687607160416">
            <text:p>0,72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y</text:p>
          </table:table-cell>
          <table:table-cell table:style-name="ce3" office:value-type="percentage" office:value="0.00257049631396259">
            <text:p>0,26%</text:p>
          </table:table-cell>
          <table:table-cell table:style-name="ce3" office:value-type="percentage" office:value="0.00353266776300066">
            <text:p>0,35%</text:p>
          </table:table-cell>
          <table:table-cell table:style-name="ce3" office:value-type="percentage" office:value="0.0195236166557167">
            <text:p>1,95%</text:p>
          </table:table-cell>
          <table:table-cell table:style-name="ce3" office:value-type="percentage" office:value="0.00882673371879694">
            <text:p>0,88%</text:p>
          </table:table-cell>
          <table:table-cell table:style-name="ce3" office:value-type="percentage" office:value="0.00689070289029538">
            <text:p>0,69%</text:p>
          </table:table-cell>
          <table:table-cell table:style-name="ce3" office:value-type="percentage" office:value="0.00643133100429973">
            <text:p>0,64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x</text:p>
          </table:table-cell>
          <table:table-cell table:style-name="ce3" office:value-type="percentage" office:value="0.00880515668110308">
            <text:p>0,88%</text:p>
          </table:table-cell>
          <table:table-cell table:style-name="ce3" office:value-type="percentage" office:value="0.0050980927809036">
            <text:p>0,51%</text:p>
          </table:table-cell>
          <table:table-cell table:style-name="ce3" office:value-type="percentage" office:value="0.00101344472278993">
            <text:p>0,10%</text:p>
          </table:table-cell>
          <table:table-cell table:style-name="ce3" office:value-type="percentage" office:value="0.00212836827293119">
            <text:p>0,21%</text:p>
          </table:table-cell>
          <table:table-cell table:style-name="ce3" office:value-type="percentage" office:value="0.00340901249154556">
            <text:p>0,34%</text:p>
          </table:table-cell>
          <table:table-cell table:style-name="ce3" office:value-type="percentage" office:value="0.00491082979276035">
            <text:p>0,49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`</text:p>
          </table:table-cell>
          <table:table-cell table:style-name="ce3" office:value-type="percentage" office:value="0.00639757914760291">
            <text:p>0,64%</text:p>
          </table:table-cell>
          <table:table-cell table:style-name="ce3" office:value-type="percentage" office:value="0.00930351371260691">
            <text:p>0,93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00465949788750197">
            <text:p>0,00%</text:p>
          </table:table-cell>
          <table:table-cell table:style-name="ce3" office:value-type="percentage" office:value="0.00314953756781697">
            <text:p>0,31%</text:p>
          </table:table-cell>
          <table:table-cell table:style-name="ce3" office:value-type="percentage" office:value="0.00472430635172545">
            <text:p>0,47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w</text:p>
          </table:table-cell>
          <table:table-cell table:style-name="ce3" office:value-type="percentage" office:value="0.00166388347083377">
            <text:p>0,17%</text:p>
          </table:table-cell>
          <table:table-cell table:style-name="ce3" office:value-type="percentage" office:value="0.000805639684286419">
            <text:p>0,08%</text:p>
          </table:table-cell>
          <table:table-cell table:style-name="ce3" office:value-type="percentage" office:value="0.0223238427233161">
            <text:p>2,23%</text:p>
          </table:table-cell>
          <table:table-cell table:style-name="ce3" office:value-type="percentage" office:value="0.00134683379642545">
            <text:p>0,13%</text:p>
          </table:table-cell>
          <table:table-cell table:style-name="ce3" office:value-type="percentage" office:value="0.00522803993497234">
            <text:p>0,52%</text:p>
          </table:table-cell>
          <table:table-cell table:style-name="ce3" office:value-type="percentage" office:value="0.0033772913577953">
            <text:p>0,34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j</text:p>
          </table:table-cell>
          <table:table-cell table:style-name="ce3" office:value-type="percentage" office:value="0.00290991043992596">
            <text:p>0,29%</text:p>
          </table:table-cell>
          <table:table-cell table:style-name="ce3" office:value-type="percentage" office:value="0.00313091077004517">
            <text:p>0,31%</text:p>
          </table:table-cell>
          <table:table-cell table:style-name="ce3" office:value-type="percentage" office:value="0.00176848211311099">
            <text:p>0,18%</text:p>
          </table:table-cell>
          <table:table-cell table:style-name="ce3" office:value-type="percentage" office:value="0.00429947975982864">
            <text:p>0,43%</text:p>
          </table:table-cell>
          <table:table-cell table:style-name="ce3" office:value-type="percentage" office:value="0.00242175661658215">
            <text:p>0,24%</text:p>
          </table:table-cell>
          <table:table-cell table:style-name="ce3" office:value-type="percentage" office:value="0.00327893850225103">
            <text:p>0,33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k</text:p>
          </table:table-cell>
          <table:table-cell table:style-name="ce3" office:value-type="percentage" office:value="0.000883985234731267">
            <text:p>0,09%</text:p>
          </table:table-cell>
          <table:table-cell table:style-name="ce3" office:value-type="percentage" office:value="0.00154192086729465">
            <text:p>0,15%</text:p>
          </table:table-cell>
          <table:table-cell table:style-name="ce3" office:value-type="percentage" office:value="0.00739011699530608">
            <text:p>0,74%</text:p>
          </table:table-cell>
          <table:table-cell table:style-name="ce3" office:value-type="percentage" office:value="0.00217301299109292">
            <text:p>0,22%</text:p>
          </table:table-cell>
          <table:table-cell table:style-name="ce3" office:value-type="percentage" office:value="0.00239780721768498">
            <text:p>0,24%</text:p>
          </table:table-cell>
          <table:table-cell table:style-name="ce3" office:value-type="percentage" office:value="0.00211868742746626">
            <text:p>0,21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z</text:p>
          </table:table-cell>
          <table:table-cell table:style-name="ce3" office:value-type="percentage" office:value="0.00126412905581024">
            <text:p>0,13%</text:p>
          </table:table-cell>
          <table:table-cell table:style-name="ce3" office:value-type="percentage" office:value="0.00164310410996493">
            <text:p>0,16%</text:p>
          </table:table-cell>
          <table:table-cell table:style-name="ce3" office:value-type="percentage" office:value="0.000558625636757811">
            <text:p>0,06%</text:p>
          </table:table-cell>
          <table:table-cell table:style-name="ce3" office:value-type="percentage" office:value="0.00375888374227727">
            <text:p>0,38%</text:p>
          </table:table-cell>
          <table:table-cell table:style-name="ce3" office:value-type="percentage" office:value="0.00144494850896205">
            <text:p>0,14%</text:p>
          </table:table-cell>
          <table:table-cell table:style-name="ce3" office:value-type="percentage" office:value="0.00205569763609151">
            <text:p>0,21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plus</text:p>
          </table:table-cell>
          <table:table-cell table:style-name="ce3" office:value-type="percentage" office:value="0.00179964912121912">
            <text:p>0,18%</text:p>
          </table:table-cell>
          <table:table-cell table:style-name="ce3" office:value-type="percentage" office:value="0.0000356509984678573">
            <text:p>0,00%</text:p>
          </table:table-cell>
          <table:table-cell table:style-name="ce3" office:value-type="percentage" office:value="0.000000110904434535996">
            <text:p>0,00%</text:p>
          </table:table-cell>
          <table:table-cell table:style-name="ce3" office:value-type="percentage" office:value="0.0000258409544510922">
            <text:p>0,00%</text:p>
          </table:table-cell>
          <table:table-cell table:style-name="ce3" office:value-type="percentage" office:value="0.00037225039571452">
            <text:p>0,04%</text:p>
          </table:table-cell>
          <table:table-cell table:style-name="ce3" office:value-type="percentage" office:value="0.000558353412684873">
            <text:p>0,06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ç</text:p>
          </table:table-cell>
          <table:table-cell table:style-name="ce3" office:value-type="percentage" office:value="0.000387686357211494">
            <text:p>0,04%</text:p>
          </table:table-cell>
          <table:table-cell table:style-name="ce3" office:value-type="percentage" office:value="0.00126278630348158">
            <text:p>0,13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00200389288290545">
            <text:p>0,00%</text:p>
          </table:table-cell>
          <table:table-cell table:style-name="ce3" office:value-type="percentage" office:value="0.000334102317904427">
            <text:p>0,03%</text:p>
          </table:table-cell>
          <table:table-cell table:style-name="ce3" office:value-type="percentage" office:value="0.00050115347685664">
            <text:p>0,05%</text:p>
          </table:table-cell>
          <table:table-cell table:style-name="ce3" table:number-columns-repeated="3"/>
        </table:table-row>
        <table:table-row table:style-name="ro3">
          <table:table-cell office:value-type="string">
            <text:p>ñ</text:p>
          </table:table-cell>
          <table:table-cell table:style-name="ce3" office:value-type="percentage" office:value="0.00000452552167951161">
            <text:p>0,00%</text:p>
          </table:table-cell>
          <table:table-cell table:style-name="ce3" office:value-type="percentage" office:value="0.0000527780539498604">
            <text:p>0,01%</text:p>
          </table:table-cell>
          <table:table-cell table:style-name="ce3" office:value-type="percentage" office:value="0">
            <text:p>0,00%</text:p>
          </table:table-cell>
          <table:table-cell table:style-name="ce3" office:value-type="percentage" office:value="0.00160688481037006">
            <text:p>0,16%</text:p>
          </table:table-cell>
          <table:table-cell table:style-name="ce3" office:value-type="percentage" office:value="0.000332837677199886">
            <text:p>0,03%</text:p>
          </table:table-cell>
          <table:table-cell table:style-name="ce3" office:value-type="percentage" office:value="0.000499256515799828">
            <text:p>0,05%</text:p>
          </table:table-cell>
          <table:table-cell table:style-name="ce3" table:number-columns-repeated="3"/>
        </table:table-row>
        <table:table-row table:style-name="ro1">
          <table:table-cell office:value-type="string">
            <text:p>&lt;</text:p>
          </table:table-cell>
          <table:table-cell table:style-name="ce3" office:value-type="percentage" office:value="0.000858340611880701">
            <text:p>0,09%</text:p>
          </table:table-cell>
          <table:table-cell table:style-name="ce3" office:value-type="percentage" office:value="0.00000176129293963861">
            <text:p>0,00%</text:p>
          </table:table-cell>
          <table:table-cell table:style-name="ce3" office:value-type="percentage" office:value="0.000000221808869071992">
            <text:p>0,00%</text:p>
          </table:table-cell>
          <table:table-cell table:style-name="ce3" office:value-type="percentage" office:value="0.00000256784327249847">
            <text:p>0,00%</text:p>
          </table:table-cell>
          <table:table-cell table:style-name="ce3" office:value-type="percentage" office:value="0.000172578311392382">
            <text:p>0,02%</text:p>
          </table:table-cell>
          <table:table-cell table:style-name="ce3" office:value-type="percentage" office:value="0.000258823105314759">
            <text:p>0,03%</text:p>
          </table:table-cell>
          <table:table-cell table:style-name="ce3" table:number-columns-repeated="3"/>
        </table:table-row>
        <table:table-row table:style-name="ro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4" table:number-rows-repeated="1048536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compare" table:style-name="ta1"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2" table:default-cell-style-name="Default"/>
        <table:table-row table:style-name="ro1">
          <table:table-cell/>
          <table:table-cell office:value-type="string">
            <text:p>ca1%</text:p>
          </table:table-cell>
          <table:table-cell/>
          <table:table-cell office:value-type="string">
            <text:p>ca2%</text:p>
          </table:table-cell>
          <table:table-cell/>
          <table:table-cell office:value-type="string">
            <text:p>en%</text:p>
          </table:table-cell>
          <table:table-cell/>
          <table:table-cell office:value-type="string">
            <text:p>es%</text:p>
          </table:table-cell>
          <table:table-cell/>
          <table:table-cell office:value-type="string">
            <text:p>avg</text:p>
          </table:table-cell>
          <table:table-cell/>
          <table:table-cell office:value-type="string">
            <text:p>meuavg</text:p>
          </table:table-cell>
        </table:table-row>
        <table:table-row table:style-name="ro1">
          <table:table-cell table:style-name="ce6" office:value-type="string">
            <text:p>e</text:p>
          </table:table-cell>
          <table:table-cell table:style-name="ce3" office:value-type="percentage" office:value="0.125329797392394">
            <text:p>12,53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8685285314576">
            <text:p>12,87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0262439817709">
            <text:p>12,03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5011565452334">
            <text:p>12,50%</text:p>
          </table:table-cell>
          <table:table-cell table:style-name="ce6" office:value-type="string">
            <text:p>e</text:p>
          </table:table-cell>
          <table:table-cell table:style-name="ce3" office:value-type="percentage" office:value="0.0998578175954027">
            <text:p>9,99%</text:p>
          </table:table-cell>
          <table:table-cell table:style-name="ce6" office:value-type="string">
            <text:p>e</text:p>
          </table:table-cell>
          <table:table-cell table:style-name="ce3" office:value-type="percentage" office:value="0.125734238429562">
            <text:p>12,57%</text:p>
          </table:table-cell>
        </table:table-row>
        <table:table-row table:style-name="ro1">
          <table:table-cell table:style-name="ce6" office:value-type="string">
            <text:p>a</text:p>
          </table:table-cell>
          <table:table-cell table:style-name="ce3" office:value-type="percentage" office:value="0.100516362023632">
            <text:p>10,05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22051284356069">
            <text:p>12,21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90291403619832">
            <text:p>9,03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172043955301">
            <text:p>11,72%</text:p>
          </table:table-cell>
          <table:table-cell table:style-name="ce6" office:value-type="string">
            <text:p>a</text:p>
          </table:table-cell>
          <table:table-cell table:style-name="ce3" office:value-type="percentage" office:value="0.0841474317832395">
            <text:p>8,41%</text:p>
          </table:table-cell>
          <table:table-cell table:style-name="ce6" office:value-type="string">
            <text:p>a</text:p>
          </table:table-cell>
          <table:table-cell table:style-name="ce3" office:value-type="percentage" office:value="0.11002812427358">
            <text:p>11,00%</text:p>
          </table:table-cell>
        </table:table-row>
        <table:table-row table:style-name="ro1">
          <table:table-cell table:style-name="ce6" office:value-type="string">
            <text:p>i</text:p>
          </table:table-cell>
          <table:table-cell table:style-name="ce3" office:value-type="percentage" office:value="0.0719286415741575">
            <text:p>7,19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734575158226359">
            <text:p>7,35%</text:p>
          </table:table-cell>
          <table:table-cell table:style-name="ce6" office:value-type="string">
            <text:p>a</text:p>
          </table:table-cell>
          <table:table-cell table:style-name="ce3" office:value-type="percentage" office:value="0.0809651170063965">
            <text:p>8,10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852872575571993">
            <text:p>8,53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555497742107432">
            <text:p>5,55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705142897108441">
            <text:p>7,05%</text:p>
          </table:table-cell>
        </table:table-row>
        <table:table-row table:style-name="ro1">
          <table:table-cell table:style-name="ce6" office:value-type="string">
            <text:p>s</text:p>
          </table:table-cell>
          <table:table-cell table:style-name="ce3" office:value-type="percentage" office:value="0.0683564964617963">
            <text:p>6,84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715033309389872">
            <text:p>7,15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72670907060753">
            <text:p>7,27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85555483413967">
            <text:p>6,86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534009489126714">
            <text:p>5,34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681329340432804">
            <text:p>6,81%</text:p>
          </table:table-cell>
        </table:table-row>
        <table:table-row table:style-name="ro1">
          <table:table-cell table:style-name="ce6" office:value-type="string">
            <text:p>r</text:p>
          </table:table-cell>
          <table:table-cell table:style-name="ce3" office:value-type="percentage" office:value="0.0677078383543996">
            <text:p>6,77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49886727606997">
            <text:p>6,50%</text:p>
          </table:table-cell>
          <table:table-cell table:style-name="ce7" office:value-type="string">
            <text:p>h</text:p>
          </table:table-cell>
          <table:table-cell table:style-name="ce3" office:value-type="percentage" office:value="0.0721606357574529">
            <text:p>7,22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683108556305693">
            <text:p>6,83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53311534841907">
            <text:p>5,33%</text:p>
          </table:table-cell>
          <table:table-cell table:style-name="ce6" office:value-type="string">
            <text:p>o</text:p>
          </table:table-cell>
          <table:table-cell table:style-name="ce3" office:value-type="percentage" office:value="0.0655672419568565">
            <text:p>6,56%</text:p>
          </table:table-cell>
        </table:table-row>
        <table:table-row table:style-name="ro1">
          <table:table-cell table:style-name="ce6" office:value-type="string">
            <text:p>t</text:p>
          </table:table-cell>
          <table:table-cell table:style-name="ce3" office:value-type="percentage" office:value="0.065292718284767">
            <text:p>6,53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31304479751417">
            <text:p>6,31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75309301377478">
            <text:p>6,75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675260057108509">
            <text:p>6,75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526297942441493">
            <text:p>5,26%</text:p>
          </table:table-cell>
          <table:table-cell table:style-name="ce6" office:value-type="string">
            <text:p>n</text:p>
          </table:table-cell>
          <table:table-cell table:style-name="ce3" office:value-type="percentage" office:value="0.0654385053386745">
            <text:p>6,54%</text:p>
          </table:table-cell>
        </table:table-row>
        <table:table-row table:style-name="ro1">
          <table:table-cell table:style-name="ce6" office:value-type="string">
            <text:p>n</text:p>
          </table:table-cell>
          <table:table-cell table:style-name="ce3" office:value-type="percentage" office:value="0.0639320447664605">
            <text:p>6,39%</text:p>
          </table:table-cell>
          <table:table-cell table:style-name="ce7" office:value-type="string">
            <text:p>l</text:p>
          </table:table-cell>
          <table:table-cell table:style-name="ce3" office:value-type="percentage" office:value="0.0613444362001089">
            <text:p>6,13%</text:p>
          </table:table-cell>
          <table:table-cell table:style-name="ce6" office:value-type="string">
            <text:p>i</text:p>
          </table:table-cell>
          <table:table-cell table:style-name="ce3" office:value-type="percentage" office:value="0.0640518580263536">
            <text:p>6,41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24310308582439">
            <text:p>6,24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15017934177539">
            <text:p>5,15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640253260333321">
            <text:p>6,40%</text:p>
          </table:table-cell>
        </table:table-row>
        <table:table-row table:style-name="ro1">
          <table:table-cell table:style-name="ce6" office:value-type="string">
            <text:p>o</text:p>
          </table:table-cell>
          <table:table-cell table:style-name="ce3" office:value-type="percentage" office:value="0.0551057689841863">
            <text:p>5,51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71208557308555">
            <text:p>5,71%</text:p>
          </table:table-cell>
          <table:table-cell table:style-name="ce6" office:value-type="string">
            <text:p>s</text:p>
          </table:table-cell>
          <table:table-cell table:style-name="ce3" office:value-type="percentage" office:value="0.0591718410979007">
            <text:p>5,92%</text:p>
          </table:table-cell>
          <table:table-cell table:style-name="ce7" office:value-type="string">
            <text:p>l</text:p>
          </table:table-cell>
          <table:table-cell table:style-name="ce3" office:value-type="percentage" office:value="0.0531482449238167">
            <text:p>5,31%</text:p>
          </table:table-cell>
          <table:table-cell table:style-name="ce6" office:value-type="string">
            <text:p>r</text:p>
          </table:table-cell>
          <table:table-cell table:style-name="ce3" office:value-type="percentage" office:value="0.0499996352773269">
            <text:p>5,00%</text:p>
          </table:table-cell>
          <table:table-cell table:style-name="ce6" office:value-type="string">
            <text:p>t</text:p>
          </table:table-cell>
          <table:table-cell table:style-name="ce3" office:value-type="percentage" office:value="0.0591944094026645">
            <text:p>5,92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3" office:value-type="percentage" office:value="0.0478076110223606">
            <text:p>4,78%</text:p>
          </table:table-cell>
          <table:table-cell office:value-type="string">
            <text:p>o</text:p>
          </table:table-cell>
          <table:table-cell table:style-name="ce3" office:value-type="percentage" office:value="0.0539408109612183">
            <text:p>5,39%</text:p>
          </table:table-cell>
          <table:table-cell office:value-type="string">
            <text:p>r</text:p>
          </table:table-cell>
          <table:table-cell table:style-name="ce3" office:value-type="percentage" office:value="0.0548706344132911">
            <text:p>5,49%</text:p>
          </table:table-cell>
          <table:table-cell office:value-type="string">
            <text:p>d</text:p>
          </table:table-cell>
          <table:table-cell table:style-name="ce3" office:value-type="percentage" office:value="0.0496288531971315">
            <text:p>4,96%</text:p>
          </table:table-cell>
          <table:table-cell office:value-type="string">
            <text:p>l</text:p>
          </table:table-cell>
          <table:table-cell table:style-name="ce3" office:value-type="percentage" office:value="0.0393723991205822">
            <text:p>3,94%</text:p>
          </table:table-cell>
          <table:table-cell table:style-name="ce8" office:value-type="string">
            <text:p>l</text:p>
          </table:table-cell>
          <table:table-cell table:style-name="ce3" office:value-type="percentage" office:value="0.0521462579895484">
            <text:p>5,21%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3" office:value-type="percentage" office:value="0.0418580585210294">
            <text:p>4,19%</text:p>
          </table:table-cell>
          <table:table-cell office:value-type="string">
            <text:p>d</text:p>
          </table:table-cell>
          <table:table-cell table:style-name="ce3" office:value-type="percentage" office:value="0.0410847693893603">
            <text:p>4,11%</text:p>
          </table:table-cell>
          <table:table-cell office:value-type="string">
            <text:p>d</text:p>
          </table:table-cell>
          <table:table-cell table:style-name="ce3" office:value-type="percentage" office:value="0.0441154550652939">
            <text:p>4,41%</text:p>
          </table:table-cell>
          <table:table-cell office:value-type="string">
            <text:p>t</text:p>
          </table:table-cell>
          <table:table-cell table:style-name="ce3" office:value-type="percentage" office:value="0.0448039894533151">
            <text:p>4,48%</text:p>
          </table:table-cell>
          <table:table-cell office:value-type="string">
            <text:p>d</text:p>
          </table:table-cell>
          <table:table-cell table:style-name="ce3" office:value-type="percentage" office:value="0.0342715160283154">
            <text:p>3,43%</text:p>
          </table:table-cell>
          <table:table-cell table:style-name="ce8" office:value-type="string">
            <text:p>d</text:p>
          </table:table-cell>
          <table:table-cell table:style-name="ce3" office:value-type="percentage" office:value="0.0425841830294143">
            <text:p>4,26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3" office:value-type="percentage" office:value="0.0381742838739069">
            <text:p>3,82%</text:p>
          </table:table-cell>
          <table:table-cell office:value-type="string">
            <text:p>c</text:p>
          </table:table-cell>
          <table:table-cell table:style-name="ce3" office:value-type="percentage" office:value="0.0380107666015373">
            <text:p>3,80%</text:p>
          </table:table-cell>
          <table:table-cell office:value-type="string">
            <text:p>l</text:p>
          </table:table-cell>
          <table:table-cell table:style-name="ce3" office:value-type="percentage" office:value="0.0345617034566251">
            <text:p>3,46%</text:p>
          </table:table-cell>
          <table:table-cell office:value-type="string">
            <text:p>c</text:p>
          </table:table-cell>
          <table:table-cell table:style-name="ce3" office:value-type="percentage" office:value="0.0426191448805616">
            <text:p>4,26%</text:p>
          </table:table-cell>
          <table:table-cell office:value-type="string">
            <text:p>c</text:p>
          </table:table-cell>
          <table:table-cell table:style-name="ce3" office:value-type="percentage" office:value="0.028549554059059">
            <text:p>2,85%</text:p>
          </table:table-cell>
          <table:table-cell table:style-name="ce8" office:value-type="string">
            <text:p>c</text:p>
          </table:table-cell>
          <table:table-cell table:style-name="ce3" office:value-type="percentage" office:value="0.0387723710301551">
            <text:p>3,88%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" office:value-type="percentage" office:value="0.0365285024897912">
            <text:p>3,65%</text:p>
          </table:table-cell>
          <table:table-cell office:value-type="string">
            <text:p>u</text:p>
          </table:table-cell>
          <table:table-cell table:style-name="ce3" office:value-type="percentage" office:value="0.0362481375086341">
            <text:p>3,62%</text:p>
          </table:table-cell>
          <table:table-cell office:value-type="string">
            <text:p>u</text:p>
          </table:table-cell>
          <table:table-cell table:style-name="ce3" office:value-type="percentage" office:value="0.0279706529121508">
            <text:p>2,80%</text:p>
          </table:table-cell>
          <table:table-cell office:value-type="string">
            <text:p>u</text:p>
          </table:table-cell>
          <table:table-cell table:style-name="ce3" office:value-type="percentage" office:value="0.0373467938160808">
            <text:p>3,73%</text:p>
          </table:table-cell>
          <table:table-cell office:value-type="string">
            <text:p>u</text:p>
          </table:table-cell>
          <table:table-cell table:style-name="ce3" office:value-type="percentage" office:value="0.0279479736221545">
            <text:p>2,79%</text:p>
          </table:table-cell>
          <table:table-cell table:style-name="ce8" office:value-type="string">
            <text:p>u</text:p>
          </table:table-cell>
          <table:table-cell table:style-name="ce3" office:value-type="percentage" office:value="0.0363278298508016">
            <text:p>3,63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3" office:value-type="percentage" office:value="0.0318189429286461">
            <text:p>3,18%</text:p>
          </table:table-cell>
          <table:table-cell office:value-type="string">
            <text:p>m</text:p>
          </table:table-cell>
          <table:table-cell table:style-name="ce3" office:value-type="percentage" office:value="0.0294533122844656">
            <text:p>2,95%</text:p>
          </table:table-cell>
          <table:table-cell office:value-type="string">
            <text:p>m</text:p>
          </table:table-cell>
          <table:table-cell table:style-name="ce3" office:value-type="percentage" office:value="0.0249500597331284">
            <text:p>2,50%</text:p>
          </table:table-cell>
          <table:table-cell office:value-type="string">
            <text:p>m</text:p>
          </table:table-cell>
          <table:table-cell table:style-name="ce3" office:value-type="percentage" office:value="0.0267820690104629">
            <text:p>2,68%</text:p>
          </table:table-cell>
          <table:table-cell office:value-type="string">
            <text:p>m</text:p>
          </table:table-cell>
          <table:table-cell table:style-name="ce3" office:value-type="percentage" office:value="0.0226008767913406">
            <text:p>2,26%</text:p>
          </table:table-cell>
          <table:table-cell table:style-name="ce8" office:value-type="string">
            <text:p>m</text:p>
          </table:table-cell>
          <table:table-cell table:style-name="ce3" office:value-type="percentage" office:value="0.0289113032403852">
            <text:p>2,89%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3" office:value-type="percentage" office:value="0.0296074713345914">
            <text:p>2,96%</text:p>
          </table:table-cell>
          <table:table-cell office:value-type="string">
            <text:p>p</text:p>
          </table:table-cell>
          <table:table-cell table:style-name="ce3" office:value-type="percentage" office:value="0.0254352564809962">
            <text:p>2,54%</text:p>
          </table:table-cell>
          <table:table-cell office:value-type="string">
            <text:p>f</text:p>
          </table:table-cell>
          <table:table-cell table:style-name="ce3" office:value-type="percentage" office:value="0.0223740824321609">
            <text:p>2,24%</text:p>
          </table:table-cell>
          <table:table-cell office:value-type="string">
            <text:p>p</text:p>
          </table:table-cell>
          <table:table-cell table:style-name="ce3" office:value-type="percentage" office:value="0.0244954695849935">
            <text:p>2,45%</text:p>
          </table:table-cell>
          <table:table-cell office:value-type="string">
            <text:p>h</text:p>
          </table:table-cell>
          <table:table-cell table:style-name="ce3" office:value-type="percentage" office:value="0.0188706321135929">
            <text:p>1,89%</text:p>
          </table:table-cell>
          <table:table-cell table:style-name="ce8" office:value-type="string">
            <text:p>p</text:p>
          </table:table-cell>
          <table:table-cell table:style-name="ce3" office:value-type="percentage" office:value="0.0252944221474836">
            <text:p>2,53%</text:p>
          </table:table-cell>
        </table:table-row>
        <table:table-row table:style-name="ro1">
          <table:table-cell office:value-type="string">
            <text:p>minus</text:p>
          </table:table-cell>
          <table:table-cell table:style-name="ce3" office:value-type="percentage" office:value="0.0265301165925235">
            <text:p>2,65%</text:p>
          </table:table-cell>
          <table:table-cell office:value-type="string">
            <text:p>g</text:p>
          </table:table-cell>
          <table:table-cell table:style-name="ce3" office:value-type="percentage" office:value="0.0143584244493697">
            <text:p>1,44%</text:p>
          </table:table-cell>
          <table:table-cell office:value-type="string">
            <text:p>w</text:p>
          </table:table-cell>
          <table:table-cell table:style-name="ce3" office:value-type="percentage" office:value="0.0223238427233161">
            <text:p>2,23%</text:p>
          </table:table-cell>
          <table:table-cell office:value-type="string">
            <text:p>´</text:p>
          </table:table-cell>
          <table:table-cell table:style-name="ce3" office:value-type="percentage" office:value="0.018563751625522">
            <text:p>1,86%</text:p>
          </table:table-cell>
          <table:table-cell office:value-type="string">
            <text:p>p</text:p>
          </table:table-cell>
          <table:table-cell table:style-name="ce3" office:value-type="percentage" office:value="0.0187735653347347">
            <text:p>1,88%</text:p>
          </table:table-cell>
          <table:table-cell table:style-name="ce8" office:value-type="string">
            <text:p>g</text:p>
          </table:table-cell>
          <table:table-cell table:style-name="ce3" office:value-type="percentage" office:value="0.0147724749153266">
            <text:p>1,48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3" office:value-type="percentage" office:value="0.0157141197784908">
            <text:p>1,57%</text:p>
          </table:table-cell>
          <table:table-cell office:value-type="string">
            <text:p>b</text:p>
          </table:table-cell>
          <table:table-cell table:style-name="ce3" office:value-type="percentage" office:value="0.0141176131905536">
            <text:p>1,41%</text:p>
          </table:table-cell>
          <table:table-cell office:value-type="string">
            <text:p>coma</text:p>
          </table:table-cell>
          <table:table-cell table:style-name="ce3" office:value-type="percentage" office:value="0.0213344642628204">
            <text:p>2,13%</text:p>
          </table:table-cell>
          <table:table-cell office:value-type="string">
            <text:p>b</text:p>
          </table:table-cell>
          <table:table-cell table:style-name="ce3" office:value-type="percentage" office:value="0.0133170627415936">
            <text:p>1,33%</text:p>
          </table:table-cell>
          <table:table-cell office:value-type="string">
            <text:p>g</text:p>
          </table:table-cell>
          <table:table-cell table:style-name="ce3" office:value-type="percentage" office:value="0.0123742907984675">
            <text:p>1,24%</text:p>
          </table:table-cell>
          <table:table-cell table:style-name="ce8" office:value-type="string">
            <text:p>h</text:p>
          </table:table-cell>
          <table:table-cell table:style-name="ce3" office:value-type="percentage" office:value="0.0138738210188987">
            <text:p>1,39%</text:p>
          </table:table-cell>
        </table:table-row>
        <table:table-row table:style-name="ro1">
          <table:table-cell office:value-type="string">
            <text:p>dot</text:p>
          </table:table-cell>
          <table:table-cell table:style-name="ce3" office:value-type="percentage" office:value="0.0150986488300772">
            <text:p>1,51%</text:p>
          </table:table-cell>
          <table:table-cell office:value-type="string">
            <text:p>v</text:p>
          </table:table-cell>
          <table:table-cell table:style-name="ce3" office:value-type="percentage" office:value="0.0138390859691335">
            <text:p>1,38%</text:p>
          </table:table-cell>
          <table:table-cell office:value-type="string">
            <text:p>c</text:p>
          </table:table-cell>
          <table:table-cell table:style-name="ce3" office:value-type="percentage" office:value="0.0202598002921666">
            <text:p>2,03%</text:p>
          </table:table-cell>
          <table:table-cell office:value-type="string">
            <text:p>g</text:p>
          </table:table-cell>
          <table:table-cell table:style-name="ce3" office:value-type="percentage" office:value="0.0128541033526038">
            <text:p>1,29%</text:p>
          </table:table-cell>
          <table:table-cell office:value-type="string">
            <text:p>coma</text:p>
          </table:table-cell>
          <table:table-cell table:style-name="ce3" office:value-type="percentage" office:value="0.0108977077496456">
            <text:p>1,09%</text:p>
          </table:table-cell>
          <table:table-cell table:style-name="ce8" office:value-type="string">
            <text:p>b</text:p>
          </table:table-cell>
          <table:table-cell table:style-name="ce3" office:value-type="percentage" office:value="0.0131406138004378">
            <text:p>1,31%</text:p>
          </table:table-cell>
        </table:table-row>
        <table:table-row table:style-name="ro1">
          <table:table-cell office:value-type="string">
            <text:p>f</text:p>
          </table:table-cell>
          <table:table-cell table:style-name="ce3" office:value-type="percentage" office:value="0.0122566212153439">
            <text:p>1,23%</text:p>
          </table:table-cell>
          <table:table-cell office:value-type="string">
            <text:p>´</text:p>
          </table:table-cell>
          <table:table-cell table:style-name="ce3" office:value-type="percentage" office:value="0.0137936567581387">
            <text:p>1,38%</text:p>
          </table:table-cell>
          <table:table-cell office:value-type="string">
            <text:p>y</text:p>
          </table:table-cell>
          <table:table-cell table:style-name="ce3" office:value-type="percentage" office:value="0.0195236166557167">
            <text:p>1,95%</text:p>
          </table:table-cell>
          <table:table-cell office:value-type="string">
            <text:p>coma</text:p>
          </table:table-cell>
          <table:table-cell table:style-name="ce3" office:value-type="percentage" office:value="0.0120266727406453">
            <text:p>1,20%</text:p>
          </table:table-cell>
          <table:table-cell office:value-type="string">
            <text:p>b</text:p>
          </table:table-cell>
          <table:table-cell table:style-name="ce3" office:value-type="percentage" office:value="0.0108083852756915">
            <text:p>1,08%</text:p>
          </table:table-cell>
          <table:table-cell table:style-name="ce8" office:value-type="string">
            <text:p>´</text:p>
          </table:table-cell>
          <table:table-cell table:style-name="ce3" office:value-type="percentage" office:value="0.01284114627816">
            <text:p>1,28%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3" office:value-type="percentage" office:value="0.0112474298808128">
            <text:p>1,12%</text:p>
          </table:table-cell>
          <table:table-cell office:value-type="string">
            <text:p>dot</text:p>
          </table:table-cell>
          <table:table-cell table:style-name="ce3" office:value-type="percentage" office:value="0.0122259238391425">
            <text:p>1,22%</text:p>
          </table:table-cell>
          <table:table-cell office:value-type="string">
            <text:p>g</text:p>
          </table:table-cell>
          <table:table-cell table:style-name="ce3" office:value-type="percentage" office:value="0.0189448064118733">
            <text:p>1,89%</text:p>
          </table:table-cell>
          <table:table-cell office:value-type="string">
            <text:p>dot</text:p>
          </table:table-cell>
          <table:table-cell table:style-name="ce3" office:value-type="percentage" office:value="0.0117701321959846">
            <text:p>1,18%</text:p>
          </table:table-cell>
          <table:table-cell office:value-type="string">
            <text:p>f</text:p>
          </table:table-cell>
          <table:table-cell table:style-name="ce3" office:value-type="percentage" office:value="0.0106906856888446">
            <text:p>1,07%</text:p>
          </table:table-cell>
          <table:table-cell table:style-name="ce8" office:value-type="string">
            <text:p>dot</text:p>
          </table:table-cell>
          <table:table-cell table:style-name="ce3" office:value-type="percentage" office:value="0.0126349110361282">
            <text:p>1,26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3" office:value-type="percentage" office:value="0.0104464125435393">
            <text:p>1,04%</text:p>
          </table:table-cell>
          <table:table-cell office:value-type="string">
            <text:p>coma</text:p>
          </table:table-cell>
          <table:table-cell table:style-name="ce3" office:value-type="percentage" office:value="0.0121729028482354">
            <text:p>1,22%</text:p>
          </table:table-cell>
          <table:table-cell office:value-type="string">
            <text:p>b</text:p>
          </table:table-cell>
          <table:table-cell table:style-name="ce3" office:value-type="percentage" office:value="0.0153598205654973">
            <text:p>1,54%</text:p>
          </table:table-cell>
          <table:table-cell office:value-type="string">
            <text:p>v</text:p>
          </table:table-cell>
          <table:table-cell table:style-name="ce3" office:value-type="percentage" office:value="0.00942050684513069">
            <text:p>0,94%</text:p>
          </table:table-cell>
          <table:table-cell office:value-type="string">
            <text:p>dot</text:p>
          </table:table-cell>
          <table:table-cell table:style-name="ce3" office:value-type="percentage" office:value="0.0096319401261746">
            <text:p>0,96%</text:p>
          </table:table-cell>
          <table:table-cell table:style-name="ce8" office:value-type="string">
            <text:p>coma</text:p>
          </table:table-cell>
          <table:table-cell table:style-name="ce3" office:value-type="percentage" office:value="0.0120796687719043">
            <text:p>1,21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3" office:value-type="percentage" office:value="0.0104268019495947">
            <text:p>1,04%</text:p>
          </table:table-cell>
          <table:table-cell office:value-type="string">
            <text:p>f</text:p>
          </table:table-cell>
          <table:table-cell table:style-name="ce3" office:value-type="percentage" office:value="0.00993478539586911">
            <text:p>0,99%</text:p>
          </table:table-cell>
          <table:table-cell office:value-type="string">
            <text:p>p</text:p>
          </table:table-cell>
          <table:table-cell table:style-name="ce3" office:value-type="percentage" office:value="0.0143296292730924">
            <text:p>1,43%</text:p>
          </table:table-cell>
          <table:table-cell office:value-type="string">
            <text:p>f</text:p>
          </table:table-cell>
          <table:table-cell table:style-name="ce3" office:value-type="percentage" office:value="0.00888793940084903">
            <text:p>0,89%</text:p>
          </table:table-cell>
          <table:table-cell office:value-type="string">
            <text:p>v</text:p>
          </table:table-cell>
          <table:table-cell table:style-name="ce3" office:value-type="percentage" office:value="0.00856403022256218">
            <text:p>0,86%</text:p>
          </table:table-cell>
          <table:table-cell table:style-name="ce8" office:value-type="string">
            <text:p>f</text:p>
          </table:table-cell>
          <table:table-cell table:style-name="ce3" office:value-type="percentage" office:value="0.0115612120468347">
            <text:p>1,16%</text:p>
          </table:table-cell>
        </table:table-row>
        <table:table-row table:style-name="ro1">
          <table:table-cell office:value-type="string">
            <text:p>v</text:p>
          </table:table-cell>
          <table:table-cell table:style-name="ce3" office:value-type="percentage" office:value="0.0102638831691323">
            <text:p>1,03%</text:p>
          </table:table-cell>
          <table:table-cell office:value-type="string">
            <text:p>`</text:p>
          </table:table-cell>
          <table:table-cell table:style-name="ce3" office:value-type="percentage" office:value="0.00930351371260691">
            <text:p>0,93%</text:p>
          </table:table-cell>
          <table:table-cell office:value-type="string">
            <text:p>v</text:p>
          </table:table-cell>
          <table:table-cell table:style-name="ce3" office:value-type="percentage" office:value="0.00929667512941438">
            <text:p>0,93%</text:p>
          </table:table-cell>
          <table:table-cell office:value-type="string">
            <text:p>y</text:p>
          </table:table-cell>
          <table:table-cell table:style-name="ce3" office:value-type="percentage" office:value="0.00882673371879694">
            <text:p>0,88%</text:p>
          </table:table-cell>
          <table:table-cell office:value-type="string">
            <text:p>´</text:p>
          </table:table-cell>
          <table:table-cell table:style-name="ce3" office:value-type="percentage" office:value="0.00856076418544">
            <text:p>0,86%</text:p>
          </table:table-cell>
          <table:table-cell table:style-name="ce8" office:value-type="string">
            <text:p>v</text:p>
          </table:table-cell>
          <table:table-cell table:style-name="ce3" office:value-type="percentage" office:value="0.0109867103079604">
            <text:p>1,10%</text:p>
          </table:table-cell>
        </table:table-row>
        <table:table-row table:style-name="ro1">
          <table:table-cell office:value-type="string">
            <text:p>coma</text:p>
          </table:table-cell>
          <table:table-cell table:style-name="ce3" office:value-type="percentage" office:value="0.00895449889652696">
            <text:p>0,90%</text:p>
          </table:table-cell>
          <table:table-cell office:value-type="string">
            <text:p>q</text:p>
          </table:table-cell>
          <table:table-cell table:style-name="ce3" office:value-type="percentage" office:value="0.00775940641269754">
            <text:p>0,78%</text:p>
          </table:table-cell>
          <table:table-cell office:value-type="string">
            <text:p>dot</text:p>
          </table:table-cell>
          <table:table-cell table:style-name="ce3" office:value-type="percentage" office:value="0.00906499576566869">
            <text:p>0,91%</text:p>
          </table:table-cell>
          <table:table-cell office:value-type="string">
            <text:p>h</text:p>
          </table:table-cell>
          <table:table-cell table:style-name="ce3" office:value-type="percentage" office:value="0.00877006239290326">
            <text:p>0,88%</text:p>
          </table:table-cell>
          <table:table-cell office:value-type="string">
            <text:p>y</text:p>
          </table:table-cell>
          <table:table-cell table:style-name="ce3" office:value-type="percentage" office:value="0.00689070289029538">
            <text:p>0,69%</text:p>
          </table:table-cell>
          <table:table-cell table:style-name="ce8" office:value-type="string">
            <text:p>minus</text:p>
          </table:table-cell>
          <table:table-cell table:style-name="ce3" office:value-type="percentage" office:value="0.00955646069311694">
            <text:p>0,96%</text:p>
          </table:table-cell>
        </table:table-row>
        <table:table-row table:style-name="ro1">
          <table:table-cell office:value-type="string">
            <text:p>x</text:p>
          </table:table-cell>
          <table:table-cell table:style-name="ce3" office:value-type="percentage" office:value="0.00880515668110308">
            <text:p>0,88%</text:p>
          </table:table-cell>
          <table:table-cell office:value-type="string">
            <text:p>h</text:p>
          </table:table-cell>
          <table:table-cell table:style-name="ce3" office:value-type="percentage" office:value="0.00587087524172986">
            <text:p>0,59%</text:p>
          </table:table-cell>
          <table:table-cell office:value-type="string">
            <text:p>k</text:p>
          </table:table-cell>
          <table:table-cell table:style-name="ce3" office:value-type="percentage" office:value="0.00739011699530608">
            <text:p>0,74%</text:p>
          </table:table-cell>
          <table:table-cell office:value-type="string">
            <text:p>q</text:p>
          </table:table-cell>
          <table:table-cell table:style-name="ce3" office:value-type="percentage" office:value="0.00542419511318297">
            <text:p>0,54%</text:p>
          </table:table-cell>
          <table:table-cell office:value-type="string">
            <text:p>minus</text:p>
          </table:table-cell>
          <table:table-cell table:style-name="ce3" office:value-type="percentage" office:value="0.0066437839171119">
            <text:p>0,66%</text:p>
          </table:table-cell>
          <table:table-cell table:style-name="ce8" office:value-type="string">
            <text:p>q</text:p>
          </table:table-cell>
          <table:table-cell table:style-name="ce3" office:value-type="percentage" office:value="0.00716687607160416">
            <text:p>0,72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3" office:value-type="percentage" office:value="0.00755158717587837">
            <text:p>0,76%</text:p>
          </table:table-cell>
          <table:table-cell office:value-type="string">
            <text:p>x</text:p>
          </table:table-cell>
          <table:table-cell table:style-name="ce3" office:value-type="percentage" office:value="0.0050980927809036">
            <text:p>0,51%</text:p>
          </table:table-cell>
          <table:table-cell office:value-type="string">
            <text:p>minus</text:p>
          </table:table-cell>
          <table:table-cell table:style-name="ce3" office:value-type="percentage" office:value="0.00204607591275459">
            <text:p>0,20%</text:p>
          </table:table-cell>
          <table:table-cell office:value-type="string">
            <text:p>j</text:p>
          </table:table-cell>
          <table:table-cell table:style-name="ce3" office:value-type="percentage" office:value="0.00429947975982864">
            <text:p>0,43%</text:p>
          </table:table-cell>
          <table:table-cell office:value-type="string">
            <text:p>w</text:p>
          </table:table-cell>
          <table:table-cell table:style-name="ce3" office:value-type="percentage" office:value="0.00522803993497234">
            <text:p>0,52%</text:p>
          </table:table-cell>
          <table:table-cell table:style-name="ce8" office:value-type="string">
            <text:p>y</text:p>
          </table:table-cell>
          <table:table-cell table:style-name="ce3" office:value-type="percentage" office:value="0.00643133100429973">
            <text:p>0,64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3" office:value-type="percentage" office:value="0.00639757914760291">
            <text:p>0,64%</text:p>
          </table:table-cell>
          <table:table-cell office:value-type="string">
            <text:p>y</text:p>
          </table:table-cell>
          <table:table-cell table:style-name="ce3" office:value-type="percentage" office:value="0.00353266776300066">
            <text:p>0,35%</text:p>
          </table:table-cell>
          <table:table-cell office:value-type="string">
            <text:p>j</text:p>
          </table:table-cell>
          <table:table-cell table:style-name="ce3" office:value-type="percentage" office:value="0.00176848211311099">
            <text:p>0,18%</text:p>
          </table:table-cell>
          <table:table-cell office:value-type="string">
            <text:p>z</text:p>
          </table:table-cell>
          <table:table-cell table:style-name="ce3" office:value-type="percentage" office:value="0.00375888374227727">
            <text:p>0,38%</text:p>
          </table:table-cell>
          <table:table-cell office:value-type="string">
            <text:p>q</text:p>
          </table:table-cell>
          <table:table-cell table:style-name="ce3" office:value-type="percentage" office:value="0.00488959075301822">
            <text:p>0,49%</text:p>
          </table:table-cell>
          <table:table-cell table:style-name="ce8" office:value-type="string">
            <text:p>x</text:p>
          </table:table-cell>
          <table:table-cell table:style-name="ce3" office:value-type="percentage" office:value="0.00491082979276035">
            <text:p>0,49%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3" office:value-type="percentage" office:value="0.00290991043992596">
            <text:p>0,29%</text:p>
          </table:table-cell>
          <table:table-cell office:value-type="string">
            <text:p>j</text:p>
          </table:table-cell>
          <table:table-cell table:style-name="ce3" office:value-type="percentage" office:value="0.00313091077004517">
            <text:p>0,31%</text:p>
          </table:table-cell>
          <table:table-cell office:value-type="string">
            <text:p>x</text:p>
          </table:table-cell>
          <table:table-cell table:style-name="ce3" office:value-type="percentage" office:value="0.00101344472278993">
            <text:p>0,10%</text:p>
          </table:table-cell>
          <table:table-cell office:value-type="string">
            <text:p>k</text:p>
          </table:table-cell>
          <table:table-cell table:style-name="ce3" office:value-type="percentage" office:value="0.00217301299109292">
            <text:p>0,22%</text:p>
          </table:table-cell>
          <table:table-cell office:value-type="string">
            <text:p>x</text:p>
          </table:table-cell>
          <table:table-cell table:style-name="ce3" office:value-type="percentage" office:value="0.00340901249154556">
            <text:p>0,34%</text:p>
          </table:table-cell>
          <table:table-cell table:style-name="ce8" office:value-type="string">
            <text:p>`</text:p>
          </table:table-cell>
          <table:table-cell table:style-name="ce3" office:value-type="percentage" office:value="0.00472430635172545">
            <text:p>0,47%</text:p>
          </table:table-cell>
        </table:table-row>
        <table:table-row table:style-name="ro1">
          <table:table-cell office:value-type="string">
            <text:p>y</text:p>
          </table:table-cell>
          <table:table-cell table:style-name="ce3" office:value-type="percentage" office:value="0.00257049631396259">
            <text:p>0,26%</text:p>
          </table:table-cell>
          <table:table-cell office:value-type="string">
            <text:p>minus</text:p>
          </table:table-cell>
          <table:table-cell table:style-name="ce3" office:value-type="percentage" office:value="0.00306361723290311">
            <text:p>0,31%</text:p>
          </table:table-cell>
          <table:table-cell office:value-type="string">
            <text:p>q</text:p>
          </table:table-cell>
          <table:table-cell table:style-name="ce3" office:value-type="percentage" office:value="0.00083755028961584">
            <text:p>0,08%</text:p>
          </table:table-cell>
          <table:table-cell office:value-type="string">
            <text:p>x</text:p>
          </table:table-cell>
          <table:table-cell table:style-name="ce3" office:value-type="percentage" office:value="0.00212836827293119">
            <text:p>0,21%</text:p>
          </table:table-cell>
          <table:table-cell office:value-type="string">
            <text:p>`</text:p>
          </table:table-cell>
          <table:table-cell table:style-name="ce3" office:value-type="percentage" office:value="0.00314953756781697">
            <text:p>0,31%</text:p>
          </table:table-cell>
          <table:table-cell table:style-name="ce8" office:value-type="string">
            <text:p>w</text:p>
          </table:table-cell>
          <table:table-cell table:style-name="ce3" office:value-type="percentage" office:value="0.0033772913577953">
            <text:p>0,34%</text:p>
          </table:table-cell>
        </table:table-row>
        <table:table-row table:style-name="ro1">
          <table:table-cell office:value-type="string">
            <text:p>plus</text:p>
          </table:table-cell>
          <table:table-cell table:style-name="ce3" office:value-type="percentage" office:value="0.00179964912121912">
            <text:p>0,18%</text:p>
          </table:table-cell>
          <table:table-cell office:value-type="string">
            <text:p>z</text:p>
          </table:table-cell>
          <table:table-cell table:style-name="ce3" office:value-type="percentage" office:value="0.00164310410996493">
            <text:p>0,16%</text:p>
          </table:table-cell>
          <table:table-cell office:value-type="string">
            <text:p>z</text:p>
          </table:table-cell>
          <table:table-cell table:style-name="ce3" office:value-type="percentage" office:value="0.000558625636757811">
            <text:p>0,06%</text:p>
          </table:table-cell>
          <table:table-cell office:value-type="string">
            <text:p>ñ</text:p>
          </table:table-cell>
          <table:table-cell table:style-name="ce3" office:value-type="percentage" office:value="0.00160688481037006">
            <text:p>0,16%</text:p>
          </table:table-cell>
          <table:table-cell office:value-type="string">
            <text:p>j</text:p>
          </table:table-cell>
          <table:table-cell table:style-name="ce3" office:value-type="percentage" office:value="0.00242175661658215">
            <text:p>0,24%</text:p>
          </table:table-cell>
          <table:table-cell table:style-name="ce8" office:value-type="string">
            <text:p>j</text:p>
          </table:table-cell>
          <table:table-cell table:style-name="ce3" office:value-type="percentage" office:value="0.00327893850225103">
            <text:p>0,33%</text:p>
          </table:table-cell>
        </table:table-row>
        <table:table-row table:style-name="ro1">
          <table:table-cell office:value-type="string">
            <text:p>w</text:p>
          </table:table-cell>
          <table:table-cell table:style-name="ce3" office:value-type="percentage" office:value="0.00166388347083377">
            <text:p>0,17%</text:p>
          </table:table-cell>
          <table:table-cell office:value-type="string">
            <text:p>k</text:p>
          </table:table-cell>
          <table:table-cell table:style-name="ce3" office:value-type="percentage" office:value="0.00154192086729465">
            <text:p>0,15%</text:p>
          </table:table-cell>
          <table:table-cell office:value-type="string">
            <text:p>&lt;</text:p>
          </table:table-cell>
          <table:table-cell table:style-name="ce3" office:value-type="percentage" office:value="0.000000221808869071992">
            <text:p>0,00%</text:p>
          </table:table-cell>
          <table:table-cell office:value-type="string">
            <text:p>minus</text:p>
          </table:table-cell>
          <table:table-cell table:style-name="ce3" office:value-type="percentage" office:value="0.00157910984737829">
            <text:p>0,16%</text:p>
          </table:table-cell>
          <table:table-cell office:value-type="string">
            <text:p>k</text:p>
          </table:table-cell>
          <table:table-cell table:style-name="ce3" office:value-type="percentage" office:value="0.00239780721768498">
            <text:p>0,24%</text:p>
          </table:table-cell>
          <table:table-cell table:style-name="ce8" office:value-type="string">
            <text:p>k</text:p>
          </table:table-cell>
          <table:table-cell table:style-name="ce3" office:value-type="percentage" office:value="0.00211868742746626">
            <text:p>0,21%</text:p>
          </table:table-cell>
        </table:table-row>
        <table:table-row table:style-name="ro3">
          <table:table-cell office:value-type="string">
            <text:p>z</text:p>
          </table:table-cell>
          <table:table-cell table:style-name="ce3" office:value-type="percentage" office:value="0.00126412905581024">
            <text:p>0,13%</text:p>
          </table:table-cell>
          <table:table-cell office:value-type="string">
            <text:p>ç</text:p>
          </table:table-cell>
          <table:table-cell table:style-name="ce3" office:value-type="percentage" office:value="0.00126278630348158">
            <text:p>0,13%</text:p>
          </table:table-cell>
          <table:table-cell office:value-type="string">
            <text:p>plus</text:p>
          </table:table-cell>
          <table:table-cell table:style-name="ce3" office:value-type="percentage" office:value="0.000000110904434535996">
            <text:p>0,00%</text:p>
          </table:table-cell>
          <table:table-cell office:value-type="string">
            <text:p>w</text:p>
          </table:table-cell>
          <table:table-cell table:style-name="ce3" office:value-type="percentage" office:value="0.00134683379642545">
            <text:p>0,13%</text:p>
          </table:table-cell>
          <table:table-cell office:value-type="string">
            <text:p>z</text:p>
          </table:table-cell>
          <table:table-cell table:style-name="ce3" office:value-type="percentage" office:value="0.00144494850896205">
            <text:p>0,14%</text:p>
          </table:table-cell>
          <table:table-cell office:value-type="string">
            <text:p>z</text:p>
          </table:table-cell>
          <table:table-cell table:style-name="ce3" office:value-type="percentage" office:value="0.00205569763609151">
            <text:p>0,21%</text:p>
          </table:table-cell>
        </table:table-row>
        <table:table-row table:style-name="ro3">
          <table:table-cell office:value-type="string">
            <text:p>k</text:p>
          </table:table-cell>
          <table:table-cell table:style-name="ce3" office:value-type="percentage" office:value="0.000883985234731267">
            <text:p>0,09%</text:p>
          </table:table-cell>
          <table:table-cell office:value-type="string">
            <text:p>w</text:p>
          </table:table-cell>
          <table:table-cell table:style-name="ce3" office:value-type="percentage" office:value="0.000805639684286419">
            <text:p>0,08%</text:p>
          </table:table-cell>
          <table:table-cell office:value-type="string">
            <text:p>´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`</text:p>
          </table:table-cell>
          <table:table-cell table:style-name="ce3" office:value-type="percentage" office:value="0.0000465949788750197">
            <text:p>0,00%</text:p>
          </table:table-cell>
          <table:table-cell office:value-type="string">
            <text:p>plus</text:p>
          </table:table-cell>
          <table:table-cell table:style-name="ce3" office:value-type="percentage" office:value="0.00037225039571452">
            <text:p>0,04%</text:p>
          </table:table-cell>
          <table:table-cell office:value-type="string">
            <text:p>plus</text:p>
          </table:table-cell>
          <table:table-cell table:style-name="ce3" office:value-type="percentage" office:value="0.000558353412684873">
            <text:p>0,06%</text:p>
          </table:table-cell>
        </table:table-row>
        <table:table-row table:style-name="ro3">
          <table:table-cell office:value-type="string">
            <text:p>&lt;</text:p>
          </table:table-cell>
          <table:table-cell table:style-name="ce3" office:value-type="percentage" office:value="0.000858340611880701">
            <text:p>0,09%</text:p>
          </table:table-cell>
          <table:table-cell office:value-type="string">
            <text:p>ñ</text:p>
          </table:table-cell>
          <table:table-cell table:style-name="ce3" office:value-type="percentage" office:value="0.0000527780539498604">
            <text:p>0,01%</text:p>
          </table:table-cell>
          <table:table-cell office:value-type="string">
            <text:p>`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plus</text:p>
          </table:table-cell>
          <table:table-cell table:style-name="ce3" office:value-type="percentage" office:value="0.0000258409544510922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.000334102317904427">
            <text:p>0,03%</text:p>
          </table:table-cell>
          <table:table-cell office:value-type="string">
            <text:p>ç</text:p>
          </table:table-cell>
          <table:table-cell table:style-name="ce3" office:value-type="percentage" office:value="0.00050115347685664">
            <text:p>0,05%</text:p>
          </table:table-cell>
        </table:table-row>
        <table:table-row table:style-name="ro3">
          <table:table-cell office:value-type="string">
            <text:p>ç</text:p>
          </table:table-cell>
          <table:table-cell table:style-name="ce3" office:value-type="percentage" office:value="0.000387686357211494">
            <text:p>0,04%</text:p>
          </table:table-cell>
          <table:table-cell office:value-type="string">
            <text:p>plus</text:p>
          </table:table-cell>
          <table:table-cell table:style-name="ce3" office:value-type="percentage" office:value="0.0000356509984678573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ç</text:p>
          </table:table-cell>
          <table:table-cell table:style-name="ce3" office:value-type="percentage" office:value="0.0000200389288290545">
            <text:p>0,00%</text:p>
          </table:table-cell>
          <table:table-cell office:value-type="string">
            <text:p>ñ</text:p>
          </table:table-cell>
          <table:table-cell table:style-name="ce3" office:value-type="percentage" office:value="0.000332837677199886">
            <text:p>0,03%</text:p>
          </table:table-cell>
          <table:table-cell office:value-type="string">
            <text:p>ñ</text:p>
          </table:table-cell>
          <table:table-cell table:style-name="ce3" office:value-type="percentage" office:value="0.000499256515799828">
            <text:p>0,05%</text:p>
          </table:table-cell>
        </table:table-row>
        <table:table-row table:style-name="ro3">
          <table:table-cell office:value-type="string">
            <text:p>ñ</text:p>
          </table:table-cell>
          <table:table-cell table:style-name="ce3" office:value-type="percentage" office:value="0.00000452552167951161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00176129293963861">
            <text:p>0,00%</text:p>
          </table:table-cell>
          <table:table-cell office:value-type="string">
            <text:p>ñ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00256784327249847">
            <text:p>0,00%</text:p>
          </table:table-cell>
          <table:table-cell office:value-type="string">
            <text:p>&lt;</text:p>
          </table:table-cell>
          <table:table-cell table:style-name="ce3" office:value-type="percentage" office:value="0.000172578311392382">
            <text:p>0,02%</text:p>
          </table:table-cell>
          <table:table-cell office:value-type="string">
            <text:p>&lt;</text:p>
          </table:table-cell>
          <table:table-cell table:style-name="ce3" office:value-type="percentage" office:value="0.000258823105314759">
            <text:p>0,03%</text:p>
          </table:table-cell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5" table:target-range-address="calculs.A2:calculs.G37">
          <table:sort>
            <table:sort-by table:field-number="6" table:order="descending" table:data-type="automatic"/>
            <table:sort-by table:field-number="2" table:order="descending" table:data-type="automatic"/>
            <table:sort-by table:field-number="4" table:order="descending" table:data-type="automatic"/>
          </table:sort>
        </table:database-range>
        <table:database-range table:name="__Anonymous_Sheet_DB__6" table:target-range-address="compare.K2:compare.L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5" number:min-integer-digits="1"/>
      <number:text>%</number:text>
    </number:percentage-style>
    <number:percentage-style style:name="N120">
      <number:number number:decimal-places="6" number:min-integer-digits="1"/>
      <number:text>%</number:text>
    </number:percentage-style>
    <number:percentage-style style:name="N121">
      <number:number number:decimal-places="7" number:min-integer-digits="1"/>
      <number:text>%</number:text>
    </number:percentage-style>
    <number:percentage-style style:name="N122">
      <number:number number:decimal-places="8" number:min-integer-digits="1"/>
      <number:text>%</number:text>
    </number:percentage-style>
    <number:percentage-style style:name="N123">
      <number:number number:decimal-places="9" number:min-integer-digits="1"/>
      <number:text>%</number:text>
    </number:percentage-style>
    <number:percentage-style style:name="N124">
      <number:number number:decimal-places="10" number:min-integer-digits="1"/>
      <number:text>%</number:text>
    </number:percentage-style>
    <number:percentage-style style:name="N125">
      <number:number number:decimal-places="11" number:min-integer-digits="1"/>
      <number:text>%</number:text>
    </number:percentage-style>
    <number:percentage-style style:name="N126">
      <number:number number:decimal-places="12" number:min-integer-digits="1"/>
      <number:text>%</number:text>
    </number:percentage-style>
    <number:percentage-style style:name="N127">
      <number:number number:decimal-places="13" number:min-integer-digits="1"/>
      <number:text>%</number:text>
    </number:percentage-style>
    <number:percentage-style style:name="N128">
      <number:number number:decimal-places="14" number:min-integer-digits="1"/>
      <number:text>%</number:text>
    </number:percentage-style>
    <number:percentage-style style:name="N129">
      <number:number number:decimal-places="15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7:41:48</dc:date>
    <meta:generator>LibreOffice/3.5$Linux_x86 LibreOffice_project/350m1$Build-2</meta:generator>
    <meta:editing-duration>PT10H29M17S</meta:editing-duration>
    <meta:editing-cycles>78</meta:editing-cycles>
    <dc:creator>Moisès </dc:creator>
    <meta:document-statistic meta:table-count="7" meta:cell-count="52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25cm" svg:height="15.256cm" xlink:href=".." xlink:type="simple" chart:class="chart:line" chart:style-name="ch1">
        <chart:plot-area chart:style-name="ch2" table:cell-range-address="calculs.A3:calculs.A37 calculs.G2:calculs.G37" chart:data-source-has-labels="both" svg:x="1cm" svg:y="1.355cm" svg:width="25.425cm" svg:height="13.176cm">
          <chartooo:coordinate-region svg:x="2.415cm" svg:y="1.555cm" svg:width="23.902cm" svg:height="12.329cm"/>
          <chart:axis chart:dimension="x" chart:name="primary-x" chart:style-name="ch3" chartooo:axis-type="auto">
            <chartooo:date-scale/>
            <chart:categories table:cell-range-address="calculs.A3:calculs.A37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calculs.G3:calculs.G37" chart:label-cell-address="calculs.G2:calculs.G2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uavg</text:p>
                <draw:g>
                  <svg:desc>calculs.G2:calcul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7</svg:desc>
                </draw:g>
              </table:table-cell>
              <table:table-cell office:value-type="float" office:value="0.125734238429562">
                <text:p>0.125734238429562</text:p>
                <draw:g>
                  <svg:desc>calculs.G3:calculs.G37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1002812427358">
                <text:p>0.1100281242735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05142897108441">
                <text:p>0.070514289710844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1329340432804">
                <text:p>0.0681329340432804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655672419568565">
                <text:p>0.0655672419568565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54385053386745">
                <text:p>0.065438505338674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40253260333321">
                <text:p>0.06402532603333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91944094026645">
                <text:p>0.059194409402664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521462579895484">
                <text:p>0.052146257989548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425841830294143">
                <text:p>0.042584183029414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87723710301551">
                <text:p>0.038772371030155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63278298508016">
                <text:p>0.0363278298508016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89113032403852">
                <text:p>0.0289113032403852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52944221474836">
                <text:p>0.0252944221474836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7724749153266">
                <text:p>0.0147724749153266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138738210188987">
                <text:p>0.0138738210188987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1406138004378">
                <text:p>0.0131406138004378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284114627816">
                <text:p>0.01284114627816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26349110361282">
                <text:p>0.0126349110361282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120796687719043">
                <text:p>0.012079668771904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15612120468347">
                <text:p>0.01156121204683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9867103079604">
                <text:p>0.0109867103079604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0955646069311694">
                <text:p>0.0095564606931169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716687607160416">
                <text:p>0.0071668760716041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643133100429973">
                <text:p>0.00643133100429973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91082979276035">
                <text:p>0.00491082979276035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472430635172545">
                <text:p>0.0047243063517254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33772913577953">
                <text:p>0.00337729135779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327893850225103">
                <text:p>0.0032789385022510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211868742746626">
                <text:p>0.0021186874274662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205569763609151">
                <text:p>0.00205569763609151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0558353412684873">
                <text:p>0.00055835341268487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50115347685664">
                <text:p>0.00050115347685664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499256515799828">
                <text:p>0.000499256515799828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258823105314759">
                <text:p>0.000258823105314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5cm" svg:height="11.998cm" xlink:href=".." xlink:type="simple" chart:class="chart:line" chart:style-name="ch1">
        <chart:legend svg:x="24.784cm" svg:y="0.256cm" style:legend-expansion="custom" chartooo:width="2.055cm" chartooo:height="2.788cm" style:legend-expansion-aspect-ratio="0.737087517934003" chart:style-name="ch2"/>
        <chart:plot-area chart:style-name="ch3" table:cell-range-address="calculs.A2:calculs.E37" chart:data-source-has-labels="both" svg:x="0.114cm" svg:y="1.205cm" svg:width="27.607cm" svg:height="9.241cm">
          <chartooo:coordinate-region svg:x="1.529cm" svg:y="1.405cm" svg:width="26.085cm" svg:height="8.394cm"/>
          <chart:axis chart:dimension="x" chart:name="primary-x" chart:style-name="ch4" chartooo:axis-type="auto">
            <chartooo:date-scale/>
            <chart:categories table:cell-range-address="calculs.A3:calculs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s.B3:calculs.B37" chart:label-cell-address="calculs.B2:calculs.B2" chart:class="chart:line">
            <chart:data-point chart:repeated="35"/>
          </chart:series>
          <chart:series chart:style-name="ch8" chart:values-cell-range-address="calculs.C3:calculs.C37" chart:label-cell-address="calculs.C2:calculs.C2" chart:class="chart:line">
            <chart:data-point chart:repeated="35"/>
          </chart:series>
          <chart:series chart:style-name="ch9" chart:values-cell-range-address="calculs.D3:calculs.D37" chart:label-cell-address="calculs.D2:calculs.D2" chart:class="chart:line">
            <chart:data-point chart:repeated="35"/>
          </chart:series>
          <chart:series chart:style-name="ch10" chart:values-cell-range-address="calculs.E3:calculs.E37" chart:label-cell-address="calculs.E2:calculs.E2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%</text:p>
                <draw:g>
                  <svg:desc>calculs.B2:calculs.B2</svg:desc>
                </draw:g>
              </table:table-cell>
              <table:table-cell office:value-type="string">
                <text:p>ca2%</text:p>
                <draw:g>
                  <svg:desc>calculs.C2:calculs.C2</svg:desc>
                </draw:g>
              </table:table-cell>
              <table:table-cell office:value-type="string">
                <text:p>en%</text:p>
                <draw:g>
                  <svg:desc>calculs.D2:calculs.D2</svg:desc>
                </draw:g>
              </table:table-cell>
              <table:table-cell office:value-type="string">
                <text:p>es%</text:p>
                <draw:g>
                  <svg:desc>calculs.E2:calcul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7</svg:desc>
                </draw:g>
              </table:table-cell>
              <table:table-cell office:value-type="float" office:value="0.125329797392394">
                <text:p>0.125329797392394</text:p>
                <draw:g>
                  <svg:desc>calculs.B3:calculs.B37</svg:desc>
                </draw:g>
              </table:table-cell>
              <table:table-cell office:value-type="float" office:value="0.128685285314576">
                <text:p>0.128685285314576</text:p>
                <draw:g>
                  <svg:desc>calculs.C3:calculs.C37</svg:desc>
                </draw:g>
              </table:table-cell>
              <table:table-cell office:value-type="float" office:value="0.120262439817709">
                <text:p>0.120262439817709</text:p>
                <draw:g>
                  <svg:desc>calculs.D3:calculs.D37</svg:desc>
                </draw:g>
              </table:table-cell>
              <table:table-cell office:value-type="float" office:value="0.125011565452334">
                <text:p>0.125011565452334</text:p>
                <draw:g>
                  <svg:desc>calculs.E3:calculs.E37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100516362023632">
                <text:p>0.100516362023632</text:p>
              </table:table-cell>
              <table:table-cell office:value-type="float" office:value="0.122051284356069">
                <text:p>0.122051284356069</text:p>
              </table:table-cell>
              <table:table-cell office:value-type="float" office:value="0.0809651170063965">
                <text:p>0.0809651170063965</text:p>
              </table:table-cell>
              <table:table-cell office:value-type="float" office:value="0.1172043955301">
                <text:p>0.117204395530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19286415741575">
                <text:p>0.0719286415741575</text:p>
              </table:table-cell>
              <table:table-cell office:value-type="float" office:value="0.0734575158226359">
                <text:p>0.0734575158226359</text:p>
              </table:table-cell>
              <table:table-cell office:value-type="float" office:value="0.0640518580263536">
                <text:p>0.0640518580263536</text:p>
              </table:table-cell>
              <table:table-cell office:value-type="float" office:value="0.0683108556305693">
                <text:p>0.068310855630569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3564964617963">
                <text:p>0.0683564964617963</text:p>
              </table:table-cell>
              <table:table-cell office:value-type="float" office:value="0.0715033309389872">
                <text:p>0.0715033309389872</text:p>
              </table:table-cell>
              <table:table-cell office:value-type="float" office:value="0.0591718410979007">
                <text:p>0.0591718410979007</text:p>
              </table:table-cell>
              <table:table-cell office:value-type="float" office:value="0.0675260057108509">
                <text:p>0.0675260057108509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51057689841863">
                <text:p>0.0551057689841863</text:p>
              </table:table-cell>
              <table:table-cell office:value-type="float" office:value="0.0539408109612183">
                <text:p>0.0539408109612183</text:p>
              </table:table-cell>
              <table:table-cell office:value-type="float" office:value="0.072670907060753">
                <text:p>0.072670907060753</text:p>
              </table:table-cell>
              <table:table-cell office:value-type="float" office:value="0.0852872575571993">
                <text:p>0.085287257557199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39320447664605">
                <text:p>0.0639320447664605</text:p>
              </table:table-cell>
              <table:table-cell office:value-type="float" office:value="0.0631304479751417">
                <text:p>0.0631304479751417</text:p>
              </table:table-cell>
              <table:table-cell office:value-type="float" office:value="0.0675309301377478">
                <text:p>0.0675309301377478</text:p>
              </table:table-cell>
              <table:table-cell office:value-type="float" office:value="0.0685555483413967">
                <text:p>0.068555548341396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77078383543996">
                <text:p>0.0677078383543996</text:p>
              </table:table-cell>
              <table:table-cell office:value-type="float" office:value="0.0649886727606997">
                <text:p>0.0649886727606997</text:p>
              </table:table-cell>
              <table:table-cell office:value-type="float" office:value="0.0548706344132911">
                <text:p>0.0548706344132911</text:p>
              </table:table-cell>
              <table:table-cell office:value-type="float" office:value="0.0624310308582439">
                <text:p>0.062431030858243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65292718284767">
                <text:p>0.065292718284767</text:p>
              </table:table-cell>
              <table:table-cell office:value-type="float" office:value="0.0571208557308555">
                <text:p>0.0571208557308555</text:p>
              </table:table-cell>
              <table:table-cell office:value-type="float" office:value="0.090291403619832">
                <text:p>0.090291403619832</text:p>
              </table:table-cell>
              <table:table-cell office:value-type="float" office:value="0.0448039894533151">
                <text:p>0.0448039894533151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78076110223606">
                <text:p>0.0478076110223606</text:p>
              </table:table-cell>
              <table:table-cell office:value-type="float" office:value="0.0613444362001089">
                <text:p>0.0613444362001089</text:p>
              </table:table-cell>
              <table:table-cell office:value-type="float" office:value="0.0345617034566251">
                <text:p>0.0345617034566251</text:p>
              </table:table-cell>
              <table:table-cell office:value-type="float" office:value="0.0531482449238167">
                <text:p>0.0531482449238167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65285024897912">
                <text:p>0.0365285024897912</text:p>
              </table:table-cell>
              <table:table-cell office:value-type="float" office:value="0.0410847693893603">
                <text:p>0.0410847693893603</text:p>
              </table:table-cell>
              <table:table-cell office:value-type="float" office:value="0.0441154550652939">
                <text:p>0.0441154550652939</text:p>
              </table:table-cell>
              <table:table-cell office:value-type="float" office:value="0.0496288531971315">
                <text:p>0.049628853197131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418580585210294">
                <text:p>0.0418580585210294</text:p>
              </table:table-cell>
              <table:table-cell office:value-type="float" office:value="0.0380107666015373">
                <text:p>0.0380107666015373</text:p>
              </table:table-cell>
              <table:table-cell office:value-type="float" office:value="0.0202598002921666">
                <text:p>0.0202598002921666</text:p>
              </table:table-cell>
              <table:table-cell office:value-type="float" office:value="0.0426191448805616">
                <text:p>0.042619144880561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81742838739069">
                <text:p>0.0381742838739069</text:p>
              </table:table-cell>
              <table:table-cell office:value-type="float" office:value="0.0362481375086341">
                <text:p>0.0362481375086341</text:p>
              </table:table-cell>
              <table:table-cell office:value-type="float" office:value="0.0279706529121508">
                <text:p>0.0279706529121508</text:p>
              </table:table-cell>
              <table:table-cell office:value-type="float" office:value="0.0373467938160808">
                <text:p>0.037346793816080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318189429286461">
                <text:p>0.0318189429286461</text:p>
              </table:table-cell>
              <table:table-cell office:value-type="float" office:value="0.0294533122844656">
                <text:p>0.0294533122844656</text:p>
              </table:table-cell>
              <table:table-cell office:value-type="float" office:value="0.0249500597331284">
                <text:p>0.0249500597331284</text:p>
              </table:table-cell>
              <table:table-cell office:value-type="float" office:value="0.0267820690104629">
                <text:p>0.02678206901046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96074713345914">
                <text:p>0.0296074713345914</text:p>
              </table:table-cell>
              <table:table-cell office:value-type="float" office:value="0.0254352564809962">
                <text:p>0.0254352564809962</text:p>
              </table:table-cell>
              <table:table-cell office:value-type="float" office:value="0.0143296292730924">
                <text:p>0.0143296292730924</text:p>
              </table:table-cell>
              <table:table-cell office:value-type="float" office:value="0.0244954695849935">
                <text:p>0.024495469584993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57141197784908">
                <text:p>0.0157141197784908</text:p>
              </table:table-cell>
              <table:table-cell office:value-type="float" office:value="0.0143584244493697">
                <text:p>0.0143584244493697</text:p>
              </table:table-cell>
              <table:table-cell office:value-type="float" office:value="0.0189448064118733">
                <text:p>0.0189448064118733</text:p>
              </table:table-cell>
              <table:table-cell office:value-type="float" office:value="0.0128541033526038">
                <text:p>0.012854103352603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755158717587837">
                <text:p>0.00755158717587837</text:p>
              </table:table-cell>
              <table:table-cell office:value-type="float" office:value="0.00587087524172986">
                <text:p>0.00587087524172986</text:p>
              </table:table-cell>
              <table:table-cell office:value-type="float" office:value="0.0721606357574529">
                <text:p>0.0721606357574529</text:p>
              </table:table-cell>
              <table:table-cell office:value-type="float" office:value="0.00877006239290326">
                <text:p>0.0087700623929032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12474298808128">
                <text:p>0.0112474298808128</text:p>
              </table:table-cell>
              <table:table-cell office:value-type="float" office:value="0.0141176131905536">
                <text:p>0.0141176131905536</text:p>
              </table:table-cell>
              <table:table-cell office:value-type="float" office:value="0.0153598205654973">
                <text:p>0.0153598205654973</text:p>
              </table:table-cell>
              <table:table-cell office:value-type="float" office:value="0.0133170627415936">
                <text:p>0.0133170627415936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04464125435393">
                <text:p>0.0104464125435393</text:p>
              </table:table-cell>
              <table:table-cell office:value-type="float" office:value="0.0137936567581387">
                <text:p>0.0137936567581387</text:p>
              </table:table-cell>
              <table:table-cell office:value-type="float" office:value="0">
                <text:p>0</text:p>
              </table:table-cell>
              <table:table-cell office:value-type="float" office:value="0.018563751625522">
                <text:p>0.018563751625522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50986488300772">
                <text:p>0.0150986488300772</text:p>
              </table:table-cell>
              <table:table-cell office:value-type="float" office:value="0.0122259238391425">
                <text:p>0.0122259238391425</text:p>
              </table:table-cell>
              <table:table-cell office:value-type="float" office:value="0.00906499576566869">
                <text:p>0.00906499576566869</text:p>
              </table:table-cell>
              <table:table-cell office:value-type="float" office:value="0.0117701321959846">
                <text:p>0.0117701321959846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0895449889652696">
                <text:p>0.00895449889652696</text:p>
              </table:table-cell>
              <table:table-cell office:value-type="float" office:value="0.0121729028482354">
                <text:p>0.0121729028482354</text:p>
              </table:table-cell>
              <table:table-cell office:value-type="float" office:value="0.0213344642628204">
                <text:p>0.0213344642628204</text:p>
              </table:table-cell>
              <table:table-cell office:value-type="float" office:value="0.0120266727406453">
                <text:p>0.012026672740645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22566212153439">
                <text:p>0.0122566212153439</text:p>
              </table:table-cell>
              <table:table-cell office:value-type="float" office:value="0.00993478539586911">
                <text:p>0.00993478539586911</text:p>
              </table:table-cell>
              <table:table-cell office:value-type="float" office:value="0.0223740824321609">
                <text:p>0.0223740824321609</text:p>
              </table:table-cell>
              <table:table-cell office:value-type="float" office:value="0.00888793940084903">
                <text:p>0.0088879394008490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2638831691323">
                <text:p>0.0102638831691323</text:p>
              </table:table-cell>
              <table:table-cell office:value-type="float" office:value="0.0138390859691335">
                <text:p>0.0138390859691335</text:p>
              </table:table-cell>
              <table:table-cell office:value-type="float" office:value="0.00929667512941438">
                <text:p>0.00929667512941438</text:p>
              </table:table-cell>
              <table:table-cell office:value-type="float" office:value="0.00942050684513069">
                <text:p>0.00942050684513069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265301165925235">
                <text:p>0.0265301165925235</text:p>
              </table:table-cell>
              <table:table-cell office:value-type="float" office:value="0.00306361723290311">
                <text:p>0.00306361723290311</text:p>
              </table:table-cell>
              <table:table-cell office:value-type="float" office:value="0.00204607591275459">
                <text:p>0.00204607591275459</text:p>
              </table:table-cell>
              <table:table-cell office:value-type="float" office:value="0.00157910984737829">
                <text:p>0.0015791098473782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104268019495947">
                <text:p>0.0104268019495947</text:p>
              </table:table-cell>
              <table:table-cell office:value-type="float" office:value="0.00775940641269754">
                <text:p>0.00775940641269754</text:p>
              </table:table-cell>
              <table:table-cell office:value-type="float" office:value="0.00083755028961584">
                <text:p>0.00083755028961584</text:p>
              </table:table-cell>
              <table:table-cell office:value-type="float" office:value="0.00542419511318297">
                <text:p>0.0054241951131829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57049631396259">
                <text:p>0.00257049631396259</text:p>
              </table:table-cell>
              <table:table-cell office:value-type="float" office:value="0.00353266776300066">
                <text:p>0.00353266776300066</text:p>
              </table:table-cell>
              <table:table-cell office:value-type="float" office:value="0.0195236166557167">
                <text:p>0.0195236166557167</text:p>
              </table:table-cell>
              <table:table-cell office:value-type="float" office:value="0.00882673371879694">
                <text:p>0.0088267337187969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880515668110308">
                <text:p>0.00880515668110308</text:p>
              </table:table-cell>
              <table:table-cell office:value-type="float" office:value="0.0050980927809036">
                <text:p>0.0050980927809036</text:p>
              </table:table-cell>
              <table:table-cell office:value-type="float" office:value="0.00101344472278993">
                <text:p>0.00101344472278993</text:p>
              </table:table-cell>
              <table:table-cell office:value-type="float" office:value="0.00212836827293119">
                <text:p>0.00212836827293119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639757914760291">
                <text:p>0.00639757914760291</text:p>
              </table:table-cell>
              <table:table-cell office:value-type="float" office:value="0.00930351371260691">
                <text:p>0.00930351371260691</text:p>
              </table:table-cell>
              <table:table-cell office:value-type="float" office:value="0">
                <text:p>0</text:p>
              </table:table-cell>
              <table:table-cell office:value-type="float" office:value="0.0000465949788750197">
                <text:p>0.0000465949788750197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66388347083377">
                <text:p>0.00166388347083377</text:p>
              </table:table-cell>
              <table:table-cell office:value-type="float" office:value="0.000805639684286419">
                <text:p>0.000805639684286419</text:p>
              </table:table-cell>
              <table:table-cell office:value-type="float" office:value="0.0223238427233161">
                <text:p>0.0223238427233161</text:p>
              </table:table-cell>
              <table:table-cell office:value-type="float" office:value="0.00134683379642545">
                <text:p>0.0013468337964254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90991043992596">
                <text:p>0.00290991043992596</text:p>
              </table:table-cell>
              <table:table-cell office:value-type="float" office:value="0.00313091077004517">
                <text:p>0.00313091077004517</text:p>
              </table:table-cell>
              <table:table-cell office:value-type="float" office:value="0.00176848211311099">
                <text:p>0.00176848211311099</text:p>
              </table:table-cell>
              <table:table-cell office:value-type="float" office:value="0.00429947975982864">
                <text:p>0.0042994797598286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883985234731267">
                <text:p>0.000883985234731267</text:p>
              </table:table-cell>
              <table:table-cell office:value-type="float" office:value="0.00154192086729465">
                <text:p>0.00154192086729465</text:p>
              </table:table-cell>
              <table:table-cell office:value-type="float" office:value="0.00739011699530608">
                <text:p>0.00739011699530608</text:p>
              </table:table-cell>
              <table:table-cell office:value-type="float" office:value="0.00217301299109292">
                <text:p>0.00217301299109292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26412905581024">
                <text:p>0.00126412905581024</text:p>
              </table:table-cell>
              <table:table-cell office:value-type="float" office:value="0.00164310410996493">
                <text:p>0.00164310410996493</text:p>
              </table:table-cell>
              <table:table-cell office:value-type="float" office:value="0.000558625636757811">
                <text:p>0.000558625636757811</text:p>
              </table:table-cell>
              <table:table-cell office:value-type="float" office:value="0.00375888374227727">
                <text:p>0.00375888374227727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179964912121912">
                <text:p>0.00179964912121912</text:p>
              </table:table-cell>
              <table:table-cell office:value-type="float" office:value="0.0000356509984678573">
                <text:p>0.0000356509984678573</text:p>
              </table:table-cell>
              <table:table-cell office:value-type="float" office:value="0.000000110904434535996">
                <text:p>0.000000110904434535996</text:p>
              </table:table-cell>
              <table:table-cell office:value-type="float" office:value="0.0000258409544510922">
                <text:p>0.0000258409544510922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87686357211494">
                <text:p>0.000387686357211494</text:p>
              </table:table-cell>
              <table:table-cell office:value-type="float" office:value="0.00126278630348158">
                <text:p>0.00126278630348158</text:p>
              </table:table-cell>
              <table:table-cell office:value-type="float" office:value="0">
                <text:p>0</text:p>
              </table:table-cell>
              <table:table-cell office:value-type="float" office:value="0.0000200389288290545">
                <text:p>0.0000200389288290545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452552167951161">
                <text:p>0.00000452552167951161</text:p>
              </table:table-cell>
              <table:table-cell office:value-type="float" office:value="0.0000527780539498604">
                <text:p>0.0000527780539498604</text:p>
              </table:table-cell>
              <table:table-cell office:value-type="float" office:value="0">
                <text:p>0</text:p>
              </table:table-cell>
              <table:table-cell office:value-type="float" office:value="0.00160688481037006">
                <text:p>0.00160688481037006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858340611880701">
                <text:p>0.000858340611880701</text:p>
              </table:table-cell>
              <table:table-cell office:value-type="float" office:value="0.00000176129293963861">
                <text:p>0.00000176129293963861</text:p>
              </table:table-cell>
              <table:table-cell office:value-type="float" office:value="0.000000221808869071992">
                <text:p>0.000000221808869071992</text:p>
              </table:table-cell>
              <table:table-cell office:value-type="float" office:value="0.00000256784327249847">
                <text:p>0.00000256784327249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49cm" svg:height="12.51cm" xlink:href=".." xlink:type="simple" chart:class="chart:line" chart:style-name="ch1">
        <chart:legend chart:legend-position="end" svg:x="21.631cm" svg:y="5.209cm" style:legend-expansion="high" chart:style-name="ch2"/>
        <chart:plot-area chart:style-name="ch3" table:cell-range-address="resum.A3:resum.A37 resum.G2:resum.J37" chart:data-source-has-labels="both" svg:x="0.926cm" svg:y="1.135cm" svg:width="19.754cm" svg:height="10.705cm">
          <chartooo:coordinate-region svg:x="2.341cm" svg:y="1.334cm" svg:width="18.284cm" svg:height="9.461cm"/>
          <chart:axis chart:dimension="x" chart:name="primary-x" chart:style-name="ch4" chartooo:axis-type="auto">
            <chartooo:date-scale/>
            <chart:categories table:cell-range-address="resum.A3:resum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.G3:resum.G37" chart:label-cell-address="resum.G2:resum.G2" chart:class="chart:line">
            <chart:data-point chart:repeated="35"/>
          </chart:series>
          <chart:series chart:style-name="ch8" chart:values-cell-range-address="resum.H3:resum.H37" chart:label-cell-address="resum.H2:resum.H2" chart:class="chart:line">
            <chart:data-point chart:repeated="35"/>
          </chart:series>
          <chart:series chart:style-name="ch9" chart:values-cell-range-address="resum.I3:resum.I37" chart:label-cell-address="resum.I2:resum.I2" chart:class="chart:line">
            <chart:data-point chart:repeated="35"/>
          </chart:series>
          <chart:series chart:style-name="ch10" chart:values-cell-range-address="resum.J3:resum.J37" chart:label-cell-address="resum.J2:resum.J2" chart:class="chart:line">
            <chart:data-point chart:repeated="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%</text:p>
                <draw:g>
                  <svg:desc>resum.G2:resum.G2</svg:desc>
                </draw:g>
              </table:table-cell>
              <table:table-cell office:value-type="string">
                <text:p>ca2%</text:p>
                <draw:g>
                  <svg:desc>resum.H2:resum.H2</svg:desc>
                </draw:g>
              </table:table-cell>
              <table:table-cell office:value-type="string">
                <text:p>en%</text:p>
                <draw:g>
                  <svg:desc>resum.I2:resum.I2</svg:desc>
                </draw:g>
              </table:table-cell>
              <table:table-cell office:value-type="string">
                <text:p>es%</text:p>
                <draw:g>
                  <svg:desc>resum.J2:resum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resum.A3:resum.A37</svg:desc>
                </draw:g>
              </table:table-cell>
              <table:table-cell office:value-type="float" office:value="0.100516362023632">
                <text:p>0.100516362023632</text:p>
                <draw:g>
                  <svg:desc>resum.G3:resum.G37</svg:desc>
                </draw:g>
              </table:table-cell>
              <table:table-cell office:value-type="float" office:value="0.122051284356069">
                <text:p>0.122051284356069</text:p>
                <draw:g>
                  <svg:desc>resum.H3:resum.H37</svg:desc>
                </draw:g>
              </table:table-cell>
              <table:table-cell office:value-type="float" office:value="0.0809651170063965">
                <text:p>0.0809651170063965</text:p>
                <draw:g>
                  <svg:desc>resum.I3:resum.I37</svg:desc>
                </draw:g>
              </table:table-cell>
              <table:table-cell office:value-type="float" office:value="0.1172043955301">
                <text:p>0.1172043955301</text:p>
                <draw:g>
                  <svg:desc>resum.J3:resum.J3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12474298808128">
                <text:p>0.0112474298808128</text:p>
              </table:table-cell>
              <table:table-cell office:value-type="float" office:value="0.0141176131905536">
                <text:p>0.0141176131905536</text:p>
              </table:table-cell>
              <table:table-cell office:value-type="float" office:value="0.0153598205654973">
                <text:p>0.0153598205654973</text:p>
              </table:table-cell>
              <table:table-cell office:value-type="float" office:value="0.0133170627415936">
                <text:p>0.013317062741593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418580585210294">
                <text:p>0.0418580585210294</text:p>
              </table:table-cell>
              <table:table-cell office:value-type="float" office:value="0.0380107666015373">
                <text:p>0.0380107666015373</text:p>
              </table:table-cell>
              <table:table-cell office:value-type="float" office:value="0.0202598002921666">
                <text:p>0.0202598002921666</text:p>
              </table:table-cell>
              <table:table-cell office:value-type="float" office:value="0.0426191448805616">
                <text:p>0.0426191448805616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87686357211494">
                <text:p>0.000387686357211494</text:p>
              </table:table-cell>
              <table:table-cell office:value-type="float" office:value="0.00126278630348158">
                <text:p>0.00126278630348158</text:p>
              </table:table-cell>
              <table:table-cell office:value-type="float" office:value="0">
                <text:p>0</text:p>
              </table:table-cell>
              <table:table-cell office:value-type="float" office:value="0.0000200389288290545">
                <text:p>0.0000200389288290545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65285024897912">
                <text:p>0.0365285024897912</text:p>
              </table:table-cell>
              <table:table-cell office:value-type="float" office:value="0.0410847693893603">
                <text:p>0.0410847693893603</text:p>
              </table:table-cell>
              <table:table-cell office:value-type="float" office:value="0.0441154550652939">
                <text:p>0.0441154550652939</text:p>
              </table:table-cell>
              <table:table-cell office:value-type="float" office:value="0.0496288531971315">
                <text:p>0.049628853197131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25329797392394">
                <text:p>0.125329797392394</text:p>
              </table:table-cell>
              <table:table-cell office:value-type="float" office:value="0.128685285314576">
                <text:p>0.128685285314576</text:p>
              </table:table-cell>
              <table:table-cell office:value-type="float" office:value="0.120262439817709">
                <text:p>0.120262439817709</text:p>
              </table:table-cell>
              <table:table-cell office:value-type="float" office:value="0.125011565452334">
                <text:p>0.12501156545233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22566212153439">
                <text:p>0.0122566212153439</text:p>
              </table:table-cell>
              <table:table-cell office:value-type="float" office:value="0.00993478539586911">
                <text:p>0.00993478539586911</text:p>
              </table:table-cell>
              <table:table-cell office:value-type="float" office:value="0.0223740824321609">
                <text:p>0.0223740824321609</text:p>
              </table:table-cell>
              <table:table-cell office:value-type="float" office:value="0.00888793940084903">
                <text:p>0.0088879394008490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57141197784908">
                <text:p>0.0157141197784908</text:p>
              </table:table-cell>
              <table:table-cell office:value-type="float" office:value="0.0143584244493697">
                <text:p>0.0143584244493697</text:p>
              </table:table-cell>
              <table:table-cell office:value-type="float" office:value="0.0189448064118733">
                <text:p>0.0189448064118733</text:p>
              </table:table-cell>
              <table:table-cell office:value-type="float" office:value="0.0128541033526038">
                <text:p>0.012854103352603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755158717587837">
                <text:p>0.00755158717587837</text:p>
              </table:table-cell>
              <table:table-cell office:value-type="float" office:value="0.00587087524172986">
                <text:p>0.00587087524172986</text:p>
              </table:table-cell>
              <table:table-cell office:value-type="float" office:value="0.0721606357574529">
                <text:p>0.0721606357574529</text:p>
              </table:table-cell>
              <table:table-cell office:value-type="float" office:value="0.00877006239290326">
                <text:p>0.00877006239290326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719286415741575">
                <text:p>0.0719286415741575</text:p>
              </table:table-cell>
              <table:table-cell office:value-type="float" office:value="0.0734575158226359">
                <text:p>0.0734575158226359</text:p>
              </table:table-cell>
              <table:table-cell office:value-type="float" office:value="0.0640518580263536">
                <text:p>0.0640518580263536</text:p>
              </table:table-cell>
              <table:table-cell office:value-type="float" office:value="0.0683108556305693">
                <text:p>0.068310855630569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90991043992596">
                <text:p>0.00290991043992596</text:p>
              </table:table-cell>
              <table:table-cell office:value-type="float" office:value="0.00313091077004517">
                <text:p>0.00313091077004517</text:p>
              </table:table-cell>
              <table:table-cell office:value-type="float" office:value="0.00176848211311099">
                <text:p>0.00176848211311099</text:p>
              </table:table-cell>
              <table:table-cell office:value-type="float" office:value="0.00429947975982864">
                <text:p>0.0042994797598286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883985234731267">
                <text:p>0.000883985234731267</text:p>
              </table:table-cell>
              <table:table-cell office:value-type="float" office:value="0.00154192086729465">
                <text:p>0.00154192086729465</text:p>
              </table:table-cell>
              <table:table-cell office:value-type="float" office:value="0.00739011699530608">
                <text:p>0.00739011699530608</text:p>
              </table:table-cell>
              <table:table-cell office:value-type="float" office:value="0.00217301299109292">
                <text:p>0.0021730129910929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78076110223606">
                <text:p>0.0478076110223606</text:p>
              </table:table-cell>
              <table:table-cell office:value-type="float" office:value="0.0613444362001089">
                <text:p>0.0613444362001089</text:p>
              </table:table-cell>
              <table:table-cell office:value-type="float" office:value="0.0345617034566251">
                <text:p>0.0345617034566251</text:p>
              </table:table-cell>
              <table:table-cell office:value-type="float" office:value="0.0531482449238167">
                <text:p>0.053148244923816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318189429286461">
                <text:p>0.0318189429286461</text:p>
              </table:table-cell>
              <table:table-cell office:value-type="float" office:value="0.0294533122844656">
                <text:p>0.0294533122844656</text:p>
              </table:table-cell>
              <table:table-cell office:value-type="float" office:value="0.0249500597331284">
                <text:p>0.0249500597331284</text:p>
              </table:table-cell>
              <table:table-cell office:value-type="float" office:value="0.0267820690104629">
                <text:p>0.02678206901046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639320447664605">
                <text:p>0.0639320447664605</text:p>
              </table:table-cell>
              <table:table-cell office:value-type="float" office:value="0.0631304479751417">
                <text:p>0.0631304479751417</text:p>
              </table:table-cell>
              <table:table-cell office:value-type="float" office:value="0.0675309301377478">
                <text:p>0.0675309301377478</text:p>
              </table:table-cell>
              <table:table-cell office:value-type="float" office:value="0.0685555483413967">
                <text:p>0.0685555483413967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452552167951161">
                <text:p>0.00000452552167951161</text:p>
              </table:table-cell>
              <table:table-cell office:value-type="float" office:value="0.0000527780539498604">
                <text:p>0.0000527780539498604</text:p>
              </table:table-cell>
              <table:table-cell office:value-type="float" office:value="0">
                <text:p>0</text:p>
              </table:table-cell>
              <table:table-cell office:value-type="float" office:value="0.00160688481037006">
                <text:p>0.0016068848103700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51057689841863">
                <text:p>0.0551057689841863</text:p>
              </table:table-cell>
              <table:table-cell office:value-type="float" office:value="0.0539408109612183">
                <text:p>0.0539408109612183</text:p>
              </table:table-cell>
              <table:table-cell office:value-type="float" office:value="0.072670907060753">
                <text:p>0.072670907060753</text:p>
              </table:table-cell>
              <table:table-cell office:value-type="float" office:value="0.0852872575571993">
                <text:p>0.085287257557199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96074713345914">
                <text:p>0.0296074713345914</text:p>
              </table:table-cell>
              <table:table-cell office:value-type="float" office:value="0.0254352564809962">
                <text:p>0.0254352564809962</text:p>
              </table:table-cell>
              <table:table-cell office:value-type="float" office:value="0.0143296292730924">
                <text:p>0.0143296292730924</text:p>
              </table:table-cell>
              <table:table-cell office:value-type="float" office:value="0.0244954695849935">
                <text:p>0.024495469584993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104268019495947">
                <text:p>0.0104268019495947</text:p>
              </table:table-cell>
              <table:table-cell office:value-type="float" office:value="0.00775940641269754">
                <text:p>0.00775940641269754</text:p>
              </table:table-cell>
              <table:table-cell office:value-type="float" office:value="0.00083755028961584">
                <text:p>0.00083755028961584</text:p>
              </table:table-cell>
              <table:table-cell office:value-type="float" office:value="0.00542419511318297">
                <text:p>0.0054241951131829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77078383543996">
                <text:p>0.0677078383543996</text:p>
              </table:table-cell>
              <table:table-cell office:value-type="float" office:value="0.0649886727606997">
                <text:p>0.0649886727606997</text:p>
              </table:table-cell>
              <table:table-cell office:value-type="float" office:value="0.0548706344132911">
                <text:p>0.0548706344132911</text:p>
              </table:table-cell>
              <table:table-cell office:value-type="float" office:value="0.0624310308582439">
                <text:p>0.062431030858243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83564964617963">
                <text:p>0.0683564964617963</text:p>
              </table:table-cell>
              <table:table-cell office:value-type="float" office:value="0.0715033309389872">
                <text:p>0.0715033309389872</text:p>
              </table:table-cell>
              <table:table-cell office:value-type="float" office:value="0.0591718410979007">
                <text:p>0.0591718410979007</text:p>
              </table:table-cell>
              <table:table-cell office:value-type="float" office:value="0.0675260057108509">
                <text:p>0.067526005710850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65292718284767">
                <text:p>0.065292718284767</text:p>
              </table:table-cell>
              <table:table-cell office:value-type="float" office:value="0.0571208557308555">
                <text:p>0.0571208557308555</text:p>
              </table:table-cell>
              <table:table-cell office:value-type="float" office:value="0.090291403619832">
                <text:p>0.090291403619832</text:p>
              </table:table-cell>
              <table:table-cell office:value-type="float" office:value="0.0448039894533151">
                <text:p>0.044803989453315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81742838739069">
                <text:p>0.0381742838739069</text:p>
              </table:table-cell>
              <table:table-cell office:value-type="float" office:value="0.0362481375086341">
                <text:p>0.0362481375086341</text:p>
              </table:table-cell>
              <table:table-cell office:value-type="float" office:value="0.0279706529121508">
                <text:p>0.0279706529121508</text:p>
              </table:table-cell>
              <table:table-cell office:value-type="float" office:value="0.0373467938160808">
                <text:p>0.0373467938160808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102638831691323">
                <text:p>0.0102638831691323</text:p>
              </table:table-cell>
              <table:table-cell office:value-type="float" office:value="0.0138390859691335">
                <text:p>0.0138390859691335</text:p>
              </table:table-cell>
              <table:table-cell office:value-type="float" office:value="0.00929667512941438">
                <text:p>0.00929667512941438</text:p>
              </table:table-cell>
              <table:table-cell office:value-type="float" office:value="0.00942050684513069">
                <text:p>0.00942050684513069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66388347083377">
                <text:p>0.00166388347083377</text:p>
              </table:table-cell>
              <table:table-cell office:value-type="float" office:value="0.000805639684286419">
                <text:p>0.000805639684286419</text:p>
              </table:table-cell>
              <table:table-cell office:value-type="float" office:value="0.0223238427233161">
                <text:p>0.0223238427233161</text:p>
              </table:table-cell>
              <table:table-cell office:value-type="float" office:value="0.00134683379642545">
                <text:p>0.00134683379642545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880515668110308">
                <text:p>0.00880515668110308</text:p>
              </table:table-cell>
              <table:table-cell office:value-type="float" office:value="0.0050980927809036">
                <text:p>0.0050980927809036</text:p>
              </table:table-cell>
              <table:table-cell office:value-type="float" office:value="0.00101344472278993">
                <text:p>0.00101344472278993</text:p>
              </table:table-cell>
              <table:table-cell office:value-type="float" office:value="0.00212836827293119">
                <text:p>0.0021283682729311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57049631396259">
                <text:p>0.00257049631396259</text:p>
              </table:table-cell>
              <table:table-cell office:value-type="float" office:value="0.00353266776300066">
                <text:p>0.00353266776300066</text:p>
              </table:table-cell>
              <table:table-cell office:value-type="float" office:value="0.0195236166557167">
                <text:p>0.0195236166557167</text:p>
              </table:table-cell>
              <table:table-cell office:value-type="float" office:value="0.00882673371879694">
                <text:p>0.0088267337187969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26412905581024">
                <text:p>0.00126412905581024</text:p>
              </table:table-cell>
              <table:table-cell office:value-type="float" office:value="0.00164310410996493">
                <text:p>0.00164310410996493</text:p>
              </table:table-cell>
              <table:table-cell office:value-type="float" office:value="0.000558625636757811">
                <text:p>0.000558625636757811</text:p>
              </table:table-cell>
              <table:table-cell office:value-type="float" office:value="0.00375888374227727">
                <text:p>0.00375888374227727</text:p>
              </table:table-cell>
            </table:table-row>
            <table:table-row>
              <table:table-cell office:value-type="string">
                <text:p>dot</text:p>
              </table:table-cell>
              <table:table-cell office:value-type="float" office:value="0.0150986488300772">
                <text:p>0.0150986488300772</text:p>
              </table:table-cell>
              <table:table-cell office:value-type="float" office:value="0.0122259238391425">
                <text:p>0.0122259238391425</text:p>
              </table:table-cell>
              <table:table-cell office:value-type="float" office:value="0.00906499576566869">
                <text:p>0.00906499576566869</text:p>
              </table:table-cell>
              <table:table-cell office:value-type="float" office:value="0.0117701321959846">
                <text:p>0.0117701321959846</text:p>
              </table:table-cell>
            </table:table-row>
            <table:table-row>
              <table:table-cell office:value-type="string">
                <text:p>coma</text:p>
              </table:table-cell>
              <table:table-cell office:value-type="float" office:value="0.00895449889652696">
                <text:p>0.00895449889652696</text:p>
              </table:table-cell>
              <table:table-cell office:value-type="float" office:value="0.0121729028482354">
                <text:p>0.0121729028482354</text:p>
              </table:table-cell>
              <table:table-cell office:value-type="float" office:value="0.0213344642628204">
                <text:p>0.0213344642628204</text:p>
              </table:table-cell>
              <table:table-cell office:value-type="float" office:value="0.0120266727406453">
                <text:p>0.0120266727406453</text:p>
              </table:table-cell>
            </table:table-row>
            <table:table-row>
              <table:table-cell office:value-type="string">
                <text:p>plus</text:p>
              </table:table-cell>
              <table:table-cell office:value-type="float" office:value="0.00179964912121912">
                <text:p>0.00179964912121912</text:p>
              </table:table-cell>
              <table:table-cell office:value-type="float" office:value="0.0000356509984678573">
                <text:p>0.0000356509984678573</text:p>
              </table:table-cell>
              <table:table-cell office:value-type="float" office:value="0.000000110904434535996">
                <text:p>0.000000110904434535996</text:p>
              </table:table-cell>
              <table:table-cell office:value-type="float" office:value="0.0000258409544510922">
                <text:p>0.0000258409544510922</text:p>
              </table:table-cell>
            </table:table-row>
            <table:table-row>
              <table:table-cell office:value-type="string">
                <text:p>minus</text:p>
              </table:table-cell>
              <table:table-cell office:value-type="float" office:value="0.0265301165925235">
                <text:p>0.0265301165925235</text:p>
              </table:table-cell>
              <table:table-cell office:value-type="float" office:value="0.00306361723290311">
                <text:p>0.00306361723290311</text:p>
              </table:table-cell>
              <table:table-cell office:value-type="float" office:value="0.00204607591275459">
                <text:p>0.00204607591275459</text:p>
              </table:table-cell>
              <table:table-cell office:value-type="float" office:value="0.00157910984737829">
                <text:p>0.00157910984737829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858340611880701">
                <text:p>0.000858340611880701</text:p>
              </table:table-cell>
              <table:table-cell office:value-type="float" office:value="0.00000176129293963861">
                <text:p>0.00000176129293963861</text:p>
              </table:table-cell>
              <table:table-cell office:value-type="float" office:value="0.000000221808869071992">
                <text:p>0.000000221808869071992</text:p>
              </table:table-cell>
              <table:table-cell office:value-type="float" office:value="0.00000256784327249847">
                <text:p>0.00000256784327249847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639757914760291">
                <text:p>0.00639757914760291</text:p>
              </table:table-cell>
              <table:table-cell office:value-type="float" office:value="0.00930351371260691">
                <text:p>0.00930351371260691</text:p>
              </table:table-cell>
              <table:table-cell office:value-type="float" office:value="0">
                <text:p>0</text:p>
              </table:table-cell>
              <table:table-cell office:value-type="float" office:value="0.0000465949788750197">
                <text:p>0.0000465949788750197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04464125435393">
                <text:p>0.0104464125435393</text:p>
              </table:table-cell>
              <table:table-cell office:value-type="float" office:value="0.0137936567581387">
                <text:p>0.0137936567581387</text:p>
              </table:table-cell>
              <table:table-cell office:value-type="float" office:value="0">
                <text:p>0</text:p>
              </table:table-cell>
              <table:table-cell office:value-type="float" office:value="0.018563751625522">
                <text:p>0.018563751625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